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quot;docs-Open Sans&quot;" svg:font-family="'&quot;docs-Open Sans&quot;'"/>
    <style:font-face style:name="Arial" svg:font-family="Arial"/>
    <style:font-face style:name="Cambria" svg:font-family="Cambria"/>
    <style:font-face style:name="Inherit" svg:font-family="Inherit"/>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52mm"/>
    </style:style>
    <style:style style:name="co2" style:family="table-column">
      <style:table-column-properties fo:break-before="auto" style:column-width="72.25mm"/>
    </style:style>
    <style:style style:name="co3" style:family="table-column">
      <style:table-column-properties fo:break-before="auto" style:column-width="28.28mm"/>
    </style:style>
    <style:style style:name="co4" style:family="table-column">
      <style:table-column-properties fo:break-before="auto" style:column-width="88.19mm"/>
    </style:style>
    <style:style style:name="co5" style:family="table-column">
      <style:table-column-properties fo:break-before="auto" style:column-width="79.23mm"/>
    </style:style>
    <style:style style:name="co6" style:family="table-column">
      <style:table-column-properties fo:break-before="auto" style:column-width="94.35mm"/>
    </style:style>
    <style:style style:name="co7" style:family="table-column">
      <style:table-column-properties fo:break-before="auto" style:column-width="46.48mm"/>
    </style:style>
    <style:style style:name="co8" style:family="table-column">
      <style:table-column-properties fo:break-before="auto" style:column-width="60.18mm"/>
    </style:style>
    <style:style style:name="co9" style:family="table-column">
      <style:table-column-properties fo:break-before="auto" style:column-width="96.87mm"/>
    </style:style>
    <style:style style:name="co10" style:family="table-column">
      <style:table-column-properties fo:break-before="auto" style:column-width="114.51mm"/>
    </style:style>
    <style:style style:name="co11" style:family="table-column">
      <style:table-column-properties fo:break-before="auto" style:column-width="125.17mm"/>
    </style:style>
    <style:style style:name="co12" style:family="table-column">
      <style:table-column-properties fo:break-before="auto" style:column-width="83.71mm"/>
    </style:style>
    <style:style style:name="co13" style:family="table-column">
      <style:table-column-properties fo:break-before="auto" style:column-width="61.88mm"/>
    </style:style>
    <style:style style:name="co14" style:family="table-column">
      <style:table-column-properties fo:break-before="auto" style:column-width="41.43mm"/>
    </style:style>
    <style:style style:name="co15" style:family="table-column">
      <style:table-column-properties fo:break-before="auto" style:column-width="52.35mm"/>
    </style:style>
    <style:style style:name="co16" style:family="table-column">
      <style:table-column-properties fo:break-before="auto" style:column-width="98.57mm"/>
    </style:style>
    <style:style style:name="co17" style:family="table-column">
      <style:table-column-properties fo:break-before="auto" style:column-width="96.04mm"/>
    </style:style>
    <style:style style:name="co18" style:family="table-column">
      <style:table-column-properties fo:break-before="auto" style:column-width="62.14mm"/>
    </style:style>
    <style:style style:name="co19" style:family="table-column">
      <style:table-column-properties fo:break-before="auto" style:column-width="64.95mm"/>
    </style:style>
    <style:style style:name="ro1" style:family="table-row">
      <style:table-row-properties style:row-height="5.56mm" fo:break-before="auto" style:use-optimal-row-height="true"/>
    </style:style>
    <style:style style:name="ro2" style:family="table-row">
      <style:table-row-properties style:row-height="30.16mm" fo:break-before="auto" style:use-optimal-row-height="false"/>
    </style:style>
    <style:style style:name="ro3" style:family="table-row">
      <style:table-row-properties style:row-height="5.56mm" fo:break-before="auto" style:use-optimal-row-height="false"/>
    </style:style>
    <style:style style:name="ro4" style:family="table-row">
      <style:table-row-properties style:row-height="52.12mm" fo:break-before="auto" style:use-optimal-row-height="false"/>
    </style:style>
    <style:style style:name="ro5" style:family="table-row">
      <style:table-row-properties style:row-height="47.1mm" fo:break-before="auto" style:use-optimal-row-height="false"/>
    </style:style>
    <style:style style:name="ta1" style:family="table" style:master-page-name="PageStyle_5f_Съемники_20_жестких_20_датчиков">
      <style:table-properties table:display="true" style:writing-mode="lr-tb" tableooo:tab-color="#00ff00"/>
    </style:style>
    <style:style style:name="ta2" style:family="table" style:master-page-name="PageStyle_5f_Радиочастотные_20_системы">
      <style:table-properties table:display="true" style:writing-mode="lr-tb" tableooo:tab-color="#00ff00"/>
    </style:style>
    <style:style style:name="ta3" style:family="table" style:master-page-name="PageStyle_5f_Радиочастотные_20_датчики">
      <style:table-properties table:display="true" style:writing-mode="lr-tb" tableooo:tab-color="#0000ff"/>
    </style:style>
    <style:style style:name="ta4" style:family="table" style:master-page-name="PageStyle_5f_Радиочастотные_20_деактиваторы">
      <style:table-properties table:display="true" style:writing-mode="lr-tb" tableooo:tab-color="#00ff00"/>
    </style:style>
    <style:style style:name="ta5" style:family="table" style:master-page-name="PageStyle_5f_Радиочастотные_20_этикетки">
      <style:table-properties table:display="true" style:writing-mode="lr-tb" tableooo:tab-color="#0000ff"/>
    </style:style>
    <style:style style:name="ta6" style:family="table" style:master-page-name="PageStyle_5f_Акустомагнитные_20_системы_20_Sensormatiс">
      <style:table-properties table:display="true" style:writing-mode="lr-tb" tableooo:tab-color="#00ff00"/>
    </style:style>
    <style:style style:name="ta7" style:family="table" style:master-page-name="PageStyle_5f_Акустомагнитные_20_системы_20_из_20_Китая">
      <style:table-properties table:display="true" style:writing-mode="lr-tb" tableooo:tab-color="#00ff00"/>
    </style:style>
    <style:style style:name="ta8" style:family="table" style:master-page-name="PageStyle_5f_Акустомагнитные_20_датчики">
      <style:table-properties table:display="true" style:writing-mode="lr-tb" tableooo:tab-color="#0000ff"/>
    </style:style>
    <style:style style:name="ta9" style:family="table" style:master-page-name="PageStyle_5f_Акустомагнитные_20_этикетки">
      <style:table-properties table:display="true" style:writing-mode="lr-tb" tableooo:tab-color="#0000ff"/>
    </style:style>
    <style:style style:name="ta10" style:family="table" style:master-page-name="PageStyle_5f_Акустомагнитные_20_деактиваторы">
      <style:table-properties table:display="true" style:writing-mode="lr-tb" tableooo:tab-color="#00ff00"/>
    </style:style>
    <style:style style:name="ta11" style:family="table" style:master-page-name="PageStyle_5f_Стереосчётчики_20__28_Megacount_29_">
      <style:table-properties table:display="true" style:writing-mode="lr-tb" tableooo:tab-color="#00ff00"/>
    </style:style>
    <style:style style:name="ta12" style:family="table" style:master-page-name="PageStyle_5f_Проводной_20_счётчик_20_с_20_wi-fi_20__28_Megacount_29_">
      <style:table-properties table:display="true" style:writing-mode="lr-tb" tableooo:tab-color="#00ff00"/>
    </style:style>
    <style:style style:name="ta13" style:family="table" style:master-page-name="PageStyle_5f_Беспроводной_20_счётчик_20_с_20_wi-fi_28_Megacount_29_">
      <style:table-properties table:display="true" style:writing-mode="lr-tb" tableooo:tab-color="#00ff00"/>
    </style:style>
    <style:style style:name="ta14" style:family="table" style:master-page-name="PageStyle_5f_Счётчики_20_посетителей_20_SMcounter">
      <style:table-properties table:display="true" style:writing-mode="lr-tb" tableooo:tab-color="#00ff00"/>
    </style:style>
    <style:style style:name="ta15" style:family="table" style:master-page-name="PageStyle_5f_Обзорные_20_зеркала_20_для_20_помещений">
      <style:table-properties table:display="true" style:writing-mode="lr-tb" tableooo:tab-color="#00ff00"/>
    </style:style>
    <style:style style:name="ta16" style:family="table" style:master-page-name="PageStyle_5f_Сайферы">
      <style:table-properties table:display="true" style:writing-mode="lr-tb" tableooo:tab-color="#00ff00"/>
    </style:style>
    <style:style style:name="ce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4088b0" style:text-outline="false" style:text-line-through-style="none" style:text-line-through-type="none" style:font-name="&quot;docs-Open Sans&quot;" fo:font-size="14pt" fo:font-style="normal" fo:text-shadow="none" style:text-underline-style="solid" style:text-underline-width="auto" style:text-underline-color="font-color" fo:font-weight="normal" style:font-size-asian="14pt" style:font-style-asian="normal" style:font-weight-asian="normal" style:font-name-complex="&quot;docs-Open Sans&quot;" style:font-size-complex="14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4088b0" style:text-outline="false" style:text-line-through-style="none" style:text-line-through-type="none" style:font-name="&quot;Open Sans&quot;" fo:font-size="14pt" fo:font-style="normal" fo:text-shadow="none" style:text-underline-style="solid" style:text-underline-width="auto" style:text-underline-color="font-color" fo:font-weight="normal" style:font-size-asian="14pt" style:font-style-asian="normal" style:font-weight-asian="normal" style:font-name-complex="&quot;Open Sans&quot;" style:font-size-complex="14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4088b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4088b0" style:text-outline="false" style:text-line-through-style="none" style:text-line-through-type="none" style:font-name="&quot;Open Sans&quot;" fo:font-size="12pt" fo:font-style="normal" fo:text-shadow="none" style:text-underline-style="solid" style:text-underline-width="auto" style:text-underline-color="font-color" fo:font-weight="normal" style:font-size-asian="12pt" style:font-style-asian="normal" style:font-weight-asian="normal" style:font-name-complex="&quot;Open Sans&quot;"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4088b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4088b0" style:text-outline="false" style:text-line-through-style="none" style:text-line-through-type="none" style:font-name="&quot;Open Sans&quot;" fo:font-size="14pt" fo:font-style="normal" fo:text-shadow="none" style:text-underline-style="solid" style:text-underline-width="auto" style:text-underline-color="font-color" fo:font-weight="normal" style:font-size-asian="14pt" style:font-style-asian="normal" style:font-weight-asian="normal" style:font-name-complex="&quot;Open Sans&quot;" style:font-size-complex="14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4088b0" style:text-outline="false" style:text-line-through-style="none" style:text-line-through-type="none" style:font-name="&quot;Open Sans&quot;" fo:font-size="14pt" fo:font-style="normal" fo:text-shadow="none" style:text-underline-style="solid" style:text-underline-width="auto" style:text-underline-color="font-color" fo:font-weight="normal" style:font-size-asian="14pt" style:font-style-asian="normal" style:font-weight-asian="normal" style:font-name-complex="&quot;Open Sans&quot;" style:font-size-complex="14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4088b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4088b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2c5d78" style:text-outline="false" style:text-line-through-style="none" style:text-line-through-type="none" style:font-name="&quot;Open Sans&quot;" fo:font-size="14pt" fo:font-style="normal" fo:text-shadow="none" style:text-underline-style="solid" style:text-underline-width="auto" style:text-underline-color="font-color" fo:font-weight="normal" style:font-size-asian="14pt" style:font-style-asian="normal" style:font-weight-asian="normal" style:font-name-complex="&quot;Open Sans&quot;" style:font-size-complex="14pt" style:font-style-complex="normal" style:font-weight-complex="normal"/>
    </style:style>
    <style:style style:name="ce2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2c5d78" style:text-outline="false" style:text-line-through-style="none" style:text-line-through-type="none" style:font-name="&quot;Open Sans&quot;" fo:font-size="12pt" fo:font-style="normal" fo:text-shadow="none" style:text-underline-style="solid" style:text-underline-width="auto" style:text-underline-color="font-color" fo:font-weight="normal" style:font-size-asian="12pt" style:font-style-asian="normal" style:font-weight-asian="normal" style:font-name-complex="&quot;Open Sans&quot;" style:font-size-complex="12pt" style:font-style-complex="normal" style:font-weight-complex="normal"/>
    </style:style>
    <style:style style:name="ce28"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4088b0" style:text-outline="false" style:text-line-through-style="none" style:text-line-through-type="none" style:font-name="Inherit" fo:font-size="14pt" fo:font-style="normal" fo:text-shadow="none" style:text-underline-style="solid" style:text-underline-width="auto" style:text-underline-color="font-color" fo:font-weight="normal" style:font-size-asian="14pt" style:font-style-asian="normal" style:font-weight-asian="normal" style:font-name-complex="Inherit" style:font-size-complex="14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2c5d78" style:text-outline="false" style:text-line-through-style="none" style:text-line-through-type="none" style:font-name="&quot;Open Sans&quot;" fo:font-size="14pt" fo:font-style="normal" fo:text-shadow="none" style:text-underline-style="solid" style:text-underline-width="auto" style:text-underline-color="font-color" fo:font-weight="normal" style:font-size-asian="14pt" style:font-style-asian="normal" style:font-weight-asian="normal" style:font-name-complex="&quot;Open Sans&quot;" style:font-size-complex="14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Съемники жестких датчиков"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2" office:value-type="string" calcext:value-type="string">
            <text:p>С-043</text:p>
          </table:table-cell>
          <table:table-cell table:style-name="ce6" office:value-type="string" calcext:value-type="string">
            <text:p>Удалить позицию на сайте</text:p>
          </table:table-cell>
          <table:table-cell table:style-name="ce9" office:value-type="string" calcext:value-type="string">
            <text:p>Удалить позицию на сайте</text:p>
          </table:table-cell>
          <table:table-cell table:style-name="ce4"/>
          <table:table-cell table:style-name="ce11" office:value-type="string" calcext:value-type="string">
            <text:p>Съёмник Standart - магнитное усилие 4 500 GS.</text:p>
            <text:p/>
            <text:p>Данный товар отпускается только юридическим лицам</text:p>
          </table:table-cell>
          <table:table-cell table:style-name="ce15" office:value-type="string" calcext:value-type="string">
            <text:p>Съёмник Standart (для датчиков с гвоздиками) - недорогое, но эффективное съемное устройство для жестких датчиков типа Standart с магнитным усилием 4 500 GS. Съёмник крепятся к кассовому столу при помощи винтов, не требует питания от сети.</text:p>
            <text:p/>
            <text:p/>
            <text:p>НЕ подходит для:</text:p>
            <text:p/>
            <text:p>ракушка;</text:p>
            <text:p>беллтаг, юрта;</text:p>
            <text:p>датчиков с усиленным магнитным замком;</text:p>
            <text:p>датчиков с механическим замком Super Tag и Opti Tag.</text:p>
          </table:table-cell>
          <table:table-cell table:style-name="ce15" office:value-type="string" calcext:value-type="string">
            <text:p>Сила магнита: 4 500 GS</text:p>
            <text:p>Размер съёмника: 75*25 мм, вес 210 грамм.</text:p>
            <text:p>Упаковка: 100 шт / коробка</text:p>
            <text:p>Вес упаковки: 21,0 кг.</text:p>
            <text:p>Размеры упаковки: 42*26*23 см, объём 0,025 м3</text:p>
          </table:table-cell>
          <table:table-cell table:style-name="ce14" table:number-columns-repeated="21"/>
          <table:table-cell table:number-columns-repeated="996"/>
        </table:table-row>
        <table:table-row table:style-name="ro1">
          <table:table-cell table:style-name="ce2" office:value-type="string" calcext:value-type="string">
            <text:p>С-044</text:p>
          </table:table-cell>
          <table:table-cell table:style-name="ce6" office:value-type="string" calcext:value-type="string">
            <text:p>Съёмник универсальный Golf</text:p>
          </table:table-cell>
          <table:table-cell table:style-name="ce10" office:value-type="string" calcext:value-type="string">
            <text:p><text:a xlink:href="https://www.axioma.pro/catalog/syemniki_golf" xlink:type="simple">Съёмник универсальный Golf</text:a></text:p>
          </table:table-cell>
          <table:table-cell table:style-name="ce4" office:value-type="string" calcext:value-type="string">
            <text:p>удалить</text:p>
          </table:table-cell>
          <table:table-cell table:style-name="ce12" office:value-type="string" calcext:value-type="string">
            <text:p/>
            <text:p>Съёмник универсальный Golf - магнитное усилие 12 000GS</text:p>
          </table:table-cell>
          <table:table-cell table:style-name="ce13" office:value-type="string" calcext:value-type="string">
            <text:p>Съёмник универсальный Golf - для противокражных датчиков с магнитным усилием 12 000 GS, предназначен для снятия практически всех жестких датчиков радиочастотной и акустомагнитной технологии, имеющих для блокировки магнитный замок. Исполнение "Алюминий". Съёмник крепятся к кассовому столу при помощи винтов, не требует питания от сети.</text:p>
            <text:p/>
            <text:p>НЕ подходит для:</text:p>
            <text:p/>
            <text:p>датчиков с механическим замком Super Tag и Optical Tag;</text:p>
            <text:p>магнитных датчиков с супер-усиленным замком Checkpoint Super Lock;</text:p>
            <text:p>магнитных датчиков с супер-усиленным замком Sensormatic.</text:p>
          </table:table-cell>
          <table:table-cell table:style-name="ce15" office:value-type="string" calcext:value-type="string">
            <text:p>Сила магнита: 12 000 GS</text:p>
            <text:p>Размер съёмника: 75*35 мм, вес 400 грамм.</text:p>
            <text:p>Упаковка: 50 шт / коробка</text:p>
            <text:p>Вес упаковки: 20,0 кг.</text:p>
            <text:p>Размеры упаковки: 42*28*17 см, объём 0,020 м3</text:p>
          </table:table-cell>
          <table:table-cell table:style-name="ce14" table:number-columns-repeated="21"/>
          <table:table-cell table:number-columns-repeated="996"/>
        </table:table-row>
        <table:table-row table:style-name="ro1">
          <table:table-cell table:style-name="ce2" office:value-type="string" calcext:value-type="string">
            <text:p>С-045</text:p>
          </table:table-cell>
          <table:table-cell table:style-name="ce6" office:value-type="string" calcext:value-type="string">
            <text:p>Съёмник универсальный Super Lock (для всех видов <text:s/>датчиков)</text:p>
          </table:table-cell>
          <table:table-cell table:style-name="ce10" office:value-type="string" calcext:value-type="string">
            <text:p><text:a xlink:href="https://www.axioma.pro/catalog/super-lock" xlink:type="simple">Съёмник универсальный Super Lock (для всех видов датчиков)</text:a></text:p>
          </table:table-cell>
          <table:table-cell table:style-name="ce4" office:value-type="float" office:value="1600" calcext:value-type="float">
            <text:p>1600</text:p>
          </table:table-cell>
          <table:table-cell table:style-name="ce11" office:value-type="string" calcext:value-type="string">
            <text:p>Съёмник универсальный Super Lock (для всех видов датчиков) - <text:s/>магнитное усилие 12 000GS</text:p>
          </table:table-cell>
          <table:table-cell table:style-name="ce13" office:value-type="string" calcext:value-type="string">
            <text:p>Съёмник универсальный Super Lock (для всех видов датчиков) - для противокражных датчиков, с магнитным усилием 12 000 GS, предназначен для снятия практически всех жестких датчиков радиочастотной и акустомагнитной технологии, имеющих для блокировки магнитный замок. Исполнение "Алюминий". Съёмник крепятся к кассовому столу при помощи винтов, не требует питания от сети.</text:p>
            <text:p>НЕ подходит для датчиков с механическим замком:</text:p>
            <text:p/>
            <text:p>- Super Tag</text:p>
            <text:p>- Optical Tag</text:p>
          </table:table-cell>
          <table:table-cell table:style-name="ce15" office:value-type="string" calcext:value-type="string">
            <text:p>Сила магнита: 12 000 GS</text:p>
            <text:p>Размер съёмника: 75*39 мм, вес 389 грамм.</text:p>
            <text:p>Упаковка: 50 шт / коробка</text:p>
            <text:p>Вес упаковки: 20,0 кг.</text:p>
            <text:p>Размеры упаковки: 42*28*17 см, объём 0,020 м3</text:p>
          </table:table-cell>
          <table:table-cell table:style-name="ce14" table:number-columns-repeated="21"/>
          <table:table-cell table:number-columns-repeated="996"/>
        </table:table-row>
        <table:table-row table:style-name="ro1">
          <table:table-cell table:style-name="ce2" office:value-type="string" calcext:value-type="string">
            <text:p>С-046</text:p>
          </table:table-cell>
          <table:table-cell table:style-name="ce6" office:value-type="string" calcext:value-type="string">
            <text:p>Съемник механический MK-225 (Китай)</text:p>
          </table:table-cell>
          <table:table-cell table:style-name="ce10" office:value-type="string" calcext:value-type="string">
            <text:p><text:a xlink:href="https://www.axioma.pro/catalog/syemnik_mk_225" xlink:type="simple">Съемник механический MK-225 (Китай)</text:a></text:p>
          </table:table-cell>
          <table:table-cell table:style-name="ce4" office:value-type="float" office:value="3200" calcext:value-type="float">
            <text:p>3200</text:p>
          </table:table-cell>
          <table:table-cell table:style-name="ce13" office:value-type="string" calcext:value-type="string">
            <text:p>Съемник механический MK-225 (Китай) предназначен для снятия жестких датчиков типа SuperTag вручную. </text:p>
          </table:table-cell>
          <table:table-cell table:style-name="ce13" office:value-type="string" calcext:value-type="string">
            <text:p>Съемник механический MK-225 предназначен для снятия жестких датчиков типа SuperTag вручную. Модель компактна, имеет удобный угол наклона для работы, не требует электропитания, крепится на кассовом узле при помощи троса.</text:p>
          </table:table-cell>
          <table:table-cell table:style-name="ce15" office:value-type="string" calcext:value-type="string">
            <text:p>Размер: 185*90 мм</text:p>
            <text:p>Упаковка: 10 шт / коробка</text:p>
            <text:p>Вес упаковки: 5,7 кг.</text:p>
            <text:p>Размеры упаковки: 42*30*27 см, объём 0,034 м3</text:p>
          </table:table-cell>
          <table:table-cell table:style-name="ce14" table:number-columns-repeated="21"/>
          <table:table-cell table:number-columns-repeated="996"/>
        </table:table-row>
        <table:table-row table:style-name="ro1">
          <table:table-cell table:style-name="ce2" office:value-type="string" calcext:value-type="string">
            <text:p>С-047</text:p>
          </table:table-cell>
          <table:table-cell table:style-name="ce6" office:value-type="string" calcext:value-type="string">
            <text:p>Съемник механический Sensormatic MK-225</text:p>
          </table:table-cell>
          <table:table-cell table:style-name="ce10" office:value-type="string" calcext:value-type="string">
            <text:p>Съемник механический Sensormatic MK-225</text:p>
          </table:table-cell>
          <table:table-cell table:style-name="ce4" office:value-type="string" calcext:value-type="string">
            <text:p>по запросу</text:p>
          </table:table-cell>
          <table:table-cell table:style-name="ce11" office:value-type="string" calcext:value-type="string">
            <text:p>Съемник механический Sensormatic MK-225, предназначен для снятия жестких датчиков типа SuperTag вручную. </text:p>
          </table:table-cell>
          <table:table-cell table:style-name="ce13" office:value-type="string" calcext:value-type="string">
            <text:p>Съемник механический Sensormatic MK-225, предназначен для снятия жестких датчиков типа SuperTag вручную. Модель компактна, имеет удобный угол наклона для работы, не требует электропитания, крепится на кассовом узле при помощи троса.</text:p>
          </table:table-cell>
          <table:table-cell table:style-name="ce15" office:value-type="string" calcext:value-type="string">
            <text:p>Размер: 185*90 мм</text:p>
            <text:p>Упаковка: 10 шт / коробка</text:p>
            <text:p>Вес упаковки: 5,7 кг.</text:p>
            <text:p>Размеры упаковки: 42*30*27 см, объём 0,034 м3</text:p>
          </table:table-cell>
          <table:table-cell table:style-name="ce14" table:number-columns-repeated="21"/>
          <table:table-cell table:number-columns-repeated="996"/>
        </table:table-row>
        <table:table-row table:style-name="ro1">
          <table:table-cell table:style-name="ce2" office:value-type="string" calcext:value-type="string">
            <text:p>С-048</text:p>
          </table:table-cell>
          <table:table-cell table:style-name="ce6" office:value-type="string" calcext:value-type="string">
            <text:p>Автоматический съемник Power Detacher MK 395</text:p>
          </table:table-cell>
          <table:table-cell table:style-name="ce10" office:value-type="string" calcext:value-type="string">
            <text:p><text:a xlink:href="https://www.axioma.pro/catalog/mk-395" xlink:type="simple">Автоматический съемник Power Detacher MK 395</text:a></text:p>
          </table:table-cell>
          <table:table-cell table:style-name="ce4" office:value-type="string" calcext:value-type="string">
            <text:p>по запросу</text:p>
          </table:table-cell>
          <table:table-cell table:style-name="ce11" office:value-type="string" calcext:value-type="string">
            <text:p/>
            <text:p>Автоматический съемник Power Detacher MK 395 используется для снятия жестких датчиков Super Tag или Mini Super Tag в магазинах с большим потоком покупателей.</text:p>
          </table:table-cell>
          <table:table-cell table:style-name="ce13" office:value-type="string" calcext:value-type="string">
            <text:p>Автоматический съемник Power Detacher MK 395 используется для снятия жестких датчиков Super Tag или Mini Super Tag в магазинах с большим потоком покупателей. Датчик подносится к углублению Power Detacher MK 395 и съемное устройство автоматически отсоединяет крепежную иглу от датчика, что значительно ускоряет обслуживание покупателей.</text:p>
            <text:p/>
            <text:p>Съемник MK 395 имеет встроенную защиту для ограничения круга пользователей, для начала эксплуатации необходимо вести пароль. Модель интегрируется с POS терминалом, благодаря чему кассир может снять бирку только после того, как ввел данные о продаже в кассовую программу.</text:p>
          </table:table-cell>
          <table:table-cell table:style-name="ce15" office:value-type="string" calcext:value-type="string">
            <text:p>Работает с биркамиSuper Tag, Mini Super Tag</text:p>
            <text:p>Электропитаниетребуется</text:p>
          </table:table-cell>
          <table:table-cell table:style-name="ce14" table:number-columns-repeated="21"/>
          <table:table-cell table:number-columns-repeated="996"/>
        </table:table-row>
        <table:table-row table:style-name="ro1">
          <table:table-cell table:style-name="ce3" office:value-type="string" calcext:value-type="string">
            <text:p>С-049</text:p>
          </table:table-cell>
          <table:table-cell table:style-name="ce6" office:value-type="string" calcext:value-type="string">
            <text:p>Съёмник механический для датчиков Optical Tag</text:p>
          </table:table-cell>
          <table:table-cell table:style-name="ce10" office:value-type="string" calcext:value-type="string">
            <text:p><text:a xlink:href="https://www.axioma.pro/catalog/deactivator_optical_tag" xlink:type="simple">Съёмник механический для датчиков Optical Tag</text:a></text:p>
          </table:table-cell>
          <table:table-cell table:style-name="ce4" office:value-type="float" office:value="700" calcext:value-type="float">
            <text:p>700</text:p>
          </table:table-cell>
          <table:table-cell table:style-name="ce11" office:value-type="string" calcext:value-type="string">
            <text:p>Съёмник <text:s/>для датчиков Optical Tag - предназначен для снятия жестких датчиков для очков. </text:p>
          </table:table-cell>
          <table:table-cell table:style-name="ce13" office:value-type="string" calcext:value-type="string">
            <text:p>Съёмник механический для датчиков Optical Tag - предназначен для снятия жестких датчиков для очков. Представляет из себя отвертку со специальным разъемом, соответствующим замку датчика. Рукоятка изготовлена из пластмассы чёрного цвета.</text:p>
          </table:table-cell>
          <table:table-cell table:style-name="ce15" office:value-type="string" calcext:value-type="string">
            <text:p>Размер: 95*15 мм.</text:p>
            <text:p>Цвет: черный</text:p>
            <text:p>Упаковка: продажа по штучно</text:p>
          </table:table-cell>
          <table:table-cell table:style-name="ce14" table:number-columns-repeated="21"/>
          <table:table-cell table:number-columns-repeated="996"/>
        </table:table-row>
        <table:table-row table:style-name="ro1" table:number-rows-repeated="4">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Радиочастотные системы" table:style-name="ta2">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9"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2"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8"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2" office:value-type="string" calcext:value-type="string">
            <text:p>Р-01</text:p>
          </table:table-cell>
          <table:table-cell table:style-name="ce6" office:value-type="string" calcext:value-type="string">
            <text:p>Радиочастотная система RF-600</text:p>
          </table:table-cell>
          <table:table-cell table:style-name="ce2" office:value-type="string" calcext:value-type="string">
            <text:p><text:a xlink:href="https://www.axioma.pro/catalog/rf600" xlink:type="simple">Радиочастотная система RF-600</text:a></text:p>
          </table:table-cell>
          <table:table-cell table:style-name="ce4" office:value-type="float" office:value="38000" calcext:value-type="float">
            <text:p>38000</text:p>
          </table:table-cell>
          <table:table-cell table:style-name="ce11" office:value-type="string" calcext:value-type="string">
            <text:p>Защита входных групп от 1 до 1,6 метров</text:p>
            <text:p>Комплектация: 2 антенны + блок питания.</text:p>
            <text:p>Прочный корпуc с возможностью размещения рекламы. </text:p>
            <text:p>Электроника Inomatic (Германия/Индонезия)</text:p>
            <text:p/>
            <text:p/>
          </table:table-cell>
          <table:table-cell table:style-name="ce14" office:value-type="string" calcext:value-type="string">
            <text:p>Комплектация: 2 антенны + блок питания. Электроника произведена Компанией Inomatic (Германия/Индонезия). Система создана специально для защиты стандартных проходов шириной от 1 до 1,6 метра при минимальных затратах на оборудование.</text:p>
            <text:p>Корпус систем создан для защиты различных магазинов с большим потоком покупателей. Несмотря на низкую стоимость, системы обеспечивает надежную и бесперебойную работу, благодаря отсутствию мертвых зон, и ложных срабатываний.</text:p>
            <text:p/>
            <text:p>Преимущества:</text:p>
            <text:p/>
            <text:p>высокая устойчивость систем к помехам</text:p>
            <text:p>высокая вероятность обнаружения (до 99 %)</text:p>
            <text:p>относительно низкая стоимость противокражных антенн и комплектующих элементов.</text:p>
            <text:p/>
          </table:table-cell>
          <table:table-cell table:style-name="ce14" office:value-type="string" calcext:value-type="string">
            <text:p>Технические характеристики</text:p>
            <text:p>Тип: радиочастотная система</text:p>
            <text:p>Корпус: алюминиевый каркас, акриловые панели c металлическим основанием.</text:p>
            <text:p>Цвет: серый.</text:p>
            <text:p>Габаритные размеры антенны: 152 х 40 x 4 см</text:p>
            <text:p>Рабочая частота: 8.2 МГц</text:p>
            <text:p>Электропитание: 24 В постоянного тока или 18 В переменного тока</text:p>
            <text:p>Рабочая температура: 0-50 грд</text:p>
            <text:p>Вес одной стойки: 8 кг.</text:p>
            <text:p>Варианты расстановки антенн:</text:p>
            <text:p/>
            <text:p>Dual (две стойки), см: 20 + 150 + 20</text:p>
            <text:p>Split (три стойки), см: 20 + 130 + 130 + 20</text:p>
            <text:p>Quad (четыре стойки), см: 20 + 120 + 120 + 120 + 20</text:p>
            <text:p>Детекция (две антенны):</text:p>
            <text:p/>
            <text:p>Этикетка РЧ (4х4):130 см</text:p>
            <text:p>Mini Tag (Mini Square): 140см.</text:p>
            <text:p>Midi Golf Tag (54 мм.): 160см.</text:p>
            <text:p/>
            <text:p>*В условиях конкретного объекта ширина детектирования может меняться, в зависимости от помех на объекте.</text:p>
            <text:p/>
          </table:table-cell>
          <table:table-cell table:style-name="ce14" table:number-columns-repeated="21"/>
          <table:table-cell table:number-columns-repeated="996"/>
        </table:table-row>
        <table:table-row table:style-name="ro1">
          <table:table-cell table:style-name="ce2" office:value-type="string" calcext:value-type="string">
            <text:p>Р-02</text:p>
          </table:table-cell>
          <table:table-cell table:style-name="ce6" office:value-type="string" calcext:value-type="string">
            <text:p>Радиочастотная система RF-550</text:p>
          </table:table-cell>
          <table:table-cell table:style-name="ce2" office:value-type="string" calcext:value-type="string">
            <text:p><text:a xlink:href="https://www.axioma.pro/catalog/rf550" xlink:type="simple">Радиочастотная система RF-550</text:a></text:p>
          </table:table-cell>
          <table:table-cell table:style-name="ce4" office:value-type="float" office:value="35000" calcext:value-type="float">
            <text:p>35000</text:p>
          </table:table-cell>
          <table:table-cell table:style-name="ce12" office:value-type="string" calcext:value-type="string">
            <text:p>Защита входных групп от 1 до 1,5 метров</text:p>
            <text:p>Комплектация: 2 антенны + блок питания.</text:p>
            <text:p>Прочный корпус. </text:p>
            <text:p>Электроника Inomatic (Германия/Индонезия)</text:p>
            <text:p/>
            <text:p/>
          </table:table-cell>
          <table:table-cell table:style-name="ce19" office:value-type="string" calcext:value-type="string">
            <text:p>Комплектация: 2 антенны + блок питания + сет. кабель. Популярная модель противокражных РЧ систем бюджетного класса - создана на основе электроники Lucatron (Индонезия). Системы созданы специально для защиты стандартных проходов шириной от 1 до 1,5 метра при минимальных затратах на оборудование.</text:p>
            <text:p/>
            <text:p>Корпус систем специально создан для защиты различных магазинов с большим потоком покупателей. Несмотря на низкую стоимость, все системы обеспечивает надежную и бесперебойную работу, благодаря отсутствию мертвых зон, и ложных срабатываний.</text:p>
            <text:p/>
            <text:p>Преимущества:</text:p>
            <text:p/>
            <text:p/>
            <text:p>- высокая устойчивость систем к помехам</text:p>
            <text:p>- высокая вероятность обнаружения (до 99 %)</text:p>
            <text:p>- полая конструкция системы не препятствует обзору</text:p>
            <text:p>- яркая световая индикация работы и тревоги</text:p>
            <text:p>- относительно низкая стоимость противокражных антенн и комплектующих элементов</text:p>
          </table:table-cell>
          <table:table-cell table:style-name="ce15" office:value-type="string" calcext:value-type="string">
            <text:p>Технические характеристики</text:p>
            <text:p>Тип: радиочастотная система</text:p>
            <text:p>Корпус: алюминиевый каркас, акриловые панели c металлическим основанием.</text:p>
            <text:p>Цвет: серый.</text:p>
            <text:p>Габаритные размеры антенны: 152 х 40 x 4 см</text:p>
            <text:p>Рабочая частота: 8.2 МГц</text:p>
            <text:p>Электропитание: 24 В постоянного тока или 18 В переменного тока</text:p>
            <text:p>Рабочая температура: 0-50 грд</text:p>
            <text:p>Вес одной стойки: 8 кг.</text:p>
            <text:p>Варианты расстановки антенн:</text:p>
            <text:p/>
            <text:p>Dual (две стойки), см: 20 + 140 + 20</text:p>
            <text:p>Split (три стойки), см: 20 + 130 + 130 + 20</text:p>
            <text:p>Quad (четыре стойки), см: 20 + 120 + 120 + 120 + 20</text:p>
            <text:p>Детекция (две антенны):</text:p>
            <text:p/>
            <text:p>Этикетка РЧ (4х4):120 см</text:p>
            <text:p>Mini Tag (Mini Square): 130см.</text:p>
            <text:p>Midi Golf Tag (54 мм.): 150см.</text:p>
            <text:p/>
            <text:p>*В условиях конкретного объекта ширина детектирования может меняться, в зависимости от помех на объекте.</text:p>
            <text:p/>
            <text:p/>
          </table:table-cell>
          <table:table-cell table:style-name="ce14" table:number-columns-repeated="21"/>
          <table:table-cell table:number-columns-repeated="996"/>
        </table:table-row>
        <table:table-row table:style-name="ro1">
          <table:table-cell table:style-name="ce2" office:value-type="string" calcext:value-type="string">
            <text:p>Р-03</text:p>
          </table:table-cell>
          <table:table-cell table:style-name="ce6" office:value-type="string" calcext:value-type="string">
            <text:p>Checkpoint Evolve P10</text:p>
          </table:table-cell>
          <table:table-cell table:style-name="ce17" office:value-type="string" calcext:value-type="string">
            <text:p><text:a xlink:href="https://www.axioma.pro/catalog/evolve_p10" xlink:type="simple">Checkpoint Evolve P10</text:a></text:p>
          </table:table-cell>
          <table:table-cell table:style-name="ce4" office:value-type="string" calcext:value-type="string">
            <text:p>по запросу</text:p>
          </table:table-cell>
          <table:table-cell table:style-name="ce11" office:value-type="string" calcext:value-type="string">
            <text:p>Антенна Evolve P10 новейшая разработка 4-го поколения. </text:p>
            <text:p>Цифровая радиочастота 8,2 МГц.</text:p>
            <text:p>Защищает проход шириной до 2,3 м. </text:p>
            <text:p>Высокие рабочие характеристики и возможность встроенной системы подсчета посетителей.</text:p>
            <text:p>Каждая из антенн совместима с RFID</text:p>
            <text:p>Детекция в обе стороны:</text:p>
            <text:p>этикетка 40х40 мм – до 100 см.</text:p>
            <text:p>датчик    40х50 мм – до 120 см </text:p>
            <text:p/>
            <text:p/>
            <text:p/>
          </table:table-cell>
          <table:table-cell table:style-name="ce13" office:value-type="string" calcext:value-type="string">
            <text:p>Новейшая разработка 4-го поколения. Антенна Evolve P10 своей формой похожа на Trend 3G.</text:p>
            <text:p/>
            <text:p>Описание</text:p>
            <text:p>Новейшая разработка 4-го поколения. Антенна Evolve P10 своей формой похожа на Trend 3G.</text:p>
            <text:p/>
            <text:p>Защищает проход шириной до 2,3 м. Высокие рабочие характеристики и возможность постепенного совершенствования конструкции для поддержки встроенной системы подсчета посетителей, умной системы менеджмента тревог (SAM), соответствующий контроль с помощью программ CheckPro Manager или Compliance Manager раскрывают революционную сторону этих систем нового поколения.</text:p>
            <text:p/>
            <text:p>Система Evolve P10 была разработана для работы в самых «жестких» условиях, таких как супермаркеты, магазины, специализирующиеся на товарах для дома, ремонта, строительства, обустройства сада, огорода. Р10 защищает ширину прохода до 2,3 м.</text:p>
          </table:table-cell>
          <table:table-cell table:style-name="ce15" office:value-type="string" calcext:value-type="string">
            <text:p/>
            <text:p>Технические характеристики</text:p>
            <text:p/>
            <text:p>Технология</text:p>
            <text:p>Цифровая радиочастота8,2 МГц.</text:p>
            <text:p>Испытание на прочность и механическое воздействие</text:p>
            <text:p>Предназначена для использования в самых трудных условиях эксплуатации.</text:p>
            <text:p>Прозрачный логотип Checkpoint</text:p>
            <text:p>Подсветка прозрачного логотипа Checkpoint позволяет определить, что система активна.</text:p>
            <text:p>Опция RFID</text:p>
            <text:p>Каждая из антенн совместима с RFID и предусматривает возможность модернизации.</text:p>
            <text:p>Сбор данных</text:p>
            <text:p>Возможность сбора данных из одной центральной точки, так как все устройства могут быть связанны в сеть.</text:p>
            <text:p>Материал</text:p>
            <text:p>Глянцевый пластик, нержавеющая сталь.</text:p>
            <text:p>Детекция в обе стороны-Этикетка 40х40 мм – до 100 см; датчик 40х50 мм – до 120 см.</text:p>
            <text:p>Высота-170,9 см</text:p>
            <text:p>Ширина-50 см</text:p>
            <text:p>Глубина-11,55 см</text:p>
            <text:p>Вес-12 кг</text:p>
            <text:p>.</text:p>
          </table:table-cell>
          <table:table-cell table:style-name="ce14" table:number-columns-repeated="21"/>
          <table:table-cell table:number-columns-repeated="996"/>
        </table:table-row>
        <table:table-row table:style-name="ro1">
          <table:table-cell table:style-name="ce2" office:value-type="string" calcext:value-type="string">
            <text:p>Р-04</text:p>
          </table:table-cell>
          <table:table-cell table:style-name="ce6" office:value-type="string" calcext:value-type="string">
            <text:p>Checkpoint Trend</text:p>
          </table:table-cell>
          <table:table-cell table:style-name="ce17" office:value-type="string" calcext:value-type="string">
            <text:p><text:a xlink:href="https://www.axioma.pro/catalog/trend_checkpoint" xlink:type="simple">Checkpoint Trend</text:a></text:p>
          </table:table-cell>
          <table:table-cell table:style-name="ce4" office:value-type="string" calcext:value-type="string">
            <text:p>по запросу</text:p>
          </table:table-cell>
          <table:table-cell table:style-name="ce13" office:value-type="string" calcext:value-type="string">
            <text:p>Антенна Checkpoint Trend. </text:p>
            <text:p>Цифровая радиочастота 8,2 МГц.</text:p>
            <text:p>Защищает проход шириной до 1,8 м. </text:p>
            <text:p>Высокие рабочие характеристики и возможность встроенной системы подсчета посетителей.</text:p>
            <text:p>Каждая из антенн совместима с RFID</text:p>
            <text:p>Детекция в обе стороны:</text:p>
            <text:p>этикетка 40х40 мм – до 80 см.</text:p>
            <text:p>датчик    40х50 мм – до 85 см </text:p>
            <text:p/>
            <text:p/>
            <text:p/>
          </table:table-cell>
          <table:table-cell table:style-name="ce13" office:value-type="string" calcext:value-type="string">
            <text:p> Trend – это высококачественная и высокотехнологичная система. Trend – это отличный выбор для большинства требовательных продавцов розничной торговли.</text:p>
            <text:p/>
            <text:p>Описание</text:p>
            <text:p>Уникальная по своим характеристикам, полностью цифровая, с выходом в интернет антенна Trend прекрасно зарекомендовала себя для защиты как общего выхода, так и кассовой линии супер- и гипермаркетов.</text:p>
            <text:p/>
            <text:p>Особенно она функциональна, если использовать ее в качестве моно антенны. Она работает в обе стороны на 85 см.</text:p>
          </table:table-cell>
          <table:table-cell table:style-name="ce15" office:value-type="string" calcext:value-type="string">
            <text:p>Технические характеристики</text:p>
            <text:p/>
            <text:p>Технология</text:p>
            <text:p>Цифровая радиочастота 8,2МГц.</text:p>
            <text:p>Прочность и механическое воздействие</text:p>
            <text:p>Предназначена для использования в самых трудных условиях эксплуатации.</text:p>
            <text:p>Прозрачный логотип Checkpoint</text:p>
            <text:p>Подсветка прозрачного логотипа Checkpoint позволяет определить, что система активна.</text:p>
            <text:p>Опция RFID</text:p>
            <text:p>Каждая из антенн совместима с RFID и предусматривает возможность модернизации.</text:p>
            <text:p>Сбор данных</text:p>
            <text:p>Возможность сбора данных из одной центральной точки, так как все устройства могут быть связанны в сеть.</text:p>
            <text:p>Цвета</text:p>
            <text:p>Боковые профили: Серый; Основная рама: Светло-серый; Крышка сигнальной лампочки: Рубиновый</text:p>
            <text:p>Предлагаемые установочные значения и расстояния</text:p>
            <text:p>Согласно проведенным тестам антенны CheckpointSystemsPlus обеспечивают эффективную работу на расстоянии до 1,7м.</text:p>
            <text:p>Легкость доступа</text:p>
            <text:p>Под сдвигаемым логотипом Checkpoint находится окно доступа к интерфейсу антенны. С его помощью можно производить программирование антенны и ее синхронизацию с ПК или с КПК.</text:p>
            <text:p>Высота-170 см</text:p>
            <text:p>Ширина-50 см</text:p>
            <text:p>Глубина-11 см</text:p>
            <text:p>Вес-9 кг</text:p>
            <text:p/>
          </table:table-cell>
          <table:table-cell table:style-name="ce14" table:number-columns-repeated="21"/>
          <table:table-cell table:number-columns-repeated="996"/>
        </table:table-row>
        <table:table-row table:style-name="ro1">
          <table:table-cell table:style-name="ce2" office:value-type="string" calcext:value-type="string">
            <text:p>Р-05</text:p>
          </table:table-cell>
          <table:table-cell table:style-name="ce6" office:value-type="string" calcext:value-type="string">
            <text:p>Mono RF-700</text:p>
          </table:table-cell>
          <table:table-cell table:style-name="ce17" office:value-type="string" calcext:value-type="string">
            <text:p>Mono RF-700</text:p>
          </table:table-cell>
          <table:table-cell table:style-name="ce4" office:value-type="float" office:value="34700" calcext:value-type="float">
            <text:p>34700</text:p>
          </table:table-cell>
          <table:table-cell table:style-name="ce11" office:value-type="string" calcext:value-type="string">
            <text:p>Защита кассовых проходов и широких входных групп от 1,6 до 2  метров</text:p>
            <text:p>Комплектация: 1 антенны + блок питания.</text:p>
            <text:p>Прочный корпуc с возможностью размещения рекламы. </text:p>
            <text:p>Электроника Inomatic (Германия/Индонезия)</text:p>
            <text:p/>
            <text:p/>
          </table:table-cell>
          <table:table-cell table:style-name="ce20"/>
          <table:table-cell table:style-name="ce14" office:value-type="string" calcext:value-type="string">
            <text:p>Технические характеристики</text:p>
            <text:p>Тип: радиочастотная МОНО система</text:p>
            <text:p>Корпус: алюминиевый каркас, акриловые панели c металлическим основанием.</text:p>
            <text:p>Цвет: серый.</text:p>
            <text:p>Габаритные размеры антенны: 152 х 40 x 4 см</text:p>
            <text:p>Рабочая частота: 8.2 МГц</text:p>
            <text:p>Электропитание: 24 В постоянного тока или 18 В переменного тока</text:p>
            <text:p>Рабочая температура: 0-50 грд</text:p>
            <text:p>Вес одной стойки: 8 кг.</text:p>
            <text:p>Варианты расстановки антенн:</text:p>
            <text:p>Mono (одна антенна), см: 80+80</text:p>
            <text:p>Dual (две стойки), см: 80 + 160 + 80</text:p>
            <text:p>Split (три стойки), см: 80 + 160 + 160 + 80</text:p>
            <text:p>Quad (четыре стойки), см: 80 + 160 + 160 + 160 + 80</text:p>
            <text:p>Детекция (две МОНО антенны):</text:p>
            <text:p/>
            <text:p>Этикетка РЧ (4х4):150 см</text:p>
            <text:p>Mini Tag (Mini Square): 160см.</text:p>
            <text:p>Midi Golf Tag (54 мм.): 180см.</text:p>
            <text:p/>
            <text:p>*В условиях конкретного объекта ширина детектирования может меняться, в зависимости от помех на объекте.</text:p>
            <text:p/>
          </table:table-cell>
          <table:table-cell table:style-name="ce14" table:number-columns-repeated="21"/>
          <table:table-cell table:number-columns-repeated="996"/>
        </table:table-row>
        <table:table-row table:style-name="ro1" table:number-rows-repeated="4">
          <table:table-cell table:style-name="ce2"/>
          <table:table-cell table:style-name="ce6"/>
          <table:table-cell table:style-name="ce4" table:number-columns-repeated="2"/>
          <table:table-cell table:style-name="ce18"/>
          <table:table-cell table:style-name="ce20"/>
          <table:table-cell table:style-name="ce14" table:number-columns-repeated="22"/>
          <table:table-cell table:number-columns-repeated="996"/>
        </table:table-row>
        <table:table-row table:style-name="ro1" table:number-rows-repeated="3">
          <table:table-cell table:style-name="ce4"/>
          <table:table-cell table:style-name="ce6"/>
          <table:table-cell table:style-name="ce4" table:number-columns-repeated="2"/>
          <table:table-cell table:style-name="ce18"/>
          <table:table-cell table:style-name="ce20"/>
          <table:table-cell table:style-name="ce14" table:number-columns-repeated="22"/>
          <table:table-cell table:number-columns-repeated="996"/>
        </table:table-row>
        <table:table-row table:style-name="ro1" table:number-rows-repeated="988">
          <table:table-cell table:style-name="ce4"/>
          <table:table-cell table:style-name="ce6"/>
          <table:table-cell table:style-name="ce4" table:number-columns-repeated="2"/>
          <table:table-cell table:style-name="ce18"/>
          <table:table-cell table:style-name="ce14" table:number-columns-repeated="23"/>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Радиочастотные датчики" table:style-name="ta3">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2" office:value-type="string" calcext:value-type="string">
            <text:p>Артикул</text:p>
          </table:table-cell>
          <table:table-cell table:style-name="ce22" office:value-type="string" calcext:value-type="string">
            <text:p>name</text:p>
          </table:table-cell>
          <table:table-cell table:style-name="ce23"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5" office:value-type="string" calcext:value-type="string">
            <text:p>Описание</text:p>
          </table:table-cell>
          <table:table-cell table:style-name="ce15" office:value-type="string" calcext:value-type="string">
            <text:p>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office:value-type="string" calcext:value-type="string">
            <text:p>Расходники</text:p>
          </table:table-cell>
          <table:table-cell table:style-name="ce14" table:number-columns-repeated="18"/>
          <table:table-cell table:number-columns-repeated="996"/>
        </table:table-row>
        <table:table-row table:style-name="ro2">
          <table:table-cell table:style-name="ce2" office:value-type="string" calcext:value-type="string">
            <text:p>Р-06</text:p>
          </table:table-cell>
          <table:table-cell table:style-name="ce6" office:value-type="string" calcext:value-type="string">
            <text:p>Датчик радиочастотный Мidi Golf (гладкий), 53 мм.</text:p>
          </table:table-cell>
          <table:table-cell table:style-name="ce10" office:value-type="string" calcext:value-type="string">
            <text:p><text:a xlink:href="https://www.axioma.pro/catalog/datchik_belltag" xlink:type="simple">Датчик радиочастотный Мidi Golf (гладкий), 53 мм.</text:a></text:p>
          </table:table-cell>
          <table:table-cell table:style-name="ce4" office:value-type="float" office:value="4.6" calcext:value-type="float">
            <text:p>4,6</text:p>
          </table:table-cell>
          <table:table-cell table:style-name="ce11" office:value-type="string" calcext:value-type="string">
            <text:p>Датчик радиочастотный Мidi Golf (гладкий/черный), 53 мм. Упаковка: 1 000 шт / коробка</text:p>
            <text:p>Вес упаковки: 17,0 кг</text:p>
          </table:table-cell>
          <table:table-cell table:style-name="ce15" office:value-type="string" calcext:value-type="string">
            <text:p>Датчик может использоваться многократно, изготовлен из высокопрочного пластика с надежной защитой от взлома. Снятие датчика осуществляется на кассовом терминале с помощью универсального съемника. Датчик является многоразовым.</text:p>
          </table:table-cell>
          <table:table-cell table:style-name="ce15" office:value-type="string" calcext:value-type="string">
            <text:p>Частоты: 8.2 МГц</text:p>
            <text:p>Материал: пластик</text:p>
            <text:p>Цвет: чёрный.</text:p>
            <text:p>Размер: Ø53 мм</text:p>
            <text:p>Блокировка: магнитный замок</text:p>
            <text:p>Упаковка: 1 000 шт / коробка</text:p>
            <text:p>Вес упаковки: 17,0 кг</text:p>
            <text:p>Размер упаковки: 57*40*23,5 см., объём 0,054 м3</text:p>
            <text:p>Защищаемые товары</text:p>
            <text:p>Бельё, одежда из деликатных тканей, футболки, сорочки, кофты. обтекаемая форма датчика не мешает во время примерки.</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4">
          <table:table-cell table:style-name="ce3" office:value-type="string" calcext:value-type="string">
            <text:p>Р-06-5</text:p>
          </table:table-cell>
          <table:table-cell table:style-name="ce6" office:value-type="string" calcext:value-type="string">
            <text:p>Датчик радиочастотный Мidi Golf (канавки), 53 мм.</text:p>
          </table:table-cell>
          <table:table-cell table:style-name="ce10" office:value-type="string" calcext:value-type="string">
            <text:p>Датчик радиочастотный Мidi Golf (канавки), 53 мм.</text:p>
          </table:table-cell>
          <table:table-cell table:style-name="ce4" office:value-type="float" office:value="4.6" calcext:value-type="float">
            <text:p>4,6</text:p>
          </table:table-cell>
          <table:table-cell table:style-name="ce11" office:value-type="string" calcext:value-type="string">
            <text:p>Датчик радиочастотный Мidi Golf (гладкий/черный), 53 мм. Упаковка: 1 000 шт / коробка</text:p>
            <text:p>Вес упаковки: 17,0 кг</text:p>
          </table:table-cell>
          <table:table-cell table:style-name="ce15" office:value-type="string" calcext:value-type="string">
            <text:p>Датчик может использоваться многократно, изготовлен из высокопрочного пластика с надежной защитой от взлома. Снятие датчика осуществляется на кассовом терминале с помощью универсального съемника. Датчик является многоразовым.</text:p>
          </table:table-cell>
          <table:table-cell table:style-name="ce15" office:value-type="string" calcext:value-type="string">
            <text:p>Частоты: 8.2 МГц</text:p>
            <text:p>Материал: пластик</text:p>
            <text:p>Цвет: чёрный.</text:p>
            <text:p>Размер: Ø53 мм</text:p>
            <text:p>Блокировка: магнитный замок</text:p>
            <text:p>Упаковка: 1 000 шт / коробка</text:p>
            <text:p>Вес упаковки: 17,0 кг</text:p>
            <text:p>Размер упаковки: 57*40*23,5 см., объём 0,054 м3</text:p>
            <text:p>Защищаемые товары</text:p>
            <text:p>Бельё, одежда из деликатных тканей, футболки, сорочки, кофты. обтекаемая форма датчика не мешает во время примерки.</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Р-07</text:p>
          </table:table-cell>
          <table:table-cell table:style-name="ce6" office:value-type="string" calcext:value-type="string">
            <text:p>​Датчик радиочастотный Мini Golf (гладкий), 45 мм.</text:p>
          </table:table-cell>
          <table:table-cell table:style-name="ce10" office:value-type="string" calcext:value-type="string">
            <text:p><text:a xlink:href="https://www.axioma.pro/catalog/jestkiy_datchik_golftag" xlink:type="simple">​Датчик радиочастотный Мini Golf (гладкий), 45 мм.</text:a></text:p>
          </table:table-cell>
          <table:table-cell table:style-name="ce4" office:value-type="float" office:value="4.3" calcext:value-type="float">
            <text:p>4,3</text:p>
          </table:table-cell>
          <table:table-cell table:style-name="ce12" office:value-type="string" calcext:value-type="string">
            <text:p>Датчик радиочастотный Мini Golf (гладкий), 45 мм. Упаковка: 1 000 шт / коробка</text:p>
            <text:p>Вес упаковки: 14,0 кг</text:p>
          </table:table-cell>
          <table:table-cell table:style-name="ce13" office:value-type="string" calcext:value-type="string">
            <text:p>Датчик может использоваться многократно, изготовлен из высокопрочного пластика с надежной защитой от взлома. Снятие датчика осуществляется на кассовом терминале с помощью универсального съемника. Датчик является многоразовым.</text:p>
          </table:table-cell>
          <table:table-cell table:style-name="ce15" office:value-type="string" calcext:value-type="string">
            <text:p>Частоты: 8.2 МГц</text:p>
            <text:p>Материал: пластик</text:p>
            <text:p>Цвет: чёрный.</text:p>
            <text:p>Размер: Ø45 мм</text:p>
            <text:p>Блокировка: магнитный замок</text:p>
            <text:p>Упаковка: 1 000 шт / коробка</text:p>
            <text:p>Вес упаковки: 17,0 кг</text:p>
            <text:p>Размер упаковки: 57*40*23,5 см., объём 0,054 м3</text:p>
            <text:p>Защищаемые товары</text:p>
            <text:p>Бельё, одежда из деликатных тканей, футболки, сорочки, кофты. обтекаемая форма датчика не мешает во время примерки.</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Р-08</text:p>
          </table:table-cell>
          <table:table-cell table:style-name="ce6" office:value-type="string" calcext:value-type="string">
            <text:p>Датчик радиочастотный Mini Square</text:p>
          </table:table-cell>
          <table:table-cell table:style-name="ce10" office:value-type="string" calcext:value-type="string">
            <text:p>Датчик радиочастотный Mini Square</text:p>
          </table:table-cell>
          <table:table-cell table:style-name="ce4" office:value-type="float" office:value="3" calcext:value-type="float">
            <text:p>3</text:p>
          </table:table-cell>
          <table:table-cell table:style-name="ce11" office:value-type="string" calcext:value-type="string">
            <text:p>Датчик радиочастотный Mini Square 48*42 мм. (черный). Упаковка: 1 000 шт / коробка</text:p>
            <text:p>Вес упаковки: 17,0 кг</text:p>
            <text:p>Внимание: гвоздик (игла) в комплект поставки не входит, покупается отдельно!</text:p>
          </table:table-cell>
          <table:table-cell table:style-name="ce13" office:value-type="string" calcext:value-type="string">
            <text:p>Датчик радиочастотный Mini Square - является универсальным решением для защиты широкого спектра товаров в магазинах, где используется радиочастотная система.</text:p>
            <text:p/>
            <text:p>Внимание: гвоздик (игла) в комплект поставки не входит, покупается отдельно!</text:p>
          </table:table-cell>
          <table:table-cell table:style-name="ce15" office:value-type="string" calcext:value-type="string">
            <text:p>Частоты: 8.2 МГц</text:p>
            <text:p>Материал: пластик</text:p>
            <text:p>Цвет: чёрный.</text:p>
            <text:p>Размер: 48*42 мм</text:p>
            <text:p>Блокировка: магнитный замок</text:p>
            <text:p>Упаковка: 1 000 шт / коробка</text:p>
            <text:p>Вес упаковки: 10,0 кг</text:p>
            <text:p>Размер упаковки: 50*35*16 см., объём 0,029 м3</text:p>
            <text:p>Защищаемые товары</text:p>
            <text:p>Обувь, бельё, одежда из деликатных тканей, спортивная одежда, товары для дома, головные уборы. </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Р-09</text:p>
          </table:table-cell>
          <table:table-cell table:style-name="ce6" office:value-type="string" calcext:value-type="string">
            <text:p>Тросик "Петля-игла, 17 см."</text:p>
          </table:table-cell>
          <table:table-cell table:style-name="ce10" office:value-type="string" calcext:value-type="string">
            <text:p>Тросик "Петля-игла, 17 см."</text:p>
          </table:table-cell>
          <table:table-cell table:style-name="ce4" office:value-type="float" office:value="2.4" calcext:value-type="float">
            <text:p>2,4</text:p>
          </table:table-cell>
          <table:table-cell table:style-name="ce13" office:value-type="string" calcext:value-type="string">
            <text:p>Тросик "Петля-игла", в оплетке, цвет черный длина 17 см.</text:p>
          </table:table-cell>
          <table:table-cell table:style-name="ce13" office:value-type="string" calcext:value-type="string">
            <text:p>Тросик "Петля-игла", в оплетке, цвет черный/белый - предназначен для крепления датчиков к товарам, к которым невозможно прикрепить датчики с помощью стандартной клипсы. Тросики имеют специальное полимерное покрытие, которое не наносит повреждений защищаемому товару.</text:p>
          </table:table-cell>
          <table:table-cell table:style-name="ce15" office:value-type="string" calcext:value-type="string">
            <text:p>Длина: 170 мм</text:p>
            <text:p>Цвет: Черный / Белый</text:p>
            <text:p>Упаковка: 10 000 шт.</text:p>
            <text:p>Вес упаковки: 20,0 кг</text:p>
            <text:p>Размеры упаковки: 50*42*14 см, объём 0,030 м3</text:p>
            <text:p>Индивидуальная упаковка: 100 шт., вес 0,2 кг</text:p>
            <text:p>Защищаемые товары</text:p>
            <text:p>Сумки, кожгалантерея, обувь.</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1" office:value-type="string" calcext:value-type="string">
            <text:p>Р-09-5</text:p>
          </table:table-cell>
          <table:table-cell table:style-name="ce6" office:value-type="string" calcext:value-type="string">
            <text:p>Удалить позицию </text:p>
          </table:table-cell>
          <table:table-cell table:style-name="ce24" office:value-type="string" calcext:value-type="string">
            <text:p>Удалить позицию </text:p>
          </table:table-cell>
          <table:table-cell table:style-name="ce4"/>
          <table:table-cell table:style-name="ce13" office:value-type="string" calcext:value-type="string">
            <text:p>Тросик "Петля-игла", в оплетке, цвет белый длина 17 см.</text:p>
          </table:table-cell>
          <table:table-cell table:style-name="ce13" office:value-type="string" calcext:value-type="string">
            <text:p>Тросик "Петля-игла", в оплетке, цвет черный/белый - предназначен для крепления датчиков к товарам, к которым невозможно прикрепить датчики с помощью стандартной клипсы. Тросики имеют специальное полимерное покрытие, которое не наносит повреждений защищаемому товару.</text:p>
          </table:table-cell>
          <table:table-cell table:style-name="ce15" office:value-type="string" calcext:value-type="string">
            <text:p>Длина: 170 мм</text:p>
            <text:p>Цвет: Черный / Белый</text:p>
            <text:p>Упаковка: 10 000 шт.</text:p>
            <text:p>Вес упаковки: 20,0 кг</text:p>
            <text:p>Размеры упаковки: 50*42*14 см, объём 0,030 м3</text:p>
            <text:p>Индивидуальная упаковка: 100 шт., вес 0,2 кг</text:p>
            <text:p>Защищаемые товары</text:p>
            <text:p>Сумки, кожгалантерея, обувь.</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Р-10</text:p>
          </table:table-cell>
          <table:table-cell table:style-name="ce6" office:value-type="string" calcext:value-type="string">
            <text:p>Датчик радиочастотный для кофе и товаров в мягкой упаковке</text:p>
          </table:table-cell>
          <table:table-cell table:style-name="ce10" office:value-type="string" calcext:value-type="string">
            <text:p>Датчик радиочастотный для кофе и товаров в мягкой упаковке</text:p>
          </table:table-cell>
          <table:table-cell table:style-name="ce4" office:value-type="float" office:value="16.5" calcext:value-type="float">
            <text:p>16,5</text:p>
          </table:table-cell>
          <table:table-cell table:style-name="ce11" office:value-type="string" calcext:value-type="string">
            <text:p>Датчик радиочастотный для кофе и товаров в мягкой упаковке. </text:p>
          </table:table-cell>
          <table:table-cell table:style-name="ce13" office:value-type="string" calcext:value-type="string">
            <text:p>Датчик радиочастотный Milk Tag для товаров в мягкой упаковке - предназначен для защиты товаров, на которые невозможно прикрепить обычные защитные датчики или этикетки - металлизированные и фольгированные пакеты, вакуумные упаковки, блистеры и т.п. Крепление датчика происходит при помощи запорной клипсы. Тип замка дает возможность использовать стандартный съемник, что очень удобно в эксплуатации. Зажимной механизм антикражного датчика Milk не повредит упаковку</text:p>
            <text:p/>
            <text:p>Датчик Milk Tag работает со всеми противокражными системами, любого производителя. Корпус датчика изготовлен из ударопрочного пластика. Датчик является многоразовым.</text:p>
          </table:table-cell>
          <table:table-cell table:style-name="ce15" office:value-type="string" calcext:value-type="string">
            <text:p>Частоты: 8,2 Ghz</text:p>
            <text:p>Материал: пластик</text:p>
            <text:p>Цвет: чёрный</text:p>
            <text:p>Размер датчика: 68*40*15 мм</text:p>
            <text:p>Блокировка: магнитный замок</text:p>
            <text:p>Упаковка: 500 шт / коробка</text:p>
            <text:p>Вес упаковки: 11,95 кг.</text:p>
            <text:p>Размеры упаковки: 45*28*25 см, объём 0,031 м3</text:p>
            <text:p>Защищаемые товары</text:p>
            <text:p>Кофе, молоко, чипсы в tetra упаковке, в том числе фольгированной.</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Р-11</text:p>
          </table:table-cell>
          <table:table-cell table:style-name="ce6" office:value-type="string" calcext:value-type="string">
            <text:p>Датчик радиочастотный, бутылочный Bottle Tag</text:p>
          </table:table-cell>
          <table:table-cell table:style-name="ce10" office:value-type="string" calcext:value-type="string">
            <text:p>Датчик радиочастотный, бутылочный Bottle Tag</text:p>
          </table:table-cell>
          <table:table-cell table:style-name="ce4" office:value-type="float" office:value="9.8" calcext:value-type="float">
            <text:p>9,8</text:p>
          </table:table-cell>
          <table:table-cell table:style-name="ce11" office:value-type="string" calcext:value-type="string">
            <text:p>Датчик радиочастотный, бутылочный Bottle Tag ,18 см.</text:p>
          </table:table-cell>
          <table:table-cell table:style-name="ce13" office:value-type="string" calcext:value-type="string">
            <text:p>Датчик радиочастотный, бутылочный Bottle Tag - используется для защиты алкогольной продукции, продуктов в стеклянной упаковке, спорттоваров и мелкой бытовой техники.Дорогие алкогольные напитки – это один из популярных товаров, который чаще всего крадут из магазинов самообслуживания. Надежно защитить их от хищения поможет радиочастотный бутылочный датчик, он разработан специально для защиты от краж бутылок, крепится на защищаемый товар стальным тросиком, длиной 180 мм. Конструкция бутылочного датчика предусматривает специальную защиту поверхности защищаемого товара от механического воздействия тросиком: металлический тросик спрятан в специальной мягкой оболочке, что исключает случаи порчи товара. У покупателя остается возможность осмотреть бутылку и получить всю необходимую информацию о напитке.</text:p>
            <text:p/>
            <text:p>Работает со всеми антикражными системами радиочастотной технологии. Корпус изготовлен из ударопрочного пластика. Снимается датчик с продукции любым универсальным съёмником Датчик является многоразовым.</text:p>
          </table:table-cell>
          <table:table-cell table:style-name="ce15" office:value-type="string" calcext:value-type="string">
            <text:p>Частоты: 8.2 МГц</text:p>
            <text:p>Материал: пластик</text:p>
            <text:p>Цвет: чёрный</text:p>
            <text:p>Размер датчика: 48*42 мм</text:p>
            <text:p>Длина тросика: 180 мм</text:p>
            <text:p>Блокировка: магнитный замок</text:p>
            <text:p>Упаковка: 500 шт / коробка</text:p>
            <text:p>Вес упаковки: 11,40 кг</text:p>
            <text:p>Размеры упаковки: 60*41*15 см, объём 0,037 м3</text:p>
            <text:p>Защищаемые товары</text:p>
            <text:p>Алкогольная продукция, товары в стеклянной упаковке, спорттовары и мелкая бытовая техника.</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Р-12</text:p>
          </table:table-cell>
          <table:table-cell table:style-name="ce6" office:value-type="string" calcext:value-type="string">
            <text:p>Датчик радиочастотный, баночный Can Tag</text:p>
          </table:table-cell>
          <table:table-cell table:style-name="ce10" office:value-type="string" calcext:value-type="string">
            <text:p><text:a xlink:href="https://www.axioma.pro/catalog/can_tag" xlink:type="simple">Датчик радиочастотный, баночный Can Tag</text:a></text:p>
          </table:table-cell>
          <table:table-cell table:style-name="ce4" office:value-type="string" calcext:value-type="string">
            <text:p>по запросу</text:p>
          </table:table-cell>
          <table:table-cell table:style-name="ce11" office:value-type="string" calcext:value-type="string">
            <text:p>Датчик радиочастотный, баночный Can Tag - применяется для защиты баночной и бутылочной продукции, крепится на защищаемый товар стальным тросиком, длиной 400 мм.</text:p>
          </table:table-cell>
          <table:table-cell table:style-name="ce13" office:value-type="string" calcext:value-type="string">
            <text:p>Датчик радиочастотный, баночный Can Tag - применяется для защиты баночной и бутылочной продукции, крепится на защищаемый товар стальным тросиком, длиной 400 мм. Конструкция баночного датчика предусматривает специальную защиту поверхности защищаемого товара от механического воздействия тросиком: металлический тросик спрятан в специальной мягкой оболочке, что исключает случаи порчи товара. У покупателя остается возможность осмотреть товар и получить всю необходимую информацию.</text:p>
            <text:p/>
            <text:p>Работает со всеми антикражными системами радиочастотной технологии. Корпус изготовлен из ударопрочного пластика. Снимается датчик с продукции любым универсальным съёмником Датчик является многоразовым.</text:p>
          </table:table-cell>
          <table:table-cell table:style-name="ce15" office:value-type="string" calcext:value-type="string">
            <text:p>Частоты: 8.2 МГц</text:p>
            <text:p>Материал: пластик</text:p>
            <text:p>Цвет: чёрный</text:p>
            <text:p>Размер датчика: 48*42 мм</text:p>
            <text:p>Длина тросика: 400 мм</text:p>
            <text:p>Блокировка: магнитный замок</text:p>
            <text:p>Упаковка: 500 шт / коробка</text:p>
            <text:p>Вес упаковки: 16,5 кг</text:p>
            <text:p>Размеры упаковки: 60*48*20 см, объём 0,057 м3</text:p>
            <text:p>Защищаемые товары</text:p>
            <text:p>Алкогольная продукция, продукты питания, строительные материалы, хозяйственные товары.</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Р-13</text:p>
          </table:table-cell>
          <table:table-cell table:style-name="ce6" office:value-type="string" calcext:value-type="string">
            <text:p>Датчик радиочастотный Pencil Tag Midi </text:p>
          </table:table-cell>
          <table:table-cell table:style-name="ce10" office:value-type="string" calcext:value-type="string">
            <text:p>Датчик радиочастотный Pencil Tag Midi </text:p>
          </table:table-cell>
          <table:table-cell table:style-name="ce4" office:value-type="float" office:value="5.8" calcext:value-type="float">
            <text:p>5,8</text:p>
          </table:table-cell>
          <table:table-cell table:style-name="ce11" office:value-type="string" calcext:value-type="string">
            <text:p>Датчик радиочастотный Pencil Tag midi 50 мм.. Упаковка: 1 000 шт / коробка</text:p>
            <text:p>Вес упаковки: 9,0 кг</text:p>
            <text:p>Внимание: гвоздик (игла) в комплект поставки не входит, покупается отдельно!</text:p>
          </table:table-cell>
          <table:table-cell table:style-name="ce13" office:value-type="string" calcext:value-type="string">
            <text:p>Датчик радиочастотный Pencil Tag mini - самый лёгкий датчик (вес всего лишь 7,5 гр.), который наиболее часто используется в магазинах одежды, белья, изделий из деликатных тканей и др. Датчик крепится к товару при помощи клипсы - гвоздика, также возможно использование тросика (для защиты от краж товаров, к которым невозможно прикрепиться клипсой). Датчик совместим со всеми имеющимися на рынке радиочастотными антикражными воротами и снимается при помощи универсального магнитного съёмника. Датчик является многоразовым.</text:p>
            <text:p/>
            <text:p>Внимание: гвоздик (игла) в комплект поставки не входит, покупается отдельно!</text:p>
          </table:table-cell>
          <table:table-cell table:style-name="ce15" office:value-type="string" calcext:value-type="string">
            <text:p>Частоты: 8.2 МГц</text:p>
            <text:p>Материал: пластик</text:p>
            <text:p>Цвет: серый</text:p>
            <text:p>Размер датчика: 45*13 мм</text:p>
            <text:p>Блокировка: магнитный замок</text:p>
            <text:p>Упаковка: 1000 шт / коробка</text:p>
            <text:p>Вес упаковки: 7,5 кг</text:p>
            <text:p>Размеры упаковки: 40*30*14 см, объём 0,017 м3</text:p>
            <text:p>Защищаемые товары</text:p>
            <text:p>Одежда, нижнее бельё и деликатные ткани, обувь, сумки и рюкзаки, наручные часы, бытовая техника и электроника, игрушки и товары для детей, строительные материалы, автомобильные запчасти, хозяйственные товары, спортивные товары, полотенца.</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Р-14</text:p>
          </table:table-cell>
          <table:table-cell table:style-name="ce6" office:value-type="string" calcext:value-type="string">
            <text:p>Гвоздик (игла) для датчиков Mini Square и Pensil tag</text:p>
          </table:table-cell>
          <table:table-cell table:style-name="ce10" office:value-type="string" calcext:value-type="string">
            <text:p><text:a xlink:href="https://www.axioma.pro/catalog/gvozdik" xlink:type="simple">Гвоздик (игла) для датчиков Mini Square и Pensil tag</text:a></text:p>
          </table:table-cell>
          <table:table-cell table:style-name="ce4" office:value-type="float" office:value="0.4" calcext:value-type="float">
            <text:p>0,4</text:p>
          </table:table-cell>
          <table:table-cell table:style-name="ce11" office:value-type="string" calcext:value-type="string">
            <text:p>Гвоздик (игла) с насечкой, длиной 16 мм, упакован в картонные коробки по 1 000 штук</text:p>
          </table:table-cell>
          <table:table-cell table:style-name="ce13" office:value-type="string" calcext:value-type="string">
            <text:p>Гвоздик (игла) для датчиков Mini Square и Pensil tag - стандартный гладкий либо с насечкой металлический гвоздик, длиной 16 мм, упакован в картонные коробки по 1 000 штук, предназначен для радиочастотных и акустомагнитных жёстких многоразовых датчиков.</text:p>
          </table:table-cell>
          <table:table-cell table:style-name="ce15" office:value-type="string" calcext:value-type="string">
            <text:p>Длина иглы: 16 мм</text:p>
            <text:p>Поверхность: гладкая /с насечкой</text:p>
            <text:p>Упаковка: 20 000 шт.</text:p>
            <text:p>Вес упаковки: 21,0 кг</text:p>
            <text:p>Размеры упаковки: 47*32*14 см, объём 0,020 м3</text:p>
            <text:p>Индивидуальная упаковка: 1 000 шт., вес 1,05 кг</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Р-15</text:p>
          </table:table-cell>
          <table:table-cell table:style-name="ce6" office:value-type="string" calcext:value-type="string">
            <text:p>Датчик радиочастотный Spider (Паук) с сигнализацией</text:p>
          </table:table-cell>
          <table:table-cell table:style-name="ce10" office:value-type="string" calcext:value-type="string">
            <text:p><text:a xlink:href="https://www.axioma.pro/catalog/jestkiy_datchik_gripper" xlink:type="simple">Датчик радиочастотный Spider (Паук) с сигнализацией</text:a></text:p>
          </table:table-cell>
          <table:table-cell table:style-name="ce4" office:value-type="float" office:value="165" calcext:value-type="float">
            <text:p>165</text:p>
          </table:table-cell>
          <table:table-cell table:style-name="ce11" office:value-type="string" calcext:value-type="string">
            <text:p>Датчик радиочастотный Spider (Паук) с сигнализацией - применяется для защиты объемного товара (бытовая техника, электронные товары) путем "обхвата" упаковки тросиками большой длинны с 4-х сторон.</text:p>
          </table:table-cell>
          <table:table-cell table:style-name="ce13" office:value-type="string" calcext:value-type="string">
            <text:p>Датчик радиочастотный Spider (Паук) с сигнализацией - применяется для защиты объемного товара (бытовая техника, электронные товары) путем "обхвата" упаковки тросиками большой длинны с 4-х сторон. Издает световые и звуковые сигналы при попытке не санкционированного снятия с товара. Датчик Паук имеет затягивающиеся, обвязочные тросы, которые подключены к автономному питанию и установленному звуковому сигналу на датчике и срабатывают при разрыве троса.</text:p>
            <text:p/>
            <text:p>Датчик РЧ Spider (Паук) работает со всеми противокражными системами радиочастотной технологии. Корпус изготовлен из ударопрочного пластика, снимается с продукции универсальным съёмником Датчик является многоразовым.</text:p>
          </table:table-cell>
          <table:table-cell table:style-name="ce15" office:value-type="string" calcext:value-type="string">
            <text:p>Частоты: 8.2 МГц</text:p>
            <text:p>Материал: пластик</text:p>
            <text:p>Цвет: чёрный</text:p>
            <text:p>Размер датчика: Ø70 мм</text:p>
            <text:p>Блокировка: магнитный замок</text:p>
            <text:p>Упаковка: 100 шт / коробка</text:p>
            <text:p>Вес упаковки: 12,5 кг.</text:p>
            <text:p>Размеры упаковки: 60*42*18,5 см, объём 0,047 м3</text:p>
            <text:p>Защищаемые товары</text:p>
            <text:p>Мобильные телефоны, смартфоны, фотоаппараты, видеокамеры, планшеты, электронные книги, навигаторы, бытовая техника и электроника, игрушки и товары для детей, ручной инструмент, электро и бензо-инструмент.</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Р-16</text:p>
          </table:table-cell>
          <table:table-cell table:style-name="ce6" office:value-type="string" calcext:value-type="string">
            <text:p>Датчик радиочастотный для очков Optical Tag</text:p>
          </table:table-cell>
          <table:table-cell table:style-name="ce10" office:value-type="string" calcext:value-type="string">
            <text:p><text:a xlink:href="https://www.axioma.pro/catalog/rch-optikal-taq" xlink:type="simple">Датчик радиочастотный для очков Optical Tag</text:a></text:p>
          </table:table-cell>
          <table:table-cell table:style-name="ce4" office:value-type="float" office:value="21" calcext:value-type="float">
            <text:p>21</text:p>
          </table:table-cell>
          <table:table-cell table:style-name="ce11" office:value-type="string" calcext:value-type="string">
            <text:p>Датчик радиочастотный для очков Optical Tag.</text:p>
          </table:table-cell>
          <table:table-cell table:style-name="ce13" office:value-type="string" calcext:value-type="string">
            <text:p>Датчик радиочастотный для очков Optical Tag, крепится на душки очков, а благодаря компактному размеру, не доставляют особого дискомфорта при подборе очков. Замок датчика выполнен по технологии Special Lock, обеспечивающей надёжное крепление, а усиленная пластмасса гарантирует прочность при любом внешнем воздействии</text:p>
            <text:p/>
            <text:p>Работает со всеми противокражными системами радиочастотной технологии. Снимается с товара механическим съёмником Optical Tag. Датчик является многоразовым.</text:p>
          </table:table-cell>
          <table:table-cell table:style-name="ce15" office:value-type="string" calcext:value-type="string">
            <text:p>Частота: 8,2 МГц</text:p>
            <text:p>Материал: пластик</text:p>
            <text:p>Цвет: серый</text:p>
            <text:p>Размер датчика: 25*25 мм</text:p>
            <text:p>Замок: механический</text:p>
            <text:p>Упаковка: 1 000 шт / коробка</text:p>
            <text:p>Вес упаковки: 10 кг.</text:p>
            <text:p>Размеры упаковки: 40*30*17 см, объём 0,020 м3</text:p>
            <text:p>Защищаемые товары</text:p>
            <text:p>Медицинские и солнцезащитные очки, ювелирные изделия (браслеты, ожерелья и т.п.).</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Р-17</text:p>
          </table:table-cell>
          <table:table-cell table:style-name="ce6" office:value-type="string" calcext:value-type="string">
            <text:p>Датчик Yurta 25 мм <text:s/></text:p>
          </table:table-cell>
          <table:table-cell table:style-name="ce4" office:value-type="string" calcext:value-type="string">
            <text:p>Датчик Yurta 25 мм <text:s/></text:p>
          </table:table-cell>
          <table:table-cell table:style-name="ce4" office:value-type="float" office:value="8.2" calcext:value-type="float">
            <text:p>8,2</text:p>
          </table:table-cell>
          <table:table-cell table:style-name="ce11" office:value-type="string" calcext:value-type="string">
            <text:p>Датчик Bell Tag Mini для одежды, магазинов бытовой техники (черный, диаметр 25 мм).                                                                                                                                                                                    Упаковка: 1 000 шт / коробка</text:p>
            <text:p>Вес упаковки: 9,0 кг</text:p>
            <text:p/>
          </table:table-cell>
          <table:table-cell table:style-name="ce11" office:value-type="string" calcext:value-type="string">
            <text:p/>
            <text:p/>
          </table:table-cell>
          <table:table-cell table:style-name="ce15"/>
          <table:table-cell table:style-name="ce14" table:number-columns-repeated="21"/>
          <table:table-cell table:number-columns-repeated="996"/>
        </table:table-row>
        <table:table-row table:style-name="ro1">
          <table:table-cell table:style-name="ce3" office:value-type="string" calcext:value-type="string">
            <text:p>Р-18</text:p>
          </table:table-cell>
          <table:table-cell table:style-name="ce6" office:value-type="string" calcext:value-type="string">
            <text:p>Датчик Flat tag</text:p>
          </table:table-cell>
          <table:table-cell table:style-name="ce4" office:value-type="string" calcext:value-type="string">
            <text:p>Датчик Flat tag</text:p>
          </table:table-cell>
          <table:table-cell table:style-name="ce4" office:value-type="float" office:value="6" calcext:value-type="float">
            <text:p>6</text:p>
          </table:table-cell>
          <table:table-cell table:style-name="ce11" office:value-type="string" calcext:value-type="string">
            <text:p>Датчик Flat Tag c гвоздем для одежды, (черный, диаметр 25 мм).                                                                                                                                                                                                                                  Упаковка: 1 000 шт / коробка</text:p>
            <text:p>Вес упаковки: 9,0 кг</text:p>
            <text:p>Внимание: гвоздик (игла) в комплекте! </text:p>
          </table:table-cell>
          <table:table-cell table:style-name="ce15" table:number-columns-repeated="2"/>
          <table:table-cell table:style-name="ce14" table:number-columns-repeated="21"/>
          <table:table-cell table:number-columns-repeated="996"/>
        </table:table-row>
        <table:table-row table:style-name="ro1" table:number-rows-repeated="987">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2">
          <table:table-cell table:number-columns-repeated="1024"/>
        </table:table-row>
        <table:table-row table:style-name="ro3">
          <table:table-cell table:number-columns-repeated="1024"/>
        </table:table-row>
      </table:table>
      <table:table table:name="Радиочастотные деактиваторы" table:style-name="ta4">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22" office:value-type="string" calcext:value-type="string">
            <text:p>name</text:p>
          </table:table-cell>
          <table:table-cell table:style-name="ce23"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3" office:value-type="string" calcext:value-type="string">
            <text:p>Р-017-5</text:p>
          </table:table-cell>
          <table:table-cell table:style-name="ce6" office:value-type="string" calcext:value-type="string">
            <text:p>Цифровой радиочастотный деактиватор с встроенной электроникой (звуковая/световая индикация)</text:p>
          </table:table-cell>
          <table:table-cell table:style-name="ce10" office:value-type="string" calcext:value-type="string">
            <text:p><text:a xlink:href="https://www.axioma.pro/catalog/deaktivator_so_zvukom" xlink:type="simple">Цифровой радиочастотный деактиватор с встроенной электроникой (звуковая/световая индикация)</text:a></text:p>
          </table:table-cell>
          <table:table-cell table:style-name="ce4" office:value-type="float" office:value="4700" calcext:value-type="float">
            <text:p>4700</text:p>
          </table:table-cell>
          <table:table-cell table:style-name="ce11" office:value-type="string" calcext:value-type="string">
            <text:p/>
            <text:p>Цифровой радиочастотный деактиватор с встроенной электроникой (звуковая/световая индикация).</text:p>
          </table:table-cell>
          <table:table-cell table:style-name="ce15" office:value-type="string" calcext:value-type="string">
            <text:p>Деактиватор используются для нейтрализации этикеток радиочастотной технологии. Он мгновенно</text:p>
            <text:p>"убивает" этикетки на высоте до 40 см, не оказывает негативного</text:p>
            <text:p/>
            <text:p>влияния на системы, прост и надежен в эксплуатации. Можно</text:p>
            <text:p/>
            <text:p>использовать для работы с магнитными носителями информации: не повреждает дисконтные,</text:p>
            <text:p/>
            <text:p>банковские карты. Деактиватор состоит из панели и электронного блока. Существует</text:p>
            <text:p/>
            <text:p>возможность встраивания петли деактивации в сканер штрих-кода. Данная функция</text:p>
            <text:p/>
            <text:p>позволяет одним действием сканировать товара на кассе и деактвировать</text:p>
            <text:p/>
            <text:p>радиочастотную этикетку.</text:p>
          </table:table-cell>
          <table:table-cell table:style-name="ce15" office:value-type="string" calcext:value-type="string">
            <text:p>Центральная частота: 8.2 МГц</text:p>
            <text:p>Высота деактивации: до 40 см</text:p>
            <text:p>Тип: бесконтактный</text:p>
            <text:p>Упаковка: 10 штук / коробка</text:p>
            <text:p>Размер упаковки: 50*36*24 см, объём 0,043 м3, вес 11 кг.</text:p>
            <text:p>Индивидуальная упаковка: 1 шт.</text:p>
            <text:p>Размер: 22,5*24,5*6,5 см, объём 0,004 м3, вес 1,1 кг.</text:p>
          </table:table-cell>
          <table:table-cell table:style-name="ce14" table:number-columns-repeated="21"/>
          <table:table-cell table:number-columns-repeated="996"/>
        </table:table-row>
        <table:table-row table:style-name="ro1">
          <table:table-cell table:style-name="ce2"/>
          <table:table-cell table:style-name="ce7"/>
          <table:table-cell table:style-name="ce10"/>
          <table:table-cell table:style-name="ce4"/>
          <table:table-cell table:style-name="ce12"/>
          <table:table-cell table:style-name="ce13"/>
          <table:table-cell table:style-name="ce15"/>
          <table:table-cell table:style-name="ce14" table:number-columns-repeated="21"/>
          <table:table-cell table:number-columns-repeated="996"/>
        </table:table-row>
        <table:table-row table:style-name="ro1">
          <table:table-cell table:style-name="ce2"/>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7"/>
          <table:table-cell table:style-name="ce10"/>
          <table:table-cell table:style-name="ce4"/>
          <table:table-cell table:style-name="ce13" table:number-columns-repeated="2"/>
          <table:table-cell table:style-name="ce15"/>
          <table:table-cell table:style-name="ce14" table:number-columns-repeated="21"/>
          <table:table-cell table:number-columns-repeated="996"/>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Радиочастотные этикетки" table:style-name="ta5">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22" office:value-type="string" calcext:value-type="string">
            <text:p>name</text:p>
          </table:table-cell>
          <table:table-cell table:style-name="ce23"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text:s/>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office:value-type="string" calcext:value-type="string">
            <text:p>Расходники</text:p>
          </table:table-cell>
          <table:table-cell table:style-name="ce14" table:number-columns-repeated="18"/>
          <table:table-cell table:number-columns-repeated="996"/>
        </table:table-row>
        <table:table-row table:style-name="ro2">
          <table:table-cell table:style-name="ce3" office:value-type="string" calcext:value-type="string">
            <text:p>Р-019</text:p>
          </table:table-cell>
          <table:table-cell table:style-name="ce6" office:value-type="string" calcext:value-type="string">
            <text:p>Этикетка радиочастотная круглая, белая (деактивируемая), 1 000 шт/рулон</text:p>
          </table:table-cell>
          <table:table-cell table:style-name="ce10" office:value-type="string" calcext:value-type="string">
            <text:p><text:a xlink:href="https://www.axioma.pro/catalog/etiketka_radiochastotnaya_kruglaya" xlink:type="simple">Этикетка радиочастотная круглая, белая (деактивируемая), 1 000 шт/рулон</text:a></text:p>
          </table:table-cell>
          <table:table-cell table:style-name="ce4" office:value-type="float" office:value="480" calcext:value-type="float">
            <text:p>480</text:p>
          </table:table-cell>
          <table:table-cell table:style-name="ce11" office:value-type="string" calcext:value-type="string">
            <text:p>Этикетка радиочастотная круглая, белая (деактивируемая), цена за 1 000 шт/рулон.</text:p>
          </table:table-cell>
          <table:table-cell table:style-name="ce15" office:value-type="string" calcext:value-type="string">
            <text:p>Этикетка радиочастотная круглая, белая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
            <text:p>Радиочастотные этикетки всегда проходят проверку параметров частоты и резонансных колебаний после различных производственных процессов.</text:p>
            <text:p/>
            <text:p>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text:p>
            <text:p>Высококачественный адгезивный слой. Клеевой слой этикеток обладает сильными адгезивными свойствами. Благодаря этому этикетка не отклеивается с товара.</text:p>
          </table:table-cell>
          <table:table-cell table:style-name="ce15" office:value-type="string" calcext:value-type="string">
            <text:p>Частоты: 8.2 МГц;</text:p>
            <text:p>Обнаружение: 0.90 м-1,20 м;</text:p>
            <text:p>Размер: диаметр 40 мм;</text:p>
            <text:p>Цвет: белый;</text:p>
            <text:p>Упаковка: 20 рулонов / коробка;</text:p>
            <text:p>Вес упаковки: 9,25 кг;</text:p>
            <text:p>Размер упаковки: 30,5*30,5*24 см., объём 0,022 м3.</text:p>
            <text:p>Защищаемые товары</text:p>
            <text:p>Защищает любой тип товара, от продуктов в супермаркете, книг и CD дисков, до текстильных изделий, электроники и т.п.</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Р-020</text:p>
          </table:table-cell>
          <table:table-cell table:style-name="ce6" office:value-type="string" calcext:value-type="string">
            <text:p>Этикетка радиочастотная, квадратная, штрих-код (деактивируемая), 1 000 шт/рулон</text:p>
          </table:table-cell>
          <table:table-cell table:style-name="ce10" office:value-type="string" calcext:value-type="string">
            <text:p><text:a xlink:href="https://www.axioma.pro/catalog/etiketki_40x40_mm_lucatron" xlink:type="simple">Этикетка радиочастотная, квадратная, штрих-код (деактивируемая), 1 000 шт/рулон</text:a></text:p>
          </table:table-cell>
          <table:table-cell table:style-name="ce4" office:value-type="float" office:value="450" calcext:value-type="float">
            <text:p>450</text:p>
          </table:table-cell>
          <table:table-cell table:style-name="ce12" office:value-type="string" calcext:value-type="string">
            <text:p>Этикетка радиочастотная, квадратная, штрих-код (деактивируемая), цена за 1 000 шт/рулон. </text:p>
          </table:table-cell>
          <table:table-cell table:style-name="ce13" office:value-type="string" calcext:value-type="string">
            <text:p>Этикетка радиочастотная, квадратная, штрих-код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
            <text:p>Радиочастотные этикетки всегда проходят проверку параметров частоты и резонансных колебаний после различных производственных процессов.</text:p>
            <text:p/>
            <text:p>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text:p>
            <text:p>Высококачественный адгезивный слой. Клеевой слой этикеток обладает сильными адгезивными свойствами. Благодаря этому этикетка не отклеивается с товара.</text:p>
          </table:table-cell>
          <table:table-cell table:style-name="ce15" office:value-type="string" calcext:value-type="string">
            <text:p>Частоты: 8.2 МГц;</text:p>
            <text:p>Обнаружение: 0.90 м-1,20 м;</text:p>
            <text:p>Размер: диаметр 40 мм;</text:p>
            <text:p>Цвет: белый;</text:p>
            <text:p>Упаковка: 20 рулонов / коробка;</text:p>
            <text:p>Вес упаковки: 9,25 кг;</text:p>
            <text:p>Размер упаковки: 30,5*30,5*24 см., объём 0,022 м3.</text:p>
            <text:p>Защищаемые товары</text:p>
            <text:p>Защищает любой тип товара, от продуктов в супермаркете, книг и CD дисков, до текстильных изделий, электроники и т.п.</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Р-021</text:p>
          </table:table-cell>
          <table:table-cell table:style-name="ce6" office:value-type="string" calcext:value-type="string">
            <text:p>Этикетка радиочастотная, круглая, штрих-код (деактивируемая), 1 000 шт/рулон</text:p>
          </table:table-cell>
          <table:table-cell table:style-name="ce10" office:value-type="string" calcext:value-type="string">
            <text:p><text:a xlink:href="https://www.axioma.pro/catalog/etiketka-kruglaya-rch-deakt" xlink:type="simple">Этикетка радиочастотная, круглая, штрих-код (деактивируемая), 1 000 шт/рулон</text:a></text:p>
          </table:table-cell>
          <table:table-cell table:style-name="ce4" office:value-type="float" office:value="480" calcext:value-type="float">
            <text:p>480</text:p>
          </table:table-cell>
          <table:table-cell table:style-name="ce11" office:value-type="string" calcext:value-type="string">
            <text:p>Этикетка радиочастотная, круглая, штрих-код (деактивируемая), цена за 1 000 шт/рулон. </text:p>
          </table:table-cell>
          <table:table-cell table:style-name="ce13" office:value-type="string" calcext:value-type="string">
            <text:p>Этикетка радиочастотная, круглая, штрих-код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
            <text:p>Радиочастотные этикетки всегда проходят проверку параметров частоты и резонансных колебаний после различных производственных процессов.</text:p>
            <text:p/>
            <text:p>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text:p>
            <text:p>Высококачественный адгезивный слой. Клеевой слой этикеток обладает сильными адгезивными свойствами. Благодаря этому этикетка не отклеивается с товара.</text:p>
          </table:table-cell>
          <table:table-cell table:style-name="ce15" office:value-type="string" calcext:value-type="string">
            <text:p>Частоты: 8.2 МГц;</text:p>
            <text:p>Обнаружение: 0.90 м-1,20 м;</text:p>
            <text:p>Размер: диаметр 40 мм;</text:p>
            <text:p>Цвет: белый;</text:p>
            <text:p>Упаковка: 20 рулонов / коробка;</text:p>
            <text:p>Вес упаковки: 9,25 кг;</text:p>
            <text:p>Размер упаковки: 30,5*30,5*24 см., объём 0,022 м3.</text:p>
            <text:p>Защищаемые товары</text:p>
            <text:p>Защищает любой тип товара, от продуктов в супермаркете, книг и CD дисков, до текстильных изделий, электроники и т.п.</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Р-022</text:p>
          </table:table-cell>
          <table:table-cell table:style-name="ce6" office:value-type="string" calcext:value-type="string">
            <text:p>Этикетка радиочастотная, квадратная, белая (деактивируемая), 1 000 шт/рулон</text:p>
          </table:table-cell>
          <table:table-cell table:style-name="ce10" office:value-type="string" calcext:value-type="string">
            <text:p><text:a xlink:href="https://www.axioma.pro/catalog/etiketka-belaya-rch-deakt" xlink:type="simple">Этикетка радиочастотная, квадратная, белая (деактивируемая), 1 000 шт/рулон</text:a></text:p>
          </table:table-cell>
          <table:table-cell table:style-name="ce4" office:value-type="float" office:value="460" calcext:value-type="float">
            <text:p>460</text:p>
          </table:table-cell>
          <table:table-cell table:style-name="ce13" office:value-type="string" calcext:value-type="string">
            <text:p>Этикетка радиочастотная, квадратная, белая (деактивируемая), цена за 1 000 шт/рулон.</text:p>
          </table:table-cell>
          <table:table-cell table:style-name="ce13" office:value-type="string" calcext:value-type="string">
            <text:p>Этикетка радиочастотная, квадратная, белая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
            <text:p>Радиочастотные этикетки всегда проходят проверку параметров частоты и резонансных колебаний после различных производственных процессов.</text:p>
            <text:p/>
            <text:p>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text:p>
            <text:p>Высококачественный адгезивный слой. Клеевой слой этикеток обладает сильными адгезивными свойствами. Благодаря этому этикетка не отклеивается с товара.</text:p>
          </table:table-cell>
          <table:table-cell table:style-name="ce15" office:value-type="string" calcext:value-type="string">
            <text:p>Частоты: 8.2 МГц;</text:p>
            <text:p>Обнаружение: 0.90 м-1,20 м;</text:p>
            <text:p>Размер: диаметр 40 мм;</text:p>
            <text:p>Цвет: белый;</text:p>
            <text:p>Упаковка: 20 рулонов / коробка;</text:p>
            <text:p>Вес упаковки: 9,25 кг;</text:p>
            <text:p>Размер упаковки: 30,5*30,5*24 см., объём 0,022 м3.</text:p>
            <text:p>Защищаемые товары</text:p>
            <text:p>Защищает любой тип товара, от продуктов в супермаркете, книг и CD дисков, до текстильных изделий, электроники и т.п.</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Акустомагнитные системы Sensormatiс" table:style-name="ta6">
        <table:table-column table:style-name="co1" table:default-cell-style-name="Default"/>
        <table:table-column table:style-name="co2" table:number-columns-repeated="2" table:default-cell-style-name="Default"/>
        <table:table-column table:style-name="co4" table:default-cell-style-name="Default"/>
        <table:table-column table:style-name="co10"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22" office:value-type="string" calcext:value-type="string">
            <text:p>name</text:p>
          </table:table-cell>
          <table:table-cell table:style-name="ce23" office:value-type="string" calcext:value-type="string">
            <text:p>Наименование</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4" office:value-type="string" calcext:value-type="string">
            <text:p>Цена</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3" office:value-type="string" calcext:value-type="string">
            <text:p>A-023-1</text:p>
          </table:table-cell>
          <table:table-cell table:style-name="ce6" office:value-type="string" calcext:value-type="string">
            <text:p>Акустомагнитная система Sensormatic Ultra 1,8 m. </text:p>
          </table:table-cell>
          <table:table-cell table:style-name="ce24" office:value-type="string" calcext:value-type="string">
            <text:p>Акустомагнитная система Sensormatic Ultra 1,8 m. <text:s text:c="13"/>https://www.sensormatic.com/products/detection-systems/pedestal-systems/ultra-1.8m-abs-pedestal-system/</text:p>
          </table:table-cell>
          <table:table-cell table:style-name="ce11" office:value-type="string" calcext:value-type="string">
            <text:p>Новая антикражная система Sensormatic Ultra 1.8 – недорогое решение с высоким качеством Sensormatic, являющаяся современной модификацией проверенного годами решения UltraPost 6</text:p>
          </table:table-cell>
          <table:table-cell table:style-name="ce15" office:value-type="string" calcext:value-type="string">
            <text:p>Расстояние до 1,8м между антеннами</text:p>
            <text:p>Встроенный блок электроники</text:p>
            <text:p>Детекция джаммеров</text:p>
            <text:p>Функция предотвращения сработки от близко размещенных датчиков Tags too close</text:p>
            <text:p>Возможно использование выносного модуля AMS-1060</text:p>
            <text:p>Совместима с оборудованием увеличения ширины детекции (антеннами Ranger и Satellite)</text:p>
            <text:p>Может быть использована совместно с системой Amorphous Core</text:p>
            <text:p>Работа в конфигурациях Single, Dual и Split</text:p>
          </table:table-cell>
          <table:table-cell table:style-name="ce15" office:value-type="string" calcext:value-type="string">
            <text:p>Технические характеристики</text:p>
            <text:p>Габаритные размеры антенны        137x35,8x7,5 cm</text:p>
            <text:p>Потребляемая мощность        150 Вт</text:p>
            <text:p>Рабочая частота        58 кГц</text:p>
            <text:p>Рабочая температура        0-50 грд</text:p>
            <text:p>Относительная влажность        0-90 %</text:p>
          </table:table-cell>
          <table:table-cell table:style-name="ce25" office:value-type="string" calcext:value-type="string" table:number-columns-spanned="1" table:number-rows-spanned="9">
            <text:p>по запросу</text:p>
          </table:table-cell>
          <table:table-cell table:style-name="ce14" table:number-columns-repeated="21"/>
          <table:table-cell table:number-columns-repeated="996"/>
        </table:table-row>
        <table:table-row table:style-name="ro2">
          <table:table-cell table:style-name="ce3" office:value-type="string" calcext:value-type="string">
            <text:p>A-023-2</text:p>
          </table:table-cell>
          <table:table-cell table:style-name="ce6" office:value-type="string" calcext:value-type="string">
            <text:p>Акустомагнитная система Sensormatic Ultra Post VI. <text:s/></text:p>
          </table:table-cell>
          <table:table-cell table:style-name="ce24" office:value-type="string" calcext:value-type="string">
            <text:p>Акустомагнитная система Sensormatic Ultra Post VI. <text:s text:c="3"/>http://www.smtrade.ru/catalog/antikrazhnye_vorota/sensormatic_ultra_post_vi/</text:p>
          </table:table-cell>
          <table:table-cell table:style-name="ce11" office:value-type="string" calcext:value-type="string">
            <text:p>Акустомагнитгная система <text:s/>Ultra Post VI - эффективное оборудование с низким энергопотреблением. Расстояние до 1,8 м. между антеннами. Электроника содержится внутри системы. </text:p>
          </table:table-cell>
          <table:table-cell table:style-name="ce15" office:value-type="string" calcext:value-type="string">
            <text:p>UltraPost VI без дополнительных настроек и оборудования потребляет на 40% меньше электричества, чем предыдущие системы UltraPost. При работе в режиме «питание при необходимости», обеспечиваемом функцией подсчета посетителей, энергопотребление системы может снижаться на 86% при низком потоке покупателей или его отсутствии.</text:p>
          </table:table-cell>
          <table:table-cell table:style-name="ce15" office:value-type="string" calcext:value-type="string">
            <text:p>Технические характеристики</text:p>
            <text:p/>
            <text:p>Габариты, см.        145х41х11.5</text:p>
            <text:p>Вес антенн (не более), кг        15,1</text:p>
            <text:p>Потребляемая мощность (не более), Вт        100</text:p>
            <text:p>Диапазон рабочих температур, °С        от 0 до 50</text:p>
            <text:p>Рабочая частота, кГц        58</text:p>
            <text:p>Материал        Пластик</text:p>
            <text:p>Цвет        Серый</text:p>
            <text:p>Single (одна стойка)        до 90+90 см</text:p>
            <text:p>Dual (две стойки)        до 90+180+90 см</text:p>
            <text:p>Split (три стойки)        до 90+180+180+90 см</text:p>
          </table:table-cell>
          <table:covered-table-cell/>
          <table:table-cell table:style-name="ce14" table:number-columns-repeated="21"/>
          <table:table-cell table:number-columns-repeated="996"/>
        </table:table-row>
        <table:table-row table:style-name="ro2">
          <table:table-cell table:style-name="ce2" office:value-type="string" calcext:value-type="string">
            <text:p>А-023</text:p>
          </table:table-cell>
          <table:table-cell table:style-name="ce6" office:value-type="string" calcext:value-type="string">
            <text:p>Акустомагнитная противокражная система Sensormatic Ultra Shield</text:p>
          </table:table-cell>
          <table:table-cell table:style-name="ce10" office:value-type="string" calcext:value-type="string">
            <text:p><text:a xlink:href="https://www.axioma.pro/catalog/protivokrajnaya_sistema_ultrashield" xlink:type="simple">Акустомагнитная противокражная система Sensormatic Ultra Shield</text:a></text:p>
          </table:table-cell>
          <table:table-cell table:style-name="ce11" office:value-type="string" calcext:value-type="string">
            <text:p>Акустомагнитная система предназначена для магазинов различных форматов и является на сегодняшний момент одной из самых простых в установке и дальнейшей эксплуатации.</text:p>
          </table:table-cell>
          <table:table-cell table:style-name="ce15" office:value-type="string" calcext:value-type="string">
            <text:p>Модель Ultra Shield – надежная, прочная и привлекательная противокражная система. По соотношению важнейших параметров – цены, габаритных размеров, технических характеристик – модель UltraShield станет прекрасным решением, экономичным и эффективным, для небольших магазинов. Антенны изготавливаются из прочных материалов, просто устанавливаются, не требуют дополнительной настройки.</text:p>
            <text:p/>
            <text:p>Описание</text:p>
            <text:p>Контроллер, расположен в боковом пьедестале - это обеспечивает очень высокий уровень устойчивости к электромагнитным помехам и шумам. Антенна Ultra Shield изготовлена из полистирола – очень прочного высокотехнологичного пластика, благодаря которому антенна устойчива к повреждениям и прослужит очень долго.</text:p>
            <text:p/>
            <text:p>Экономный вариант для магазинов.</text:p>
            <text:p>Встроенная электроника - нет выносных блоков, что удобно при инсталляции.</text:p>
            <text:p>Сделано на базе электроники Ultra Post III.</text:p>
            <text:p>Легкость в установке и использовании.</text:p>
            <text:p>Оптимальное соотношение цена-качество.</text:p>
          </table:table-cell>
          <table:table-cell table:style-name="ce15" office:value-type="string" calcext:value-type="string">
            <text:p>Технические характеристики</text:p>
            <text:p>Габаритные размеры антенны        135 х 35 x 12,3 см</text:p>
            <text:p>Потребляемая мощность        150 Вт</text:p>
            <text:p>Рабочая частота        58 кГц</text:p>
            <text:p>Рабочая температура        0-50 грд</text:p>
            <text:p>Относительная влажность        0-90 %</text:p>
          </table:table-cell>
          <table:covered-table-cell/>
          <table:table-cell table:style-name="ce14" table:number-columns-repeated="21"/>
          <table:table-cell table:number-columns-repeated="996"/>
        </table:table-row>
        <table:table-row table:style-name="ro1">
          <table:table-cell table:style-name="ce3" office:value-type="string" calcext:value-type="string">
            <text:p>A-024-1</text:p>
          </table:table-cell>
          <table:table-cell table:style-name="ce6" office:value-type="string" calcext:value-type="string">
            <text:p>Акустомагнитная система Synergy 2.5 Acrylic</text:p>
          </table:table-cell>
          <table:table-cell table:style-name="ce24" office:value-type="string" calcext:value-type="string">
            <text:p>Акустомагнитная система Synergy 2.5 Acrylic .  https://www.sensormatic.com/products/detection-systems/synergy-series/sensormatic-synergy-2.5-acrylic-pedestal/</text:p>
            <text:p/>
          </table:table-cell>
          <table:table-cell table:style-name="ce12" office:value-type="string" calcext:value-type="string">
            <text:p>Акрилова акустомагнитная система Synergy 1170 - 2,5 м. Система имеет высокую степень обнаружения и расчитана на широкие проходы до 2,5 м. .</text:p>
          </table:table-cell>
          <table:table-cell table:style-name="ce13" office:value-type="string" calcext:value-type="string">
            <text:p/>
            <text:p>Выносной контроллер AMS 9060 на 10% компактней, на 50% легче и потребляет меньше энергии, чем все предыдущие модели</text:p>
            <text:p>Высокая степень обнаружения</text:p>
            <text:p>Защита самых широких проходов</text:p>
            <text:p>Узкий корпус и минимальная ширина делает антенны практически незаметными для обычных покупателей</text:p>
            <text:p>Стильный дизайн из плексигласа подойдет к любому интерьеру магазина</text:p>
            <text:p>Удлиненный корпус антенн позволит защитить большее пространство</text:p>
            <text:p>Для каждого типа тревоги можно установить свой звуковой и световой сигнал: вынос товара, джаммер, размещение защищенного товара слишком близко к антеннам</text:p>
            <text:p>Опционально: подсчет посетителей</text:p>
            <text:p>Может работать как моноантенна</text:p>
          </table:table-cell>
          <table:table-cell table:style-name="ce15" office:value-type="string" calcext:value-type="string">
            <text:p/>
            <text:p>Технические характеристики:</text:p>
            <text:p/>
            <text:p>Габариты антенн, см.        164 x 41.9 x 8</text:p>
            <text:p>Вес антенн, кг        20</text:p>
            <text:p>Вес крышек основания, кг        1.7</text:p>
            <text:p>Потребляемая мощность (не более), Вт        57</text:p>
            <text:p>Диапазон рабочих температур, °С        от 0 до 50</text:p>
            <text:p>Рабочая частота, кГц        58</text:p>
            <text:p>Материал        плексиглас, акрил</text:p>
            <text:p>Цвет        Серый/Угольный</text:p>
            <text:p> </text:p>
          </table:table-cell>
          <table:covered-table-cell/>
          <table:table-cell table:style-name="ce14" table:number-columns-repeated="21"/>
          <table:table-cell table:number-columns-repeated="996"/>
        </table:table-row>
        <table:table-row table:style-name="ro1">
          <table:table-cell table:style-name="ce3" office:value-type="string" calcext:value-type="string">
            <text:p>А-024-2</text:p>
          </table:table-cell>
          <table:table-cell table:style-name="ce6" office:value-type="string" calcext:value-type="string">
            <text:p>Акустомагнитная система Synergy 1175 - 2,5 м. <text:s text:c="2"/></text:p>
          </table:table-cell>
          <table:table-cell table:style-name="ce24" office:value-type="string" calcext:value-type="string">
            <text:p>Акустомагнитная система Synergy 1175 - 2,5 м. <text:s text:c="10"/>https://www.sensormatic.com/products/detection-systems/synergy-series/synergy-2.5-abs-pedestal/</text:p>
          </table:table-cell>
          <table:table-cell table:style-name="ce12" office:value-type="string" calcext:value-type="string">
            <text:p>Акустомагнитная система Synergy 1175 -2,5 м. с антеннами позволяющими закрыть проход 2,5 м. <text:s/>Система имеет высокую степень обнаружения и расчитана на широкие проходы.</text:p>
          </table:table-cell>
          <table:table-cell table:style-name="ce13" office:value-type="string" calcext:value-type="string">
            <text:p/>
            <text:p>AS/CCTV/MDG/RFID</text:p>
            <text:p>Высокая степень обнаружения</text:p>
            <text:p>Защита самых широких проходов</text:p>
            <text:p>Узкий корпус и минимальная ширина делает антенны практически незаметными для обычных покупателей </text:p>
            <text:p>Стильный дизайн подойдет к любому интерьеру магазина</text:p>
            <text:p>Удлиненный корпус антенн позволит защитить большее пространство</text:p>
            <text:p>Для каждого типа сигналов можно установить свой звуковой и световой  сигнал: вынос товара, джаммер, MDG (металлодетекция), размещение защищенного товара слишком близко к антеннам, RFID</text:p>
            <text:p>Рекламные панели с обеих сторон</text:p>
            <text:p>Выносной контроллер AMS 9060  на 10% компактней, на 50% легче и потребляет меньше энергии, чем все предыдущие модели</text:p>
            <text:p>Модернизация EAS антенн с помощью функции RFID</text:p>
            <text:p>Опционально: Подсчет посетителей</text:p>
          </table:table-cell>
          <table:table-cell table:style-name="ce15"/>
          <table:covered-table-cell/>
          <table:table-cell table:style-name="ce14" table:number-columns-repeated="21"/>
          <table:table-cell table:number-columns-repeated="996"/>
        </table:table-row>
        <table:table-row table:style-name="ro1">
          <table:table-cell table:style-name="ce2" office:value-type="string" calcext:value-type="string">
            <text:p>А-024</text:p>
          </table:table-cell>
          <table:table-cell table:style-name="ce6" office:value-type="string" calcext:value-type="string">
            <text:p>Противокражные ворота Sensormatic Synergy 1180 с поддержкой CCTV и RFID-технологии</text:p>
          </table:table-cell>
          <table:table-cell table:style-name="ce10" office:value-type="string" calcext:value-type="string">
            <text:p><text:a xlink:href="https://www.axioma.pro/catalog/synergy_1180" xlink:type="simple">Противокражные ворота Sensormatic Synergy 1180 с поддержкой CCTV и RFID-технологии</text:a></text:p>
          </table:table-cell>
          <table:table-cell table:style-name="ce12" office:value-type="string" calcext:value-type="string">
            <text:p>Акустомагнитная система Synergy 1180 с возможностью подключения CCTV видеонаблюдения, металлодетектора MDG и поддержкой RFID-технологии.</text:p>
          </table:table-cell>
          <table:table-cell table:style-name="ce13" office:value-type="string" calcext:value-type="string">
            <text:p>Свежее решение от компании Sensormatic - противокражные ворота Synergy 1180 с возможностью подключения CCTV видеонаблюдения, металлодетектора MDG и поддержкой RFID-технологии (опционально счетчик посетителей). Система имеет высокую степень обнаружения и расчитана на широкие проходы. Антенна имеет узкий, удлинненый корпус, что делает её менее заметной для покупателей, на антенны возможна установка рекламных щитов.</text:p>
            <text:p/>
            <text:p>Имеется возможность выбора звукового и цветового сигнала на типы срабатывания: на вынос товара, сработка металлодетектора, выложен товар близко к антенне, обнаружение RFID-метки.</text:p>
            <text:p/>
            <text:p>Рекомендуемм использовать систему в связке с контроллером AMS 9060, который потребляет меньше энергии, чем предыдущие модели.</text:p>
            <text:p/>
            <text:p>Дизайн ворот адаптирован для использования в пространстве магазинов сегмента Fashion.</text:p>
            <text:p/>
            <text:p>Описание</text:p>
            <text:p>EAS/CCTV/MDG/RFID</text:p>
            <text:p>высокая степень обнаружения</text:p>
            <text:p>защита самых широких проходов</text:p>
            <text:p>узкий корпус и минимальная ширина делает антенны практически незаметными для обычных покупателей</text:p>
            <text:p>стильный дизайн подойдет к любому интерьеру магазина</text:p>
            <text:p>удлиненный корпус антенн позволит защитить большее пространство</text:p>
            <text:p>EAS/CCTV/RFID</text:p>
            <text:p>для каждого типа сигналов можно установить свой звуковой и световой сигнал: вынос товара, джаммер, MDG, размещение защищенного товара слишком близко к антеннам, RFID</text:p>
            <text:p>рекламные панели с обеих сторон</text:p>
            <text:p>выносной контроллер AMS 9060 на 10% компактней, на 50% легче и потребляет меньше энергии, чем все предыдущие модели</text:p>
            <text:p>модернизация EAS антенн с помощью функции RFID</text:p>
            <text:p>опционально: подсчет посетителей</text:p>
          </table:table-cell>
          <table:table-cell table:style-name="ce15" office:value-type="string" calcext:value-type="string">
            <text:p>Технические характеристики</text:p>
            <text:p>ТехнологияАМ, MDG, RFID</text:p>
            <text:p>ЦветСерый, Угольный</text:p>
            <text:p>Внеш. Габариты, см165*41,9*8,6</text:p>
          </table:table-cell>
          <table:covered-table-cell/>
          <table:table-cell table:style-name="ce14" table:number-columns-repeated="21"/>
          <table:table-cell table:number-columns-repeated="996"/>
        </table:table-row>
        <table:table-row table:style-name="ro1">
          <table:table-cell table:style-name="ce2" office:value-type="string" calcext:value-type="string">
            <text:p>А-025</text:p>
          </table:table-cell>
          <table:table-cell table:style-name="ce6" office:value-type="string" calcext:value-type="string">
            <text:p>Противокражные ворота Sensormatic Synergy 1175</text:p>
          </table:table-cell>
          <table:table-cell table:style-name="ce10" office:value-type="string" calcext:value-type="string">
            <text:p><text:a xlink:href="https://www.axioma.pro/catalog/synergy_1175" xlink:type="simple">Противокражные ворота Sensormatic Synergy 1175</text:a></text:p>
          </table:table-cell>
          <table:table-cell table:style-name="ce11" office:value-type="string" calcext:value-type="string">
            <text:p>Акустомагнитная система Synergy 1175 с металлодетектором MDG и поддержкой RFID-технологии.</text:p>
          </table:table-cell>
          <table:table-cell table:style-name="ce13" office:value-type="string" calcext:value-type="string">
            <text:p>Свежее решение от компании Sensormatic - противокражные ворота Synergy 1175 с металлодетектором MDG и поддержкой RFID-технологии (опционально счетчик посетителей). Система имеет высокую степень обнаружения и расчитана на широкие проходы. Антенна имеет узкий, удлинненый корпус, что делает её менее заметной для покупателей, на антенны возможна установка рекламных щитов.</text:p>
            <text:p/>
            <text:p>Имеется возможность выбора звукового и цветового сигнала на типы срабатывания: на вынос товара, сработка металлодетектора, выложен товар близко к антенне, обнаружение RFID-метки.</text:p>
            <text:p/>
            <text:p>Рекомендуемм использовать систему в связке с контроллером AMS 9060, который потребляет меньше энергии, чем предыдущие модели.</text:p>
            <text:p/>
            <text:p>Дизайн ворот адаптирован для использования в пространстве магазинов сегмента Fashion.</text:p>
            <text:p/>
            <text:p>Описание</text:p>
            <text:p>EAS/CCTV/MDG/RFID</text:p>
            <text:p>высокая степень обнаружения</text:p>
            <text:p>защита самых широких проходов</text:p>
            <text:p>узкий корпус и минимальная ширина делает антенны практически незаметными для обычных покупателей</text:p>
            <text:p>стильный дизайн подойдет к любому интерьеру магазина</text:p>
            <text:p>удлиненный корпус антенн позволит защитить большее пространство</text:p>
            <text:p>для каждого типа сигналов можно установить свой звуковой и световой сигнал: вынос товара, джаммер, MDG, размещение защищенного товара слишком близко к антеннам, RFID</text:p>
            <text:p>рекламные панели с обеих сторон</text:p>
            <text:p>выносной контроллер AMS 9060 на 10% компактней, на 50% легче и потребляет меньше энергии, чем все предыдущие модели</text:p>
            <text:p>модернизация EAS антенн с помощью функции RFID</text:p>
            <text:p>опционально: подсчет посетителей</text:p>
          </table:table-cell>
          <table:table-cell table:style-name="ce15" office:value-type="string" calcext:value-type="string">
            <text:p>Технические характеристики</text:p>
            <text:p>Технология        АМ, RFID</text:p>
            <text:p>Цвет        Серый, Угольный</text:p>
            <text:p>Внеш. Габариты, см        165*41,9*8,6</text:p>
          </table:table-cell>
          <table:covered-table-cell/>
          <table:table-cell table:style-name="ce14" table:number-columns-repeated="21"/>
          <table:table-cell table:number-columns-repeated="996"/>
        </table:table-row>
        <table:table-row table:style-name="ro1">
          <table:table-cell table:style-name="ce2" office:value-type="string" calcext:value-type="string">
            <text:p>А-026</text:p>
          </table:table-cell>
          <table:table-cell table:style-name="ce6" office:value-type="string" calcext:value-type="string">
            <text:p>Противокражные ворота Sensormatic Synergy 1170</text:p>
          </table:table-cell>
          <table:table-cell table:style-name="ce10" office:value-type="string" calcext:value-type="string">
            <text:p><text:a xlink:href="https://www.axioma.pro/catalog/synergy_1170" xlink:type="simple">Противокражные ворота Sensormatic Synergy 1170</text:a></text:p>
          </table:table-cell>
          <table:table-cell table:style-name="ce13" office:value-type="string" calcext:value-type="string">
            <text:p>Акустомагнитная система Synergy 1170 с металлодетектором MDG и встроенным контроллером (опционально счетчик посетителей). Система имеет высокую степень обнаружения и расчитана на широкие проходы.</text:p>
          </table:table-cell>
          <table:table-cell table:style-name="ce13" office:value-type="string" calcext:value-type="string">
            <text:p>Свежее решение от компании Sensormatic - противокражные ворота Synergy 1170 с металлодетектором MDG и встроенным контроллером (опционально счетчик посетителей). Система имеет высокую степень обнаружения и расчитана на широкие проходы. Антенна имеет узкий, удлинненый корпус, что делает её менее заметной для покупателей, на антенны возможна установка рекламных щитов.</text:p>
            <text:p/>
            <text:p>Имеется возможность выбора звукового и цветового сигнала на типы срабатывания: на вынос товара, сработка металлодетектора, выложен товар близко к антенне.</text:p>
            <text:p/>
            <text:p>Описание</text:p>
            <text:p>EAS/MDG/CCTV</text:p>
            <text:p>для каждого типа сигналов можно установить свой звуковой и световой сигнал: вынос товара, джаммер, MDG, размещение</text:p>
            <text:p>защищенного товара слишком близко к антеннам</text:p>
            <text:p>удаленное управление EAS оборудованием и доступ к отчетности через сеть</text:p>
            <text:p>встроенная функция MDG позволяет распознавать фольгированные сумки</text:p>
            <text:p>размещение защищенных товаров максимально близко к антеннам без ложных срабатываний и сигналов</text:p>
            <text:p>высокая степень обнаружения</text:p>
            <text:p>защита самых широких проходов</text:p>
            <text:p>привлекательный дизайн</text:p>
            <text:p>встроенный контроллер</text:p>
            <text:p>рекламные панели с обеих сторон</text:p>
            <text:p>опционально: подсчет посетителей</text:p>
          </table:table-cell>
          <table:table-cell table:style-name="ce15" office:value-type="string" calcext:value-type="string">
            <text:p>Технические характеристики</text:p>
            <text:p>ТехнологияАМ, MDG</text:p>
            <text:p>ЦветСерый, Угольный</text:p>
            <text:p>Внеш. Габариты, см165*41,9*8,6</text:p>
          </table:table-cell>
          <table:covered-table-cell/>
          <table:table-cell table:style-name="ce14" table:number-columns-repeated="21"/>
          <table:table-cell table:number-columns-repeated="996"/>
        </table:table-row>
        <table:table-row table:style-name="ro1">
          <table:table-cell table:style-name="ce2" office:value-type="string" calcext:value-type="string">
            <text:p>А-027</text:p>
          </table:table-cell>
          <table:table-cell table:style-name="ce6" office:value-type="string" calcext:value-type="string">
            <text:p>Акустомагнитная противокражная система Sensormatic UltraExit</text:p>
          </table:table-cell>
          <table:table-cell table:style-name="ce10" office:value-type="string" calcext:value-type="string">
            <text:p><text:a xlink:href="https://www.axioma.pro/catalog/protivokrajnaya_sistema_ultraexit" xlink:type="simple">Акустомагнитная противокражная система Sensormatic UltraExit</text:a></text:p>
          </table:table-cell>
          <table:table-cell table:style-name="ce11" office:value-type="string" calcext:value-type="string">
            <text:p>Акустомагнитные системы Ultra Exit Sensormatic с выносным блоком электроники. </text:p>
          </table:table-cell>
          <table:table-cell table:style-name="ce13" office:value-type="string" calcext:value-type="string">
            <text:p>Акустомагнитные системы Sensormatic UltraExit являются передовыми для своего класса - с 2009 года в них предусмотрена функция металлодетектора для обнаружения «фольгированных» сумок, используемых магазинными ворами.</text:p>
            <text:p/>
            <text:p>Описание</text:p>
            <text:p>Акустомагнитные системы Sensormatic UltraExit являются передовыми для своего класса - с 2009 года в них предусмотрена функция металлодетектора для обнаружения «фольгированных» сумок, используемых магазинными ворами.</text:p>
            <text:p/>
            <text:p>высокая степень обнаружения</text:p>
            <text:p>защита самых широких проходов</text:p>
            <text:p>опционально встраиваемые сигнализация и счетчик посетителей</text:p>
            <text:p>привлекательный дизайн</text:p>
            <text:p>предусмотрена быстрая смена рекламных панелей</text:p>
            <text:p>возможна дополнительная функция металлодетектора</text:p>
            <text:p>возможно подключение до 4 антенн Ultra Exit к одному блоку AMS 9050</text:p>
          </table:table-cell>
          <table:table-cell table:style-name="ce15" office:value-type="string" calcext:value-type="string">
            <text:p>Технические характеристики</text:p>
            <text:p>Габаритные размеры антенны155 х 49,2 x 12,5 см</text:p>
            <text:p>Габаритные размеры блока управления44,6 х 33,5 x 9,2 см</text:p>
            <text:p>Габаритные размеры ферритовой антенны24 х 8 x 3,8 см</text:p>
            <text:p>Потребляемая мощность200 Вт</text:p>
            <text:p>Рабочая частота58 кГц</text:p>
            <text:p>Рабочая температура0-50 грд</text:p>
            <text:p>Относительная влажность0-90 %</text:p>
          </table:table-cell>
          <table:covered-table-cell/>
          <table:table-cell table:style-name="ce14" table:number-columns-repeated="21"/>
          <table:table-cell table:number-columns-repeated="996"/>
        </table:table-row>
        <table:table-row table:style-name="ro1" table:number-rows-repeated="2">
          <table:table-cell table:style-name="ce2"/>
          <table:table-cell table:style-name="ce7"/>
          <table:table-cell table:style-name="ce10"/>
          <table:table-cell table:style-name="ce11"/>
          <table:table-cell table:style-name="ce13"/>
          <table:table-cell table:style-name="ce15"/>
          <table:table-cell table:style-name="ce4"/>
          <table:table-cell table:style-name="ce14" table:number-columns-repeated="21"/>
          <table:table-cell table:number-columns-repeated="996"/>
        </table:table-row>
        <table:table-row table:style-name="ro1" table:number-rows-repeated="4">
          <table:table-cell table:style-name="ce4"/>
          <table:table-cell table:style-name="ce7"/>
          <table:table-cell table:style-name="ce10"/>
          <table:table-cell table:style-name="ce11"/>
          <table:table-cell table:style-name="ce13"/>
          <table:table-cell table:style-name="ce15"/>
          <table:table-cell table:style-name="ce4"/>
          <table:table-cell table:style-name="ce14" table:number-columns-repeated="21"/>
          <table:table-cell table:number-columns-repeated="996"/>
        </table:table-row>
        <table:table-row table:style-name="ro1">
          <table:table-cell table:style-name="ce4"/>
          <table:table-cell table:style-name="ce6"/>
          <table:table-cell table:style-name="ce4"/>
          <table:table-cell table:style-name="ce11"/>
          <table:table-cell table:style-name="ce13"/>
          <table:table-cell table:style-name="ce15"/>
          <table:table-cell table:style-name="ce4"/>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table-cell table:style-name="ce11"/>
          <table:table-cell table:style-name="ce15" table:number-columns-repeated="2"/>
          <table:table-cell table:style-name="ce4"/>
          <table:table-cell table:style-name="ce14" table:number-columns-repeated="21"/>
          <table:table-cell table:number-columns-repeated="996"/>
        </table:table-row>
        <table:table-row table:style-name="ro3" table:number-rows-repeated="1047570">
          <table:table-cell table:number-columns-repeated="1024"/>
        </table:table-row>
        <table:table-row table:style-name="ro3">
          <table:table-cell table:number-columns-repeated="1024"/>
        </table:table-row>
      </table:table>
      <table:table table:name="Акустомагнитные системы из Китая" table:style-name="ta7">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11"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2" office:value-type="string" calcext:value-type="string">
            <text:p>А-029</text:p>
          </table:table-cell>
          <table:table-cell table:style-name="ce6" office:value-type="string" calcext:value-type="string">
            <text:p>Акустомагнитная противокражная система Ultra Shield (Китай)</text:p>
          </table:table-cell>
          <table:table-cell table:style-name="ce10" office:value-type="string" calcext:value-type="string">
            <text:p><text:a xlink:href="https://www.axioma.pro/catalog/komlekt_iz_2_antenn_ultra_shield" xlink:type="simple">Акустомагнитная противокражная система Ultra Shield (Китай)</text:a></text:p>
          </table:table-cell>
          <table:table-cell table:style-name="ce4" office:value-type="float" office:value="38000" calcext:value-type="float">
            <text:p>38000</text:p>
          </table:table-cell>
          <table:table-cell table:style-name="ce11" office:value-type="string" calcext:value-type="string">
            <text:p>Акустомагнитная противокражная система Ultra Shield (Китай).</text:p>
          </table:table-cell>
          <table:table-cell table:style-name="ce15" office:value-type="string" calcext:value-type="string">
            <text:p>Подробно: Оригинальная версия систем Ultra Shield Sensormatic, окончательно снята с производства 2 года назад. Полный аналог известной модели Ultra Shield произведенн в Китае. Мы имеем опыт продаж этих систем более 3-х лет и гарантируем качество данной системы.</text:p>
            <text:p/>
            <text:p>Встроенная электроника упрощает процесс монтажа и не требует поиска места для дополнительных выносных электронных компонентов.</text:p>
            <text:p/>
            <text:p>Настройка производится оригинальным ПО.</text:p>
            <text:p/>
            <text:p>Антенны изготовлены из ABC пластика – очень прочного высокотехнологичного пластика, благодаря которому они устойчивы к повреждениям и прослужит очень долго</text:p>
            <text:p/>
            <text:p>Преимущество системы Ultra Shield заключается в ее узнаваемости и простоте обслуживания. Десятки монтажных компаний по всей стране могут обеспечить достойный уровень сервисного обслуживания.</text:p>
          </table:table-cell>
          <table:table-cell table:style-name="ce15" office:value-type="string" calcext:value-type="string">
            <text:p>Тип: Акустомагнитная система</text:p>
            <text:p>Комплектация: Master / Slave</text:p>
            <text:p>Корпус: материал полистирол, цвет бело-серый</text:p>
            <text:p>Габаритные размеры антенны: 139*35*14 см.</text:p>
            <text:p>Потребляемая мощность: 100 Вт</text:p>
            <text:p>Рабочая частота: 58 кГц</text:p>
            <text:p>Рабочая температура: 0-50 грд</text:p>
            <text:p>Относительная влажность: 0-90 %</text:p>
            <text:p/>
            <text:p>Обнаружение (Ширина детектирования на этикетку):</text:p>
            <text:p/>
            <text:p>Single (одна стойка), см: 75 + 75</text:p>
            <text:p/>
            <text:p>Dual (две стойки), см: 75 + 150 + 75</text:p>
            <text:p/>
            <text:p>Split (три стойки), см: 75 + 150 + 150 + 75</text:p>
            <text:p/>
            <text:p>Quad (четыре стойки), см: 75 + 150 + 150 + 150 + 75</text:p>
            <text:p/>
            <text:p>*В условиях конкретного объекта ширина детектирования может меняться, в зависимости от помех на объекте.</text:p>
          </table:table-cell>
          <table:table-cell table:style-name="ce14" table:number-columns-repeated="21"/>
          <table:table-cell table:number-columns-repeated="996"/>
        </table:table-row>
        <table:table-row table:style-name="ro5">
          <table:table-cell table:style-name="ce2" office:value-type="string" calcext:value-type="string">
            <text:p>А-030</text:p>
          </table:table-cell>
          <table:table-cell table:style-name="ce6" office:value-type="string" calcext:value-type="string">
            <text:p>Акустомагнитная противокражная система Ultra Exit (Китай)</text:p>
          </table:table-cell>
          <table:table-cell table:style-name="ce10" office:value-type="string" calcext:value-type="string">
            <text:p><text:a xlink:href="https://www.axioma.pro/catalog/komlekt_iz_2_antenn_ultra_exit" xlink:type="simple">Акустомагнитная противокражная система Ultra Exit (Китай)</text:a></text:p>
          </table:table-cell>
          <table:table-cell table:style-name="ce4" office:value-type="float" office:value="72000" calcext:value-type="float">
            <text:p>72000</text:p>
          </table:table-cell>
          <table:table-cell table:style-name="ce12" office:value-type="string" calcext:value-type="string">
            <text:p>Акустомагнитная противокражная система Ultra Exit (Китай) с выносным блоком электроники. </text:p>
          </table:table-cell>
          <table:table-cell table:style-name="ce13" office:value-type="string" calcext:value-type="string">
            <text:p>Акустомагнитная противокражная система Ultra Exit (Китай) - является передовой для своего класса.</text:p>
            <text:p/>
            <text:p>Преимущества:</text:p>
            <text:p/>
            <text:p>высокая степень обнаружения</text:p>
            <text:p>защита самых широких проходов</text:p>
            <text:p>возможность защиты фольгированного товара</text:p>
            <text:p>привлекательный дизайн</text:p>
            <text:p>подключение до 4 антенн Ultra Exit к одному блоку AMS 9050</text:p>
          </table:table-cell>
          <table:table-cell table:style-name="ce15" office:value-type="string" calcext:value-type="string">
            <text:p>Тип: Акустомагнитная система (Китай)</text:p>
            <text:p>Комплектация: две антенны + блок электроники.</text:p>
            <text:p>Корпус: материал пластик, цвет серый</text:p>
            <text:p>Габаритные размеры антенны: 152*55*12 см.</text:p>
            <text:p>Габаритные размеры блока управления: 44,6 х 33,5 x 9,2 см</text:p>
            <text:p>Потребляемая мощность: 200 Вт</text:p>
            <text:p>Рабочая частота: 58 кГц</text:p>
            <text:p>Рабочая температура: 0-50 грд.</text:p>
            <text:p>Относительная влажность: 0-90 %</text:p>
            <text:p>Обнаружение (Ширина детектирования на этикетку):</text:p>
            <text:p/>
            <text:p>Single (одна стойка, один блок AMS 9050), см: 90 + 90</text:p>
            <text:p>Dual (две стойки, один блок AMS 9050),см: 90 + 180 + 90</text:p>
            <text:p>Split (три стойки, один блок AMS 9050),см: 90 + 180 + 180 + 90</text:p>
            <text:p>Quad (четыре стойки, один блок AMS 9050),см: 90 + 180 + 180 + 180 + 90</text:p>
            <text:p>*В условиях конкретного объекта ширина детектирования может меняться, в зависимости от помех на объекте.</text:p>
          </table:table-cell>
          <table:table-cell table:style-name="ce14" table:number-columns-repeated="21"/>
          <table:table-cell table:number-columns-repeated="996"/>
        </table:table-row>
        <table:table-row table:style-name="ro1">
          <table:table-cell table:style-name="ce2" office:value-type="string" calcext:value-type="string">
            <text:p>А-030-5</text:p>
          </table:table-cell>
          <table:table-cell table:style-name="ce6" office:value-type="string" calcext:value-type="string">
            <text:p>Блок электроники AMS-9050 (Китай)</text:p>
          </table:table-cell>
          <table:table-cell table:style-name="ce10" office:value-type="string" calcext:value-type="string">
            <text:p>Блок электроники AMS-9050 (Китай)</text:p>
          </table:table-cell>
          <table:table-cell table:style-name="ce4" office:value-type="float" office:value="44000" calcext:value-type="float">
            <text:p>44000</text:p>
          </table:table-cell>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2"/>
          <table:table-cell table:style-name="ce7"/>
          <table:table-cell table:style-name="ce10"/>
          <table:table-cell table:style-name="ce4"/>
          <table:table-cell table:style-name="ce13" table:number-columns-repeated="2"/>
          <table:table-cell table:style-name="ce15"/>
          <table:table-cell table:style-name="ce14" table:number-columns-repeated="21"/>
          <table:table-cell table:number-columns-repeated="996"/>
        </table:table-row>
        <table:table-row table:style-name="ro1">
          <table:table-cell table:style-name="ce2"/>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6">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Акустомагнитные датчики" table:style-name="ta8">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office:value-type="string" calcext:value-type="string">
            <text:p>Расходники</text:p>
          </table:table-cell>
          <table:table-cell table:style-name="ce14" table:number-columns-repeated="18"/>
          <table:table-cell table:number-columns-repeated="996"/>
        </table:table-row>
        <table:table-row table:style-name="ro2">
          <table:table-cell table:style-name="ce2" office:value-type="string" calcext:value-type="string">
            <text:p>А-031</text:p>
          </table:table-cell>
          <table:table-cell table:style-name="ce6" office:value-type="string" calcext:value-type="string">
            <text:p>Датчик акустомагнитный для кофе и товаров в мягкой упаковке.</text:p>
          </table:table-cell>
          <table:table-cell table:style-name="ce10" office:value-type="string" calcext:value-type="string">
            <text:p>Датчик акустомагнитный для кофе и товаров в мягкой упаковке.</text:p>
          </table:table-cell>
          <table:table-cell table:style-name="ce4" office:value-type="float" office:value="16.3" calcext:value-type="float">
            <text:p>16,3</text:p>
          </table:table-cell>
          <table:table-cell table:style-name="ce11" office:value-type="string" calcext:value-type="string">
            <text:p>Датчик акустомагнитный для кофе и товаров в мягкой упаковке. </text:p>
          </table:table-cell>
          <table:table-cell table:style-name="ce15" office:value-type="string" calcext:value-type="string">
            <text:p>Датчик акустомагнитный Milk Tag, для товаров в мягкой упаковке - жёсткий специализированный акустомагнитный датчик предназначен для противокражной защиты групп товаров, на которые невозможно прикрепить обычные защитные датчики или этикетки - металлизированные и фольгированные пакеты, вакуумные упаковки, блистеры и т.п. Крепление датчика происходит при помощи запорной клипсы. Тип замка дает возможность использовать стандартный съемник, что очень удобно в эксплуатации. Зажимной механизм антикражного датчика Milk не повредит упаковку.</text:p>
            <text:p/>
            <text:p>Датчик Milk Tag работает со всеми противокражными системами, любого производителя. Корпус датчика изготовлен из ударопрочного пластика. Датчик является многоразовым.</text:p>
          </table:table-cell>
          <table:table-cell table:style-name="ce15" office:value-type="string" calcext:value-type="string">
            <text:p>Частота: 58 кГц</text:p>
            <text:p>Материал: пластик</text:p>
            <text:p>Цвет: чёрный</text:p>
            <text:p>Размер датчика: 68*40*15 мм</text:p>
            <text:p>Блокировка: магнитный замок</text:p>
            <text:p>Упаковка: 500 шт / коробка</text:p>
            <text:p>Вес упаковки: 11,95 кг.</text:p>
            <text:p>Размеры упаковки: 45*28*25 см, объём 0,031 м3</text:p>
            <text:p>Защищаемые товары</text:p>
            <text:p>Кофе, молоко, чипсы в tetra упаковке, в том числе фольгированной.</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32</text:p>
          </table:table-cell>
          <table:table-cell table:style-name="ce6" office:value-type="string" calcext:value-type="string">
            <text:p>Датчик акустомагнитный для очков Optical Tag</text:p>
          </table:table-cell>
          <table:table-cell table:style-name="ce10" office:value-type="string" calcext:value-type="string">
            <text:p><text:a xlink:href="https://www.axioma.pro/catalog/akustomagnitny_optical_tag" xlink:type="simple">Датчик акустомагнитный для очков Optical Tag</text:a></text:p>
          </table:table-cell>
          <table:table-cell table:style-name="ce4" office:value-type="float" office:value="20" calcext:value-type="float">
            <text:p>20</text:p>
          </table:table-cell>
          <table:table-cell table:style-name="ce12" office:value-type="string" calcext:value-type="string">
            <text:p>Датчик акстомагнитный для очков Optical Tag.</text:p>
          </table:table-cell>
          <table:table-cell table:style-name="ce13" office:value-type="string" calcext:value-type="string">
            <text:p>Датчик акустомагнитный для очков Optical Tag, крепится на душки очков, а благодаря компактному размеру, не доставляют особого дискомфорта при подборе очков. Замок датчика выполнен по технологии Special Lock, обеспечивающей надёжное крепление, а усиленная пластмасса гарантирует прочность при любом внешнем воздействии</text:p>
            <text:p/>
            <text:p>Работает со всеми противокражными системами акустомагнитной технологии. Снимается с товара механическим съёмником Optical Tag. Датчик является многоразовым.</text:p>
          </table:table-cell>
          <table:table-cell table:style-name="ce15" office:value-type="string" calcext:value-type="string">
            <text:p>Частота: 58 кГц</text:p>
            <text:p>Материал: пластик</text:p>
            <text:p>Цвет: серый</text:p>
            <text:p>Размер датчика: 25*25 мм</text:p>
            <text:p>Замок: механический</text:p>
            <text:p>Упаковка: 1 000 шт / коробка</text:p>
            <text:p>Вес упаковки: 10 кг.</text:p>
            <text:p>Размеры упаковки: 40*30*17 см, объём 0,020 м3</text:p>
            <text:p>Защищаемые товары</text:p>
            <text:p>Медицинские и солнцезащитные очки, ювелирные изделия (браслеты, ожерелья и т.п.). </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33</text:p>
          </table:table-cell>
          <table:table-cell table:style-name="ce6" office:value-type="string" calcext:value-type="string">
            <text:p>Датчик акустомагнитный, баночный Can Tag</text:p>
          </table:table-cell>
          <table:table-cell table:style-name="ce10" office:value-type="string" calcext:value-type="string">
            <text:p><text:a xlink:href="https://www.axioma.pro/catalog/akustomagnitny_can_tag" xlink:type="simple">Датчик акустомагнитный, баночный Can Tag</text:a></text:p>
          </table:table-cell>
          <table:table-cell table:style-name="ce4" office:value-type="string" calcext:value-type="string">
            <text:p>по запросу</text:p>
          </table:table-cell>
          <table:table-cell table:style-name="ce11" office:value-type="string" calcext:value-type="string">
            <text:p>Датчик акустомагнитный, баночный Can Tag - стальной трос, длиной 400 мм.</text:p>
          </table:table-cell>
          <table:table-cell table:style-name="ce13" office:value-type="string" calcext:value-type="string">
            <text:p>Датчик акустомагнитный, баночный Can Tag - применяется для защиты баночной и бутылочной продукции, крепится на защищаемый товар стальным тросиком, длиной 400 мм. Конструкция баночного датчика предусматривает специальную защиту поверхности защищаемого товара от механического воздействия тросиком: металлический тросик спрятан в специальной мягкой оболочке, что исключает случаи порчи товара. У покупателя остается возможность осмотреть товар и получить всю необходимую информацию.</text:p>
            <text:p/>
            <text:p>Работает со всеми антикражными системами акустомагнитной технологии. Корпус изготовлен из ударопрочного пластика. Снимается датчик с продукции любым универсальным съёмником Датчик является многоразовым.</text:p>
          </table:table-cell>
          <table:table-cell table:style-name="ce15" office:value-type="string" calcext:value-type="string">
            <text:p>Частота: 58 кГц</text:p>
            <text:p>Материал: пластик</text:p>
            <text:p>Цвет: чёрный</text:p>
            <text:p>Диаметр датчика: 30*35 мм</text:p>
            <text:p>Длина тросика: 400 мм</text:p>
            <text:p>Блокировка: магнитный замок</text:p>
            <text:p>Упаковка: 500 шт / коробка</text:p>
            <text:p>Вес упаковки: 16,5 кг</text:p>
            <text:p>Размеры упаковки: 60*48*20 см, объём 0,057 м3</text:p>
            <text:p>Защищаемые товары</text:p>
            <text:p>Алкогольная продукция, продукты питания, строительные материалы, хозяйственные товары.</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34</text:p>
          </table:table-cell>
          <table:table-cell table:style-name="ce6" office:value-type="string" calcext:value-type="string">
            <text:p>Датчик акустомагнитный Pencil Tag mini</text:p>
          </table:table-cell>
          <table:table-cell table:style-name="ce26" office:value-type="string" calcext:value-type="string">
            <text:p><text:a xlink:href="https://www.axioma.pro/catalog/zhestkij_datchik_pensil_tag" xlink:type="simple">Датчик акустомагнитный Pencil Tag mini</text:a></text:p>
          </table:table-cell>
          <table:table-cell table:style-name="ce4" office:value-type="float" office:value="4" calcext:value-type="float">
            <text:p>4</text:p>
          </table:table-cell>
          <table:table-cell table:style-name="ce13" office:value-type="string" calcext:value-type="string">
            <text:p>Датчик акустомагнитный Pencil Tag mini - самый лёгкий датчик (вес всего лишь 7,5 гр.), который наиболее часто используется в магазинах одежды, белья, изделий из деликатных тканей и др.</text:p>
            <text:p/>
            <text:p>Внимание: гвоздик (игла) в комплект поставки не входит, покупается отдельно!</text:p>
          </table:table-cell>
          <table:table-cell table:style-name="ce13" office:value-type="string" calcext:value-type="string">
            <text:p>Датчик акустомагнитный Pencil Tag mini - самый лёгкий датчик (вес всего лишь 7,5 гр.), который наиболее часто используется в магазинах одежды, белья, изделий из деликатных тканей и др. Датчик крепится к товару при помощи клипсы - гвоздика, также возможно использование тросика (для защиты от краж товаров, к которым невозможно прикрепиться клипсой). Датчик совместим со всеми имеющимися на рынке акустомагнитными антикражными воротами и снимается при помощи универсального магнитного съёмника. Датчик является многоразовым.</text:p>
            <text:p/>
            <text:p>Внимание: гвоздик (игла) в комплект поставки не входит, покупается отдельно!</text:p>
          </table:table-cell>
          <table:table-cell table:style-name="ce15" office:value-type="string" calcext:value-type="string">
            <text:p>Частота: 58 кГц</text:p>
            <text:p>Материал: пластик</text:p>
            <text:p>Цвет: серый</text:p>
            <text:p>Размер датчика: 45*13 мм</text:p>
            <text:p>Блокировка: магнитный замок</text:p>
            <text:p>Упаковка: 1000 шт / коробка</text:p>
            <text:p>Вес упаковки: 7,5 кг</text:p>
            <text:p>Размеры упаковки: 40*30*14 см, объём 0,017 м3</text:p>
            <text:p/>
            <text:p>Защищаемые товары</text:p>
            <text:p>Одежда, нижнее бельё и деликатные ткани, обувь, сумки и рюкзаки, наручные часы, бытовая техника и электроника, игрушки и товары для детей, строительные материалы, автомобильные запчасти, хозяйственные товары, спортивные товары, полотенца.</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3" office:value-type="string" calcext:value-type="string">
            <text:p>А-034-5</text:p>
          </table:table-cell>
          <table:table-cell table:style-name="ce6" office:value-type="string" calcext:value-type="string">
            <text:p>Датчик акустомагнитный Pencil Tag Midi </text:p>
          </table:table-cell>
          <table:table-cell table:style-name="ce26" office:value-type="string" calcext:value-type="string">
            <text:p>Датчик акустомагнитный Pencil Tag Midi </text:p>
          </table:table-cell>
          <table:table-cell table:style-name="ce4" office:value-type="float" office:value="4.8" calcext:value-type="float">
            <text:p>4,8</text:p>
          </table:table-cell>
          <table:table-cell table:style-name="ce13" office:value-type="string" calcext:value-type="string">
            <text:p>Датчик акустомагнитный Pencil Tag mini 50 мм.. Упаковка: 1 000 шт / коробка</text:p>
            <text:p>Вес упаковки: 9,0 кг</text:p>
            <text:p>Внимание: гвоздик (игла) в комплект поставки не входит, покупается отдельно!</text:p>
          </table:table-cell>
          <table:table-cell table:style-name="ce13" office:value-type="string" calcext:value-type="string">
            <text:p>Датчик акустомагнитный Pencil Tag mini - самый лёгкий датчик (вес всего лишь 7,5 гр.), который наиболее часто используется в магазинах одежды, белья, изделий из деликатных тканей и др. Датчик крепится к товару при помощи клипсы - гвоздика, также возможно использование тросика (для защиты от краж товаров, к которым невозможно прикрепиться клипсой). Датчик совместим со всеми имеющимися на рынке акустомагнитными антикражными воротами и снимается при помощи универсального магнитного съёмника. Датчик является многоразовым.</text:p>
            <text:p/>
            <text:p>Внимание: гвоздик (игла) в комплект поставки не входит, покупается отдельно!</text:p>
          </table:table-cell>
          <table:table-cell table:style-name="ce15" office:value-type="string" calcext:value-type="string">
            <text:p>Частота: 58 кГц</text:p>
            <text:p>Материал: пластик</text:p>
            <text:p>Цвет: серый</text:p>
            <text:p>Размер датчика: 45*13 мм</text:p>
            <text:p>Блокировка: магнитный замок</text:p>
            <text:p>Упаковка: 1000 шт / коробка</text:p>
            <text:p>Вес упаковки: 7,5 кг</text:p>
            <text:p>Размеры упаковки: 40*30*14 см, объём 0,017 м3</text:p>
            <text:p/>
            <text:p>Защищаемые товары</text:p>
            <text:p>Одежда, нижнее бельё и деликатные ткани, обувь, сумки и рюкзаки, наручные часы, бытовая техника и электроника, игрушки и товары для детей, строительные материалы, автомобильные запчасти, хозяйственные товары, спортивные товары, полотенца.</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35</text:p>
          </table:table-cell>
          <table:table-cell table:style-name="ce6" office:value-type="string" calcext:value-type="string">
            <text:p>Датчик акустомагнитный Super Tag III</text:p>
          </table:table-cell>
          <table:table-cell table:style-name="ce10" office:value-type="string" calcext:value-type="string">
            <text:p><text:a xlink:href="https://www.axioma.pro/catalog/jestkiy_datchik_supertag_ii" xlink:type="simple">Датчик акустомагнитный Super Tag III</text:a></text:p>
          </table:table-cell>
          <table:table-cell table:style-name="ce4" office:value-type="string" calcext:value-type="string">
            <text:p>по запросу</text:p>
          </table:table-cell>
          <table:table-cell table:style-name="ce11" office:value-type="string" calcext:value-type="string">
            <text:p>Датчик акустомагнитный Super Tag III.                      Упаковка: 1 000 шт / коробка</text:p>
            <text:p>Внимание: гвоздик (игла) в комплект поставки не входит, покупается отдельно!</text:p>
          </table:table-cell>
          <table:table-cell table:style-name="ce13" office:value-type="string" calcext:value-type="string">
            <text:p>Датчик акустомагнитный Super Tag III - это многоразовая противокражная бирка, которая крепится на товар с помощью гвоздика. При покупке товара бирка снимается при помощи ручного механического съемника МК-225. Выпускаются датчики серого цвета.</text:p>
            <text:p/>
            <text:p>Датчик также применяется со специальными тросиками, которые изготовлены из прочной стальной проволоки. С помощью тросиков возможна защита широкого ассортимента товаров, к которым невозможно прикрепить бирку, используя только кнопку (например, сумки, обувь). Датчик является многоразовым.</text:p>
            <text:p/>
            <text:p/>
            <text:p>Внимание: гвоздик (игла) в комплект поставки не входит, покупается отдельно!</text:p>
          </table:table-cell>
          <table:table-cell table:style-name="ce15" office:value-type="string" calcext:value-type="string">
            <text:p>Частота: 58 кГц</text:p>
            <text:p>Материал: пластик</text:p>
            <text:p>Цвет: серый</text:p>
            <text:p>Размер датчика: 88*30 мм</text:p>
            <text:p>Замок: механический/стальная пластина</text:p>
            <text:p>Упаковка: 1 000 шт / коробка</text:p>
            <text:p>Вес упаковки: 14 кг.</text:p>
            <text:p>Размеры упаковки: 59*40*20 см, объём 0,047 м3</text:p>
            <text:p>Защищаемые товары</text:p>
            <text:p>Одежда, нижнее бельё и деликатные ткани, игрушки и товары для детей, автомобильные запчасти.</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36</text:p>
          </table:table-cell>
          <table:table-cell table:style-name="ce6" office:value-type="string" calcext:value-type="string">
            <text:p>Датчик акустомагнитный Mini Super Tag</text:p>
          </table:table-cell>
          <table:table-cell table:style-name="ce10" office:value-type="string" calcext:value-type="string">
            <text:p><text:a xlink:href="https://www.axioma.pro/catalog/jestkiy_datchik_supertagmini" xlink:type="simple">Датчик акустомагнитный Mini Super Tag</text:a></text:p>
          </table:table-cell>
          <table:table-cell table:style-name="ce4" office:value-type="string" calcext:value-type="string">
            <text:p>по запросу</text:p>
          </table:table-cell>
          <table:table-cell table:style-name="ce11" office:value-type="string" calcext:value-type="string">
            <text:p>Датчик акустомагнитный Mini Super Tag. Упаковка: 1 000 шт / коробка</text:p>
            <text:p/>
            <text:p>Внимание: гвоздик (игла) в комплект поставки не входит, покупается отдельно!</text:p>
          </table:table-cell>
          <table:table-cell table:style-name="ce13" office:value-type="string" calcext:value-type="string">
            <text:p>Датчик акустомагнитный Mini Super Tag завоевал широкую популярность благодаря сравнительно небольшим размерам, оптимальным рабочим характеристикам, надежности и удобству в эксплуатации.</text:p>
            <text:p/>
            <text:p>Это многоразовая противокражная бирка, которая крепится на товар с помощью гвоздика. При покупке товара бирка снимается при помощи ручного механического съемника МК-225. Выпускаются датчики серого цвета.</text:p>
            <text:p/>
            <text:p>Датчик также применяется со специальными тросиками, которые изготовлены из прочной стальной проволоки. С помощью тросиков возможна защита широкого ассортимента товаров, к которым невозможно прикрепить бирку, используя только кнопку (например, сумки, обувь). Датчик является многоразовым.</text:p>
            <text:p/>
            <text:p/>
            <text:p>Внимание: гвоздик (игла) в комплект поставки не входит, покупается отдельно!</text:p>
          </table:table-cell>
          <table:table-cell table:style-name="ce15" office:value-type="string" calcext:value-type="string">
            <text:p>Частота: 58 кГц</text:p>
            <text:p>Материал: пластик</text:p>
            <text:p>Цвет: серый</text:p>
            <text:p>Размер датчика: 54*32 мм</text:p>
            <text:p>Замок: механический/стальная пластина</text:p>
            <text:p>Упаковка: 1000 шт / коробка</text:p>
            <text:p>Вес упаковки: 12,0 кг</text:p>
            <text:p>Размеры упаковки: 59*40*14 см, объём 0,033 м3</text:p>
            <text:p>Защищаемые товары</text:p>
            <text:p>Одежда, нижнее бельё и деликатные ткани, игрушки и товары для детей, автомобильные запчасти</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37</text:p>
          </table:table-cell>
          <table:table-cell table:style-name="ce6" office:value-type="string" calcext:value-type="string">
            <text:p>Гвоздик (игла) для датчиков Pencil Tag​</text:p>
          </table:table-cell>
          <table:table-cell table:style-name="ce10" office:value-type="string" calcext:value-type="string">
            <text:p><text:a xlink:href="https://www.axioma.pro/catalog/gvozdik_AM" xlink:type="simple">Гвоздик (игла) для датчиков Pencil Tag​</text:a></text:p>
          </table:table-cell>
          <table:table-cell table:style-name="ce4" office:value-type="float" office:value="0.4" calcext:value-type="float">
            <text:p>0,4</text:p>
          </table:table-cell>
          <table:table-cell table:style-name="ce11" office:value-type="string" calcext:value-type="string">
            <text:p>Гвоздик (игла), с насечкой, длиной 16 мм, упакован в картонные коробки по 1 000 штук.</text:p>
          </table:table-cell>
          <table:table-cell table:style-name="ce13" office:value-type="string" calcext:value-type="string">
            <text:p>Гвоздик (игла) для датчиков Pencil Tag- стандартный гладкий либо с насечкой металлический гвоздик, длиной 16 мм, упакован в картонные коробки по 1 000 штук, предназначен для радиочастотных и акустомагнитных жёстких многоразовых датчиков.</text:p>
          </table:table-cell>
          <table:table-cell table:style-name="ce15" office:value-type="string" calcext:value-type="string">
            <text:p>Длина иглы: 16 мм</text:p>
            <text:p>Поверхность: гладкая /с насечкой</text:p>
            <text:p>Упаковка: 20 000 шт.</text:p>
            <text:p>Вес упаковки: 21,0 кг</text:p>
            <text:p>Размеры упаковки: 47*32*14 см, объём 0,020 м3</text:p>
            <text:p>Индивидуальная упаковка: 1 000 шт., вес 1,05 кг</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38</text:p>
          </table:table-cell>
          <table:table-cell table:style-name="ce6" office:value-type="string" calcext:value-type="string">
            <text:p>Гвоздик (игла) для датчиков SuperTag</text:p>
          </table:table-cell>
          <table:table-cell table:style-name="ce10" office:value-type="string" calcext:value-type="string">
            <text:p><text:a xlink:href="https://www.axioma.pro/catalog/gvozdik-igla-super-tag" xlink:type="simple">Гвоздик (игла) для датчиков SuperTag</text:a></text:p>
          </table:table-cell>
          <table:table-cell table:style-name="ce4" office:value-type="string" calcext:value-type="string">
            <text:p>по запросу</text:p>
          </table:table-cell>
          <table:table-cell table:style-name="ce11" office:value-type="string" calcext:value-type="string">
            <text:p>Гвоздик (игла) для датчиков SuperTag с насечкой. </text:p>
          </table:table-cell>
          <table:table-cell table:style-name="ce13" office:value-type="string" calcext:value-type="string">
            <text:p>Гвоздик (игла) для датчиков SuperTag - применяется для защиты различных товаров из ткани, и других материалов, имеющих отверстия или петли. Благодаря своему небольшому размеру, игла продевается через шов или через петлю в одежде и вставляется в отверстие датчика Super tag. Вытаскивается игла только с помощью специального устройства – механический съёмник МК-225. Благодаря своим характеристикам и большой площади шляпки, гвоздик не оставляет следов на одежде. Данная игла имеет хорошие противокражные показатели, из-за специальных насечек, которые не позволяют выдернуть её из замка датчика.</text:p>
          </table:table-cell>
          <table:table-cell table:style-name="ce15" office:value-type="string" calcext:value-type="string">
            <text:p>Длина иглы: 16 мм</text:p>
            <text:p>Диаметр: 20 мм</text:p>
            <text:p>Упаковка: 1 000 шт / коробка</text:p>
            <text:p>Защищаемые товары</text:p>
            <text:p>Бельё, одежда из деликатных тканей, спортивная одежда, товары для дома, головные уборы. </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number-rows-repeated="3">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3">
          <table:table-cell table:number-columns-repeated="1024"/>
        </table:table-row>
        <table:table-row table:style-name="ro3">
          <table:table-cell table:number-columns-repeated="1024"/>
        </table:table-row>
      </table:table>
      <table:table table:name="Акустомагнитные этикетки" table:style-name="ta9">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office:value-type="string" calcext:value-type="string">
            <text:p>Расходники</text:p>
          </table:table-cell>
          <table:table-cell table:style-name="ce14" table:number-columns-repeated="18"/>
          <table:table-cell table:number-columns-repeated="996"/>
        </table:table-row>
        <table:table-row table:style-name="ro2">
          <table:table-cell table:style-name="ce2" office:value-type="string" calcext:value-type="string">
            <text:p>А-039</text:p>
          </table:table-cell>
          <table:table-cell table:style-name="ce6" office:value-type="string" calcext:value-type="string">
            <text:p>Этикетка акустомагнитная двухконтурная DR, ложный штрих-код, (аналог Китай)</text:p>
          </table:table-cell>
          <table:table-cell table:style-name="ce10" office:value-type="string" calcext:value-type="string">
            <text:p><text:a xlink:href="https://www.axioma.pro/catalog/etiketka_mini-ultra-strip_3" xlink:type="simple">Этикетка акустомагнитная двухконтурная DR, ложный штрих-код, (аналог Китай)</text:a></text:p>
          </table:table-cell>
          <table:table-cell table:style-name="ce4" office:value-type="float" office:value="4700" calcext:value-type="float">
            <text:p>4700</text:p>
          </table:table-cell>
          <table:table-cell table:style-name="ce11" office:value-type="string" calcext:value-type="string">
            <text:p>Этикетка акустомагнитная двухконтурная DR, ложный штрих-код, (аналог Китай). 5 000 штук / коробка</text:p>
          </table:table-cell>
          <table:table-cell table:style-name="ce15" office:value-type="string" calcext:value-type="string">
            <text:p>Этикетка акустомагнитная двухконтурная DR, ложный штрих-код, (аналог Китай) обеспечивает максимально высокий уровень детектирования и применяются для защиты широкого ассортимента товаров в ритейле. При использовании бесконтактных деактиваторов возможно размещение защитных этикеток внутри упаковки. За счет своих малых размеров (44,6 х 10,16 х 1,73 мм) этикетки могут применяться для защиты мелких товаров. Этикетки также можно использовать как дублирующую защиту вместе с жесткими бирками в магазинах одежды. При оплате товара на кассе необходимо провести деактивацию этикетки-наклейки Sensormatic MUSIII при помощи стандартного акустомагнитного деактиватора АМВ 2011.</text:p>
            <text:p/>
            <text:p>Этикетка для одноразового применения, после деактивации не работает.</text:p>
          </table:table-cell>
          <table:table-cell table:style-name="ce15" office:value-type="string" calcext:value-type="string">
            <text:p>Частота: 58khz</text:p>
            <text:p>Размер этикетки: 45*10*1,8 мм</text:p>
            <text:p>Цвет: Штрих-код</text:p>
            <text:p>Упаковка: 5 000 штук / коробка</text:p>
            <text:p>Вес упаковки: 3,5 кг /коробка</text:p>
            <text:p>Размеры упаковки: 28*21*10,5 см, объём 0,006 м3</text:p>
            <text:p>Защищаемые товары</text:p>
            <text:p>Косметика и парфюмерия, мобильные телефоны, смартфоны, фотоаппараты, видеокамеры, планшеты, электронные книги, навигаторы, бытовая техника и электроника, ноутбуки и нетбуки, алкогольная продукция.</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40</text:p>
          </table:table-cell>
          <table:table-cell table:style-name="ce6" office:value-type="string" calcext:value-type="string">
            <text:p>Акустомагнитная этикетка Sensormatic МUS III с ложным штрих - кодом DR</text:p>
          </table:table-cell>
          <table:table-cell table:style-name="ce28" office:value-type="string" calcext:value-type="string">
            <text:p><text:a xlink:href="https://www.axioma.pro/catalog/etiketka_mini-ultra-strip_2" xlink:type="simple">Акустомагнитная этикетка Sensormatic МUS III с ложным штрих - кодом DR</text:a></text:p>
          </table:table-cell>
          <table:table-cell table:style-name="ce4" office:value-type="float" office:value="9800" calcext:value-type="float">
            <text:p>9800</text:p>
          </table:table-cell>
          <table:table-cell table:style-name="ce12" office:value-type="string" calcext:value-type="string">
            <text:p>Акустомагнитная этикетка Sensormatic МUS III с ложным штрих - кодом DR. 5 000 штук / коробка</text:p>
          </table:table-cell>
          <table:table-cell table:style-name="ce13" office:value-type="string" calcext:value-type="string">
            <text:p>Акустомагнитная этикетка Sensormatic МUS III с ложным штрих - кодом DR обеспечивает высокий уровень детектирования и применяются для защиты широкого ассортимента товаров в ритейле. При использовании бесконтактных деактиваторов возможно размещение защитных этикеток внутри упаковки. За счет своих малых размеров (44,6 х 10,16 х 1,73 мм) этикетки могут применяться для защиты мелких товаров. Этикетки также можно использовать как дублирующую защиту вместе с жесткими бирками в магазинах одежды. При оплате товара на кассе необходимо провести деактивацию этикетки-наклейки при помощи стандартного акустомагнитного деактиватора АМВ 2011.</text:p>
            <text:p/>
            <text:p>Этикетка для одноразового применения, после деактивации не работает.</text:p>
          </table:table-cell>
          <table:table-cell table:style-name="ce15" office:value-type="string" calcext:value-type="string">
            <text:p>Частота: 58khz</text:p>
            <text:p>Размер этикетки: 45*10*1,8 мм</text:p>
            <text:p>Цвет: Штрих-код</text:p>
            <text:p>Упаковка: 5 000 штук / коробка</text:p>
            <text:p>Вес упаковки: 3,5 кг /коробка</text:p>
            <text:p>Размеры упаковки: 28*21*10,5 см, объём 0,006 м3</text:p>
            <text:p>Защищаемые товары</text:p>
            <text:p>Косметика и парфюмерия, мобильные телефоны, смартфоны, фотоаппараты, видеокамеры, планшеты, электронные книги, навигаторы, бытовая техника и электроника, ноутбуки и нетбуки, алкогольная продукция.</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office:value-type="string" calcext:value-type="string">
            <text:p>А-041</text:p>
          </table:table-cell>
          <table:table-cell table:style-name="ce6" office:value-type="string" calcext:value-type="string">
            <text:p>Акустомагнитная этикетка Sensormatic МUS II с ложным штрих - кодом LE</text:p>
          </table:table-cell>
          <table:table-cell table:style-name="ce10" office:value-type="string" calcext:value-type="string">
            <text:p><text:a xlink:href="https://www.axioma.pro/catalog/mus-2-le" xlink:type="simple">Акустомагнитная этикетка Sensormatic МUS II с ложным штрих - кодом LE</text:a></text:p>
          </table:table-cell>
          <table:table-cell table:style-name="ce4" office:value-type="string" calcext:value-type="string">
            <text:p>по запросу</text:p>
          </table:table-cell>
          <table:table-cell table:style-name="ce11" office:value-type="string" calcext:value-type="string">
            <text:p>Акустомагнитная этикетка Sensormatic МUS II с ложным штрих - кодом LE. 5 000 штук / коробка</text:p>
          </table:table-cell>
          <table:table-cell table:style-name="ce13" office:value-type="string" calcext:value-type="string">
            <text:p>Акустомагнитная этикетка Sensormatic МUS II с ложным штрих - кодом LE обеспечивает высокий уровень детектирования и применяются для защиты широкого ассортимента товаров в ритейле. При использовании бесконтактных деактиваторов возможно размещение защитных этикеток внутри упаковки. За счет своих малых размеров (44,6 х 10,16 х 1,73 мм) этикетки могут применяться для защиты мелких товаров. Этикетки также можно использовать как дублирующую защиту вместе с жесткими бирками в магазинах одежды. При оплате товара на кассе необходимо провести деактивацию этикетки-наклейки при помощи стандартного акустомагнитного деактиватора АМВ 2011.</text:p>
            <text:p/>
            <text:p>Этикетка для одноразового применения, после деактивации не работает.</text:p>
          </table:table-cell>
          <table:table-cell table:style-name="ce15" office:value-type="string" calcext:value-type="string">
            <text:p>Частота: 58khz</text:p>
            <text:p>Размер этикетки: 45*10*1,8 мм</text:p>
            <text:p>Цвет: Штрих-код</text:p>
            <text:p>Упаковка: 5 000 штук / коробка</text:p>
            <text:p>Вес упаковки: 3,5 кг /коробка</text:p>
            <text:p>Размеры упаковки: 28*21*10,5 см, объём 0,006 м3</text:p>
            <text:p>Защищаемые товары</text:p>
            <text:p>Косметика и парфюмерия, мобильные телефоны, смартфоны, фотоаппараты, видеокамеры, планшеты, электронные книги, навигаторы, бытовая техника и электроника, ноутбуки и нетбуки, алкогольная продукция.</text:p>
          </table:table-cell>
          <table:table-cell table:style-name="ce14" table:number-columns-repeated="2"/>
          <table:table-cell table:style-name="ce14" office:value-type="float" office:value="1" calcext:value-type="float">
            <text:p>1</text:p>
          </table:table-cell>
          <table:table-cell table:style-name="ce14" table:number-columns-repeated="18"/>
          <table:table-cell table:number-columns-repeated="996"/>
        </table:table-row>
        <table:table-row table:style-name="ro1">
          <table:table-cell table:style-name="ce2"/>
          <table:table-cell table:style-name="ce27"/>
          <table:table-cell table:style-name="ce26"/>
          <table:table-cell table:style-name="ce4"/>
          <table:table-cell table:style-name="ce13" table:number-columns-repeated="2"/>
          <table:table-cell table:style-name="ce15"/>
          <table:table-cell table:style-name="ce14" table:number-columns-repeated="21"/>
          <table:table-cell table:number-columns-repeated="996"/>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Акустомагнитные деактиваторы" table:style-name="ta10">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2" office:value-type="string" calcext:value-type="string">
            <text:p>А-042</text:p>
          </table:table-cell>
          <table:table-cell table:style-name="ce29" office:value-type="string" calcext:value-type="string">
            <text:p>Деактиватор акустомагнитный, бесконтактный АМВ 2011 (Китай)</text:p>
          </table:table-cell>
          <table:table-cell table:style-name="ce10" office:value-type="string" calcext:value-type="string">
            <text:p>Деактиватор акустомагнитный, бесконтактный АМВ 2011 (Китай)</text:p>
          </table:table-cell>
          <table:table-cell table:style-name="ce4" office:value-type="float" office:value="7600" calcext:value-type="float">
            <text:p>7600</text:p>
          </table:table-cell>
          <table:table-cell table:style-name="ce11" office:value-type="string" calcext:value-type="string">
            <text:p>Деактиватор акустомагнитный, бесконтактный АМВ 2011 (Китай) </text:p>
          </table:table-cell>
          <table:table-cell table:style-name="ce15" office:value-type="string" calcext:value-type="string">
            <text:p>Деактиватор акустомагнитный, бесконтактный АМВ 2011 (Китай) - данный тип оборудования предназначен для бесконтактной деактивации защитной акустомагнитной этикетки Mini Ultra Strip всех видов и производителей. Деактиватор является полным функциональным аналогом американского производителя, при этом значительно более мощный и деактивирует этикетку низкого качества.</text:p>
            <text:p/>
            <text:p>Деактиватор полностью совместим со всеми известными производителями акустомагнитного оборудования, представленного на рынке России (Sensormatic, Detex Line, CrossPoint и др.).</text:p>
            <text:p/>
            <text:p>- Деактиватор размагничивает этикетку подовая звуковую и световую индикацию. Это позволяет повысить скорость обслуживания покупателей. После деактивации происходит повторная проверка. Если этикетка не была деактивирована - происходит повторная деактивация. </text:p>
            <text:p>- Материал: высококачественный ABS пластик, устойчивый к царапинам. </text:p>
            <text:p>- Размер отверстий для установки: ~17,00 х 20,50 см.</text:p>
            <text:p>- Оборудование поставляется в комплекте со съемным основанием для установки деактиватора в столешницу.</text:p>
          </table:table-cell>
          <table:table-cell table:style-name="ce15" office:value-type="string" calcext:value-type="string">
            <text:p>Частота: 58 кГц</text:p>
            <text:p>Материал: пластик</text:p>
            <text:p>Цвет: серый</text:p>
            <text:p>Высота детекции: 15 см</text:p>
            <text:p>Упаковка: 27*26*15см, объём 0,011 м3, вес 2,5 кг.</text:p>
          </table:table-cell>
          <table:table-cell table:style-name="ce14" table:number-columns-repeated="21"/>
          <table:table-cell table:number-columns-repeated="996"/>
        </table:table-row>
        <table:table-row table:style-name="ro1">
          <table:table-cell table:style-name="ce2"/>
          <table:table-cell table:style-name="ce6" office:value-type="string" calcext:value-type="string">
            <text:p>Деактиватор Low Profile Pad Pro</text:p>
          </table:table-cell>
          <table:table-cell table:style-name="ce10" office:value-type="string" calcext:value-type="string">
            <text:p><text:a xlink:href="https://www.axioma.pro/catalog/pad_pro" xlink:type="simple">Деактиватор Low Profile Pad Pro</text:a></text:p>
          </table:table-cell>
          <table:table-cell table:style-name="ce4" office:value-type="string" calcext:value-type="string">
            <text:p>по запросу</text:p>
          </table:table-cell>
          <table:table-cell table:style-name="ce12" office:value-type="string" calcext:value-type="string">
            <text:p>Деактиватор Power Pad разработан специально для крупных магазинов, супер - и гипермаркетов, высота деактивации которого составляет до 20 см, что позволяет быстро обслуживать покупателей, т. к. не приходится тратить время на поиск этикетки на товаре.</text:p>
          </table:table-cell>
          <table:table-cell table:style-name="ce13" office:value-type="string" calcext:value-type="string">
            <text:p>Мощный деактиватор, предназначенный для бесконтактной деактивации защитных этикеток Mini Ultra Strip, как на обычных товарах, так и на мультимедийных носителях.</text:p>
            <text:p>Оптимальное решение для крупных магазинов с большим потоком покупателей.</text:p>
            <text:p>Работает либо с блоком Scan Max Pro (подключается 1 панель деактиватора) либо с блоком ABM 9020 (подключаются две панели деактиватора).</text:p>
          </table:table-cell>
          <table:table-cell table:style-name="ce15" office:value-type="string" calcext:value-type="string">
            <text:p>Технические характеристики</text:p>
            <text:p>Размер антенны394х170х56 мм</text:p>
            <text:p>Размер блока управления101х262х220 мм</text:p>
            <text:p>Вес антенны9,6 кг</text:p>
            <text:p>Вес блока управления2,5 кг</text:p>
            <text:p>Высота деактивациидо 20 см</text:p>
          </table:table-cell>
          <table:table-cell table:style-name="ce14" table:number-columns-repeated="21"/>
          <table:table-cell table:number-columns-repeated="996"/>
        </table:table-row>
        <table:table-row table:style-name="ro1">
          <table:table-cell table:style-name="ce4"/>
          <table:table-cell table:style-name="ce6" office:value-type="string" calcext:value-type="string">
            <text:p>Контактный деактиватор АМ (коврик)</text:p>
          </table:table-cell>
          <table:table-cell table:style-name="ce10" office:value-type="string" calcext:value-type="string">
            <text:p><text:a xlink:href="https://www.axioma.pro/catalog/kovrik" xlink:type="simple">Контактный деактиватор АМ (коврик)</text:a></text:p>
          </table:table-cell>
          <table:table-cell table:style-name="ce4" office:value-type="string" calcext:value-type="string">
            <text:p>по запросу</text:p>
          </table:table-cell>
          <table:table-cell table:style-name="ce11" office:value-type="string" calcext:value-type="string">
            <text:p>Доступное решение для магазинов с небольшим оборотом защищенных АМ этикеткой товаров.</text:p>
          </table:table-cell>
          <table:table-cell table:style-name="ce13" office:value-type="string" calcext:value-type="string">
            <text:p>Деактивация происходит при непосредственном контакте этикетки с поверхностью панели.</text:p>
            <text:p>Размеры 305x120x5 мм.</text:p>
          </table:table-cell>
          <table:table-cell table:style-name="ce15" office:value-type="string" calcext:value-type="string">
            <text:p>Модель: АМ2</text:p>
            <text:p>Размеры, см (ДхШ): 35x12</text:p>
          </table:table-cell>
          <table:table-cell table:style-name="ce14" table:number-columns-repeated="21"/>
          <table:table-cell table:number-columns-repeated="996"/>
        </table:table-row>
        <table:table-row table:style-name="ro1">
          <table:table-cell table:style-name="ce4"/>
          <table:table-cell table:style-name="ce6" office:value-type="string" calcext:value-type="string">
            <text:p>Деактиватор Sensormatic AMB-2011</text:p>
          </table:table-cell>
          <table:table-cell table:style-name="ce10" office:value-type="string" calcext:value-type="string">
            <text:p><text:a xlink:href="https://www.axioma.pro/catalog/amb-2011" xlink:type="simple">Деактиватор Sensormatic AMB-2011</text:a></text:p>
          </table:table-cell>
          <table:table-cell table:style-name="ce4" office:value-type="string" calcext:value-type="string">
            <text:p>по запросу</text:p>
          </table:table-cell>
          <table:table-cell table:style-name="ce13" office:value-type="string" calcext:value-type="string">
            <text:p>Деактиватор Sensormatic AMB-2011</text:p>
          </table:table-cell>
          <table:table-cell table:style-name="ce13" office:value-type="string" calcext:value-type="string">
            <text:p>Наиболее экономное решение для магазинов с небольшим потоком покупателей, товарооборотом и объемом защищаемой продукции.</text:p>
            <text:p>Универсальная синхронизация позволяет устанавливать деактиваторы на одной линии касс, избегая помех в работе противокражных антенн.</text:p>
            <text:p>Позволяет кассирам контролировать громкость и тональность сигнала, чтобы отличать от сигналов других устройств в кассовой зоне.</text:p>
          </table:table-cell>
          <table:table-cell table:style-name="ce15" office:value-type="string" calcext:value-type="string">
            <text:p>Технические характеристики</text:p>
            <text:p>Размеры210х160х40 мм</text:p>
            <text:p>Высота деактивациидо 10 см</text:p>
            <text:p>Тип установкиврезной/настольный</text:p>
          </table:table-cell>
          <table:table-cell table:style-name="ce14" table:number-columns-repeated="21"/>
          <table:table-cell table:number-columns-repeated="996"/>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Стереосчётчики (Megacount)" table:style-name="ta1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2" table:default-cell-style-name="Default"/>
        <table:table-column table:style-name="co7" table:default-cell-style-name="Default"/>
        <table:table-column table:style-name="co8" table:default-cell-style-name="Default"/>
        <table:table-column table:style-name="co3" table:number-columns-repeated="1014"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4" office:value-type="string" calcext:value-type="string">
            <text:p>Преимущества</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5"/>
        </table:table-row>
        <table:table-row table:style-name="ro2">
          <table:table-cell table:style-name="ce2" office:value-type="string" calcext:value-type="string">
            <text:p>С-050</text:p>
          </table:table-cell>
          <table:table-cell table:style-name="ce6" office:value-type="string" calcext:value-type="string">
            <text:p>3D-счетчик посетителей StereoCount3D</text:p>
          </table:table-cell>
          <table:table-cell table:style-name="ce10" office:value-type="string" calcext:value-type="string">
            <text:p><text:a xlink:href="https://www.axioma.pro/catalog/megacount_stereo_stereocount3d" xlink:type="simple">3D-счетчик посетителей StereoCount3D</text:a></text:p>
          </table:table-cell>
          <table:table-cell table:style-name="ce4" office:value-type="float" office:value="39950" calcext:value-type="float">
            <text:p>39950</text:p>
          </table:table-cell>
          <table:table-cell table:style-name="ce11" office:value-type="string" calcext:value-type="string">
            <text:p>Точность до 100%, отдельный подсчет детей</text:p>
            <text:p>Гендерное различие, мультисенсор</text:p>
            <text:p>Подсчет мимо проходящих, конверсия</text:p>
            <text:p>Кинетические тепловые карты отображающие маршруты посетителей</text:p>
          </table:table-cell>
          <table:table-cell table:style-name="ce15" office:value-type="string" calcext:value-type="string">
            <text:p>Видимое изображение с двух камер поступает в DSP процессор счетчика, где происходит сравнение двух изображений и поиск на них совпадающих точек – пикселей.</text:p>
            <text:p/>
            <text:p>Каждой точке видимого пространства с левой камеры всегда будет соответствовать такая же точка с правой камеры, взаимная разница положений двух одинаковых точек называется диспаратностью.</text:p>
            <text:p/>
            <text:p>Встроенный в StereoCount 3D© DSP процессор вычисляет диспаратность для каждой точки видимого изображения, на основании чего строит объемную математическую модель 3D пространства.</text:p>
            <text:p/>
            <text:p>Математическое представление</text:p>
            <text:p/>
            <text:p/>
            <text:p/>
            <text:p>Процессор счетчика проверяет каждую точку видимого изображения с левой камеры и находит сопоставимую ей точку на правой камере.</text:p>
            <text:p/>
            <text:p>t - видимая точка головы посетителя.</text:p>
            <text:p>t' - проекция точки t на левой камере.</text:p>
            <text:p>t'' - проекция точки t на правой камере.</text:p>
            <text:p/>
            <text:p>3D-процессор DSP вычисляет взаимное смещение двух точек t' и t''.</text:p>
            <text:p/>
            <text:p>X' - смещение точки t' на проекции левой камеры.</text:p>
            <text:p>X'' – смещение точки t'' на проекции правой камеры.</text:p>
            <text:p/>
            <text:p/>
            <text:p>Формула расчета удаление точки от посетителя до счетчика</text:p>
            <text:p/>
            <text:p>Где:</text:p>
            <text:p/>
            <text:p>h - искомая величина, удаление точки от счетчика.</text:p>
            <text:p>B – базовая линия, расстояние между линзами счетчика, равняется 120 мм.</text:p>
            <text:p>f – фокусное расстояние линз известная величина и равняется 2,5 мм.</text:p>
            <text:p>X' – координата точки на левой камере, вычисляется 3D-процессором.</text:p>
            <text:p>X'' – координата точки на правой камере, вычисляется 3D-процессором.</text:p>
            <text:p>d – диспаратность = X' - X'' - вычисляется процессором.</text:p>
            <text:p>Исходя из данной формулы внутренний алгоритм микропрограммы StereoCount 3D© воссоздает объемную математическую модель видимого пространства, позволяющий с высочайшей точностью выделять и распознавать проходящих посетителей.</text:p>
          </table:table-cell>
          <table:table-cell table:style-name="ce15" office:value-type="string" calcext:value-type="string">
            <text:p>Используется две HD-камеры.</text:p>
            <text:p>Применяется датчик изображения CMOS с поддержкой HDR.</text:p>
            <text:p>Алгоритм исходной обработки данных StereoEngine.</text:p>
            <text:p>Точность подсчета плотного трафика до 100%.</text:p>
            <text:p>Высота установки до 7 метров.</text:p>
            <text:p>Ширина детекции на высоте установки в 3 м - 3,5 м.</text:p>
            <text:p>Двухъядерный DSP-процессор.</text:p>
            <text:p>Операционная система DSP BIOS.</text:p>
            <text:p>Встроенная FLASH память 8 Гб.</text:p>
            <text:p>Автоматическая адаптация к внешнему освещению - темно, яркое солнце, блики.</text:p>
            <text:p>Сбор и фиксирование данных с интервалом до 1 минуты.</text:p>
            <text:p>Подсчет детей, взрослых, группы людей.</text:p>
            <text:p>Фильтрация по высоте и форме объектов.</text:p>
            <text:p>6 детекторов подсчета треков в различных комбинациях.</text:p>
            <text:p>Поддержка PoE 48 V.</text:p>
            <text:p>Ударопрочный корпус из ABS-пластика, цвет белый/черный - 135х65х25мм IP60.</text:p>
            <text:p>Автоматический контроль выгружаемых данных.</text:p>
            <text:p>Поддержка FTP, SNTP, DNS, HTML, TFTP.</text:p>
            <text:p>Выгрузка TXT, CSV, XML, JSON, JPG – треки, тепловая карта.</text:p>
            <text:p>Автоматическое обновление микропрограммы TFTP.</text:p>
            <text:p>Отсутствие лицензионных ограничений.</text:p>
            <text:p>Установка под углом до 30°.</text:p>
            <text:p>Автоматическое определение удаления от пола.</text:p>
            <text:p>Автоматическое позиционирование относительно пола.</text:p>
            <text:p>Пассивное безвентиляторное охлаждение.</text:p>
            <text:p>После установки и настройки не требует дополнительного обслуживания.</text:p>
            <text:p>Гарантия от производителя: 3 года.</text:p>
            <text:p>Производство: MegaCount.</text:p>
          </table:table-cell>
          <table:table-cell table:style-name="ce15" office:value-type="string" calcext:value-type="string">
            <text:p>Высокая разрешающая способность – точность расчета объемной математической карты высоты с точностью до 1 пикселя позволяет уверенно определять высоту при установках до 7-10 метров.</text:p>
            <text:p>Большая область детекции – применяя широкоугольные 3D-линзы удалось достичь значимых преимуществ в рабочем поле счетчика. На высоте 3 метра, область детекции 3х2 метра, что позволяет перекрывать все стандартные входные группы одним датчиком.</text:p>
            <text:p>Высокая точность - точность подсчета до 100%, счетчик безошибочно определяет рост человека, подсчет ведется по определению головам, точность определения высоты ±5 см.</text:p>
            <text:p>Долговечность, наработка на отказ более 15 лет – в отличие от лазерных систем на базе Kinect, стереосчетчик не содержит в себе излучающих элементов, таких как инфракрасные лазеры с ограниченным сроком службы.</text:p>
            <text:p>Безопасность применения – не используются лазерные излучающие элементы.</text:p>
            <text:p>Безвентиляторное пассивное охлаждение – благородия высокоэффективному 3D-процессору StereoCount 3D© практически не нагревается и не требует активного охлаждения. Корпус не подвержен запылению, IP 60.</text:p>
            <text:p>Ультракомпактность – 3D-линзы и вычислительный процессор занимают мало места, устройство очень компактное. При инсталляции не портит внешний дизайн помещений размер 135х65х25мм.</text:p>
          </table:table-cell>
          <table:table-cell table:style-name="ce14" table:number-columns-repeated="21"/>
          <table:table-cell table:number-columns-repeated="995"/>
        </table:table-row>
        <table:table-row table:style-name="ro1">
          <table:table-cell table:style-name="ce2"/>
          <table:table-cell table:style-name="ce7"/>
          <table:table-cell table:style-name="ce10"/>
          <table:table-cell table:style-name="ce4"/>
          <table:table-cell table:style-name="ce12"/>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7"/>
          <table:table-cell table:style-name="ce10"/>
          <table:table-cell table:style-name="ce4"/>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7"/>
          <table:table-cell table:style-name="ce10"/>
          <table:table-cell table:style-name="ce4"/>
          <table:table-cell table:style-name="ce13" table:number-columns-repeated="2"/>
          <table:table-cell table:style-name="ce15" table:number-columns-repeated="2"/>
          <table:table-cell table:style-name="ce14" table:number-columns-repeated="21"/>
          <table:table-cell table:number-columns-repeated="995"/>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3"/>
          <table:table-cell table:style-name="ce14" table:number-columns-repeated="21"/>
          <table:table-cell table:number-columns-repeated="995"/>
        </table:table-row>
        <table:table-row table:style-name="ro3" table:number-rows-repeated="1047574">
          <table:table-cell table:number-columns-repeated="1024"/>
        </table:table-row>
        <table:table-row table:style-name="ro3">
          <table:table-cell table:number-columns-repeated="1024"/>
        </table:table-row>
      </table:table>
      <table:table table:name="Проводной счётчик с wi-fi (Megacount)" table:style-name="ta12">
        <table:table-column table:style-name="co1" table:default-cell-style-name="Default"/>
        <table:table-column table:style-name="co13" table:default-cell-style-name="Default"/>
        <table:table-column table:style-name="co14" table:default-cell-style-name="Default"/>
        <table:table-column table:style-name="co3"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default-cell-style-name="Default"/>
        <table:table-column table:style-name="co7" table:default-cell-style-name="Default"/>
        <table:table-column table:style-name="co8" table:default-cell-style-name="Default"/>
        <table:table-column table:style-name="co3" table:number-columns-repeated="1014"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4"/>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5"/>
        </table:table-row>
        <table:table-row table:style-name="ro2">
          <table:table-cell table:style-name="ce2" office:value-type="string" calcext:value-type="string">
            <text:p>С-053</text:p>
          </table:table-cell>
          <table:table-cell table:style-name="ce6" office:value-type="string" calcext:value-type="string">
            <text:p>Проводной комплект счетчиков MC-WiFi с Ethernet+WiFi</text:p>
          </table:table-cell>
          <table:table-cell table:style-name="ce10" office:value-type="string" calcext:value-type="string">
            <text:p><text:a xlink:href="https://www.axioma.pro/catalog/schetchik_posetiteley_megacount_wi-fi-counter" xlink:type="simple">Проводной комплект счетчиков MC-WiFi с Ethernet+WiFi</text:a></text:p>
          </table:table-cell>
          <table:table-cell table:style-name="ce4" office:value-type="float" office:value="21950" calcext:value-type="float">
            <text:p>21950</text:p>
          </table:table-cell>
          <table:table-cell table:style-name="ce11" office:value-type="string" calcext:value-type="string">
            <text:p>Проводной комплект счетчиков MC-WiFi с Ethernet+WiFi это отличное решение подсчета посетителей с передачей данных через беспроводную сеть WiFi.</text:p>
          </table:table-cell>
          <table:table-cell table:style-name="ce15" office:value-type="string" calcext:value-type="string">
            <text:p>Проводной комплект счетчиков MC-WiFi с Ethernet+WiFi это отличное решение подсчета посетителей с передачей данных через беспроводную сеть WiFi - хорошо подходит для крупных сетевых магазинов, где точек подсчета может быть до 100 и более и нет возможности проложить сетевой кабель от точки подсчета до сетевых коммуникаций. WiFi-модем подключается к счетчикам и передает логи через WiFi на FTP-сервер.</text:p>
            <text:p/>
            <text:p>Данные от счетчиков посетителей сразу поступают на FTP-сервер минуя компьютер на объекте подсчета, что гарантирует безотказность в работе.</text:p>
            <text:p/>
            <text:p>Для точки подсчета не требуется выделенный внешний IP-адрес.</text:p>
            <text:p/>
            <text:p>Требуется только FTP-сервер, локальный или внешний, который с легкостью сделает любой сетевой администратор.</text:p>
            <text:p/>
            <text:p>В модеме заложена гарантия передачи данных, если FTP-сервер или сеть будет недоступна в течении длительного времени, то после устранения поломки WiFi-Ethernet-модем гарантированно передаст данные в аналитическое программное обеспечение.</text:p>
            <text:p/>
            <text:p>Проводной Ethernet-порт используется как резервный, поэтому WiFi-Ethernet-модем может работать как через WiFi так и через Etrhernet. Система максимально автономная и работает по принципу настроил и забыл.</text:p>
          </table:table-cell>
          <table:table-cell table:style-name="ce15" office:value-type="string" calcext:value-type="string">
            <text:p>ежимы подсчета: двусторонний Вход-Выход.</text:p>
            <text:p>Индикация прохода: синий-красный индикатор.</text:p>
            <text:p>Ширина детекции: до 6 м, в зависимости от объекта.</text:p>
            <text:p>Способы передачи данных: через модем Ethernet-FTP.</text:p>
            <text:p>Беспроводной способ передачи данных: WiFi -WPA, WPA2, WEB64, WEB128.</text:p>
            <text:p>Настройка модема: через WEB-интерфейс.</text:p>
            <text:p>Требование к внешнему IP: не требуется.</text:p>
            <text:p>Поддержка DNS: да.</text:p>
            <text:p>Количество датчиков на модеме: до 6.</text:p>
            <text:p>Крепление: клейкая поверхность, кронштейны.</text:p>
            <text:p>Отображение цифр на счетчике: нет.</text:p>
            <text:p>Размеры: 50х80х16 мм.</text:p>
            <text:p>Питание: 9-12V DC.</text:p>
            <text:p>Встроенная память: 4 Гб.</text:p>
            <text:p>Восстановление пропущенных данных: да.</text:p>
            <text:p>Обработка данных: программный комплекс «СТАТИСТИКА».</text:p>
            <text:p>Удаление датчиков от модема: до 500 м.</text:p>
            <text:p>Производитель: MegaCount.</text:p>
          </table:table-cell>
          <table:table-cell table:style-name="ce15"/>
          <table:table-cell table:style-name="ce14" table:number-columns-repeated="21"/>
          <table:table-cell table:number-columns-repeated="995"/>
        </table:table-row>
        <table:table-row table:style-name="ro1">
          <table:table-cell table:style-name="ce2"/>
          <table:table-cell table:style-name="ce7"/>
          <table:table-cell table:style-name="ce10"/>
          <table:table-cell table:style-name="ce4"/>
          <table:table-cell table:style-name="ce12"/>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7"/>
          <table:table-cell table:style-name="ce10"/>
          <table:table-cell table:style-name="ce4"/>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7"/>
          <table:table-cell table:style-name="ce10"/>
          <table:table-cell table:style-name="ce4"/>
          <table:table-cell table:style-name="ce13" table:number-columns-repeated="2"/>
          <table:table-cell table:style-name="ce15" table:number-columns-repeated="2"/>
          <table:table-cell table:style-name="ce14" table:number-columns-repeated="21"/>
          <table:table-cell table:number-columns-repeated="995"/>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3"/>
          <table:table-cell table:style-name="ce14" table:number-columns-repeated="21"/>
          <table:table-cell table:number-columns-repeated="995"/>
        </table:table-row>
        <table:table-row table:style-name="ro3" table:number-rows-repeated="1047574">
          <table:table-cell table:number-columns-repeated="1024"/>
        </table:table-row>
        <table:table-row table:style-name="ro3">
          <table:table-cell table:number-columns-repeated="1024"/>
        </table:table-row>
      </table:table>
      <table:table table:name="Беспроводной счётчик с wi-fi(Megacount)" table:style-name="ta13">
        <table:table-column table:style-name="co1" table:default-cell-style-name="Default"/>
        <table:table-column table:style-name="co14" table:number-columns-repeated="2" table:default-cell-style-name="Default"/>
        <table:table-column table:style-name="co3"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default-cell-style-name="Default"/>
        <table:table-column table:style-name="co7" table:default-cell-style-name="Default"/>
        <table:table-column table:style-name="co8" table:default-cell-style-name="Default"/>
        <table:table-column table:style-name="co3" table:number-columns-repeated="1014"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4"/>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5"/>
        </table:table-row>
        <table:table-row table:style-name="ro2">
          <table:table-cell table:style-name="ce2" office:value-type="string" calcext:value-type="string">
            <text:p>С-051</text:p>
          </table:table-cell>
          <table:table-cell table:style-name="ce6" office:value-type="string" calcext:value-type="string">
            <text:p>Беспроводной комплект счетчиков RC-WiFi с Ethernet+WiFi</text:p>
          </table:table-cell>
          <table:table-cell table:style-name="ce10" office:value-type="string" calcext:value-type="string">
            <text:p><text:a xlink:href="https://www.axioma.pro/catalog/schetchik_posetiteley_megacount_wireless_rc-wifi" xlink:type="simple">Беспроводной комплект счетчиков RC-WiFi с Ethernet+WiFi</text:a></text:p>
          </table:table-cell>
          <table:table-cell table:style-name="ce4" office:value-type="float" office:value="24950" calcext:value-type="float">
            <text:p>24950</text:p>
          </table:table-cell>
          <table:table-cell table:style-name="ce11" office:value-type="string" calcext:value-type="string">
            <text:p>Беспроводной счетчик с передачей через WiFi. БЫСТРОЕ ПОДКЛЮЧЕНИЕ</text:p>
            <text:p>ЧЕРЕЗ ETHERNET.</text:p>
            <text:p>БОЛЬШЕ НЕ НУЖЕН КОМПЬЮТЕР</text:p>
            <text:p>RC-ETH</text:p>
          </table:table-cell>
          <table:table-cell table:style-name="ce15" office:value-type="string" calcext:value-type="string">
            <text:p>На один WiFi модем можно закрепить до шести рядом стоящих датчиков, что значительно упрощает монтаж и внедрения решения.</text:p>
            <text:p/>
            <text:p>Для работы комплекта потребуется FTP-сервер, который можно легко поднять, как локально так и на внешнем ресурсе, с этим легко справится любой администратор.</text:p>
            <text:p/>
            <text:p>Поддерживается работа в WiFi-сетях с шифрованием WPA, WPA2, WEB64, WEB128. Радио-модем принимает данные от счетчика по радиоканалу 430 мгц и через сеть WiFi отправляет логи на FTP-сервер в TXT или XML виде.</text:p>
            <text:p/>
            <text:p>Модем может работать параллельно с портом Ethernet, к примеру, его можно подключить как через WiFi так и через сетевой порт.</text:p>
            <text:p/>
            <text:p>Система обеспечивает гарантию доставки данных, если FTP был отключен длительное время, система восстановит недополученные данные в полном объеме.</text:p>
            <text:p/>
            <text:p>Схема подключения очень понятная и легкая для настройки, все сделано для людей.</text:p>
            <text:p/>
            <text:p>Самое лучшее решение для торговых точек где присутствует сеть WiFi, решение полностью беспроводное и идеально подходит для сетевых магазинов с большим количеством точек.</text:p>
            <text:p/>
            <text:p>На объекте подсчета не используется компьютер, данные сразу уходят на FTP-сервер.</text:p>
          </table:table-cell>
          <table:table-cell table:style-name="ce15" office:value-type="string" calcext:value-type="string">
            <text:p>Потребление в режиме детекции: 150 микроампер.</text:p>
            <text:p>Потребление в режиме сна: 4 микроампер.</text:p>
            <text:p>Режимы подсчета: двусторонний Вход-Выход.</text:p>
            <text:p>Индикация: да, синий-красный в зависимости от направления.</text:p>
            <text:p>Выгрузка: TXT, XML.</text:p>
            <text:p>Время работы от батареек: до 6 лет.</text:p>
            <text:p>Настройка времени работы: да.</text:p>
            <text:p>Ширина детекции: до 6 метров, в зависимости от объекта.</text:p>
            <text:p>Радиоканал: 430 Мгц .</text:p>
            <text:p>Способы передачи данных: автоматическая FTP-Ethernet или WiFi.</text:p>
            <text:p>Типы шифрования: WPA, WPA2, WEB64, WEB128.</text:p>
            <text:p>Передача данных: автоматически FTP WAN-LAN.</text:p>
            <text:p>Удаление датчиков от модема: до 100 метров, в зависимости от объекта.</text:p>
            <text:p>Количество датчиков на модеме: до 6.</text:p>
            <text:p>Крепление: клейкая поверхность, кронштейны.</text:p>
            <text:p>Отображение цифр на счетчике: нет.</text:p>
            <text:p>Шифрованный канал передачи: да.</text:p>
            <text:p>Задача времени работы: да.</text:p>
            <text:p>Размеры: 50х80х16 мм.</text:p>
            <text:p>Встроенная память: 4 Гб.</text:p>
            <text:p>Восстановление пропущенных данных: да.</text:p>
            <text:p>Элементы питания: тип АА 10800 мАч.</text:p>
            <text:p>Замена батареек: для самостоятельной замены.</text:p>
            <text:p>Обработка данных: программный комплекс «СТАТИСТИКА».</text:p>
            <text:p>Производитель: MegaCount.</text:p>
          </table:table-cell>
          <table:table-cell table:style-name="ce15"/>
          <table:table-cell table:style-name="ce14" table:number-columns-repeated="21"/>
          <table:table-cell table:number-columns-repeated="995"/>
        </table:table-row>
        <table:table-row table:style-name="ro1">
          <table:table-cell table:style-name="ce2" office:value-type="string" calcext:value-type="string">
            <text:p>С-052</text:p>
          </table:table-cell>
          <table:table-cell table:style-name="ce6" office:value-type="string" calcext:value-type="string">
            <text:p>Беспроводной комплект счетчиков RC-ETH с Ethernet</text:p>
          </table:table-cell>
          <table:table-cell table:style-name="ce10" office:value-type="string" calcext:value-type="string">
            <text:p><text:a xlink:href="https://www.axioma.pro/catalog/schetchik_posetiteley_megacount_wireless_rc_eth" xlink:type="simple">Беспроводной комплект счетчиков RC-ETH с Ethernet</text:a></text:p>
          </table:table-cell>
          <table:table-cell table:style-name="ce4" office:value-type="float" office:value="23950" calcext:value-type="float">
            <text:p>23950</text:p>
          </table:table-cell>
          <table:table-cell table:style-name="ce12" office:value-type="string" calcext:value-type="string">
            <text:p>Беспроводной счетчик с передачей через WiFi. БЫСТРОЕ ПОДКЛЮЧЕНИЕ</text:p>
            <text:p>ЧЕРЕЗ ETHERNET.</text:p>
            <text:p>БОЛЬШЕ НЕ НУЖЕН КОМПЬЮТЕР</text:p>
            <text:p>RC-ETH</text:p>
          </table:table-cell>
          <table:table-cell table:style-name="ce13" office:value-type="string" calcext:value-type="string">
            <text:p>Модем устанавливается поблизости к датчикам и принимает от них данные по радиоканалу 430 Мгц, подключение простое и не занимает много времени.</text:p>
            <text:p/>
            <text:p>В процессе работы радио-модем Ethernet принимает данные от беспроводных счетчиков R-Count и автоматически выгружает логи на FTP-сервер.</text:p>
            <text:p/>
            <text:p>Для сетевой работы понадобится поднять любой FTP-сервер или локально на любом компьютере в локальной сети или на «внешке» используя сервер, хостинг, VPS, что легко может сделать любой администратор.</text:p>
            <text:p/>
            <text:p>Ethernet радио-модем для работы не требует внешний IP, его можно подключать в любой роутер, например с 3G, 4G модемами.</text:p>
            <text:p/>
            <text:p>Удаление модема от счетчиков зависит от обстановки: 20-30-100 метров, в зависимости от чистоты радиоэфира и наличия стен. Но в любом случае модем всегда можно поднести как можно ближе к беспроводным датчикам RCount.</text:p>
            <text:p/>
            <text:p>Система обеспечивает гарантию доставки данных, если компьютер или FTP был отключен длительное время, система восстановит недополученные данные.</text:p>
            <text:p/>
            <text:p>Лучшее решение для сетевых магазинов и точек подсчета, где нет возможности проложить кабель и требуется быстрый монтаж.</text:p>
            <text:p/>
            <text:p>На один Ethernet радио-модем можно подключить до шести рядом стоящих счетчиков.</text:p>
          </table:table-cell>
          <table:table-cell table:style-name="ce15" office:value-type="string" calcext:value-type="string">
            <text:p>Потребление в режиме детекции: 150 микроампер.</text:p>
            <text:p>Потребление в режиме сна: 4 микроампер.</text:p>
            <text:p>Режимы подсчета: двусторонний Вход-Выход.</text:p>
            <text:p>Индикация: да, синий-красный в зависимости от направления.</text:p>
            <text:p>Выгрузка: TXT, XML.</text:p>
            <text:p>Время работы от батареек: до 6 лет.</text:p>
            <text:p>Настройка времени работы: да.</text:p>
            <text:p>Ширина детекции: до 6 метров, в зависимости от объекта.</text:p>
            <text:p>Радиоканал: 430 Мгц .</text:p>
            <text:p>Способы передачи данных: через модемы Ethernet.</text:p>
            <text:p>Типы шифрования: WPA, WPA2, WEB64, WEB128.</text:p>
            <text:p>Передача данных: автоматически FTP WAN-LAN.</text:p>
            <text:p>Удаление датчиков от модема: до 100 метров, в зависимости от объекта.</text:p>
            <text:p>Количество датчиков на модеме: до 6.</text:p>
            <text:p>Крепление: клейкая поверхность, кронштейны.</text:p>
            <text:p>Отображение цифр на счетчике: нет.</text:p>
            <text:p>Шифрованный канал передачи: да.</text:p>
            <text:p>Задача времени работы: да.</text:p>
            <text:p>Размеры: 50х80х16 мм.</text:p>
            <text:p>Встроенная память: 4 Гб.</text:p>
            <text:p>Восстановление пропущенных данных: да.</text:p>
            <text:p>Элементы питания: тип АА 10800 мАч.</text:p>
            <text:p>Замена батареек: для самостоятельной замены.</text:p>
            <text:p>Обработка данных: программный комплекс «СТАТИСТИКА».</text:p>
            <text:p>Производитель: MegaCount.</text:p>
          </table:table-cell>
          <table:table-cell table:style-name="ce15"/>
          <table:table-cell table:style-name="ce14" table:number-columns-repeated="21"/>
          <table:table-cell table:number-columns-repeated="995"/>
        </table:table-row>
        <table:table-row table:style-name="ro1">
          <table:table-cell table:style-name="ce4"/>
          <table:table-cell table:style-name="ce7"/>
          <table:table-cell table:style-name="ce10"/>
          <table:table-cell table:style-name="ce4"/>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7"/>
          <table:table-cell table:style-name="ce10"/>
          <table:table-cell table:style-name="ce4"/>
          <table:table-cell table:style-name="ce13" table:number-columns-repeated="2"/>
          <table:table-cell table:style-name="ce15" table:number-columns-repeated="2"/>
          <table:table-cell table:style-name="ce14" table:number-columns-repeated="21"/>
          <table:table-cell table:number-columns-repeated="995"/>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number-columns-repeated="2"/>
          <table:table-cell table:style-name="ce14" table:number-columns-repeated="21"/>
          <table:table-cell table:number-columns-repeated="995"/>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3"/>
          <table:table-cell table:style-name="ce14" table:number-columns-repeated="21"/>
          <table:table-cell table:number-columns-repeated="995"/>
        </table:table-row>
        <table:table-row table:style-name="ro3" table:number-rows-repeated="1047574">
          <table:table-cell table:number-columns-repeated="1024"/>
        </table:table-row>
        <table:table-row table:style-name="ro3">
          <table:table-cell table:number-columns-repeated="1024"/>
        </table:table-row>
      </table:table>
      <table:table table:name="Счётчики посетителей SMcounter" table:style-name="ta14">
        <table:table-column table:style-name="co1" table:default-cell-style-name="Default"/>
        <table:table-column table:style-name="co14" table:number-columns-repeated="2" table:default-cell-style-name="Default"/>
        <table:table-column table:style-name="co3" table:default-cell-style-name="Default"/>
        <table:table-column table:style-name="co15" table:default-cell-style-name="Default"/>
        <table:table-column table:style-name="co16"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3" office:value-type="string" calcext:value-type="string">
            <text:p>С-054</text:p>
          </table:table-cell>
          <table:table-cell table:style-name="ce6" office:value-type="string" calcext:value-type="string">
            <text:p>Счетчик посетителей SM Counter</text:p>
          </table:table-cell>
          <table:table-cell table:style-name="ce10" office:value-type="string" calcext:value-type="string">
            <text:p><text:a xlink:href="https://www.axioma.pro/catalog/schetchik_posetiteley_smcounter" xlink:type="simple">Счетчик посетителей SM Counter</text:a></text:p>
          </table:table-cell>
          <table:table-cell table:style-name="ce4" office:value-type="float" office:value="5500" calcext:value-type="float">
            <text:p>5500</text:p>
          </table:table-cell>
          <table:table-cell table:style-name="ce11" office:value-type="string" calcext:value-type="string">
            <text:p>Счетчик числа посетителей магазина SM Counter (горизонтальная система) - это малогабаритное автономное устройство, которое применяется для подсчета посетителей в магазинах, устанавливается на входе или выходе из торгового зала, служит для сбора информации при проведении маркетинговых исследований.</text:p>
          </table:table-cell>
          <table:table-cell table:style-name="ce15" office:value-type="string" calcext:value-type="string">
            <text:p>Надежность в работе.</text:p>
            <text:p>Простота установки и настройки.</text:p>
            <text:p>Функции автосброса (обнуление счетчика в любое заданное время.</text:p>
            <text:p>Память на 31 день (показания можно снимать раз в месяц).</text:p>
            <text:p>Индикатор заряда батареи.</text:p>
            <text:p>Закрепляется на любой поверхности с помощью липких пластин.</text:p>
            <text:p>Максимальная ширина прохода - до 4 м.</text:p>
          </table:table-cell>
          <table:table-cell table:style-name="ce15" office:value-type="string" calcext:value-type="string">
            <text:p>Технические характеристики</text:p>
            <text:p/>
            <text:p>Питание</text:p>
            <text:p/>
            <text:p>4 х 1.5В*</text:p>
            <text:p/>
            <text:p>Время работоспособности батарей</text:p>
            <text:p/>
            <text:p>1 год</text:p>
            <text:p/>
            <text:p>Цвет</text:p>
            <text:p/>
            <text:p>белый, черный</text:p>
            <text:p/>
            <text:p>Размеры, мм</text:p>
            <text:p/>
            <text:p>105 х 58 х 18.5</text:p>
          </table:table-cell>
          <table:table-cell table:style-name="ce14" table:number-columns-repeated="21"/>
          <table:table-cell table:number-columns-repeated="996"/>
        </table:table-row>
        <table:table-row table:style-name="ro1">
          <table:table-cell table:style-name="ce2"/>
          <table:table-cell table:style-name="ce7"/>
          <table:table-cell table:style-name="ce10"/>
          <table:table-cell table:style-name="ce4"/>
          <table:table-cell table:style-name="ce12"/>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7"/>
          <table:table-cell table:style-name="ce10"/>
          <table:table-cell table:style-name="ce4"/>
          <table:table-cell table:style-name="ce13" table:number-columns-repeated="2"/>
          <table:table-cell table:style-name="ce15"/>
          <table:table-cell table:style-name="ce14" table:number-columns-repeated="21"/>
          <table:table-cell table:number-columns-repeated="996"/>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Обзорные зеркала для помещений" table:style-name="ta15">
        <table:table-column table:style-name="co1" table:default-cell-style-name="Default"/>
        <table:table-column table:style-name="co18" table:default-cell-style-name="Default"/>
        <table:table-column table:style-name="co14" table:default-cell-style-name="Default"/>
        <table:table-column table:style-name="co3" table:default-cell-style-name="Default"/>
        <table:table-column table:style-name="co15" table:default-cell-style-name="Default"/>
        <table:table-column table:style-name="co16"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5"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2" office:value-type="string" calcext:value-type="string">
            <text:p>С-055</text:p>
          </table:table-cell>
          <table:table-cell table:style-name="ce6" office:value-type="string" calcext:value-type="string">
            <text:p>Обзорные зеркала</text:p>
          </table:table-cell>
          <table:table-cell table:style-name="ce30" office:value-type="string" calcext:value-type="string">
            <text:p><text:a xlink:href="https://www.axioma.pro/catalog/obzornyie_zerkala" xlink:type="simple">Обзорные зеркала</text:a></text:p>
          </table:table-cell>
          <table:table-cell table:style-name="ce4" office:value-type="string" calcext:value-type="string">
            <text:p>по запросу</text:p>
          </table:table-cell>
          <table:table-cell table:style-name="ce11" office:value-type="string" calcext:value-type="string">
            <text:p>Предназначены для установки в плохо просматриваемых участках торгового зала магазина и на кассовых терминалах, что увеличивает возможности службы безопасности магазина по защите товара.</text:p>
          </table:table-cell>
          <table:table-cell table:style-name="ce15" office:value-type="string" calcext:value-type="string">
            <text:p>Зеркало, установленное над кассовым терминалом помогает кассиру убедиться в отсутствии, либо наличии товара на дне тележки покупателя.</text:p>
            <text:p>В сочетании с системой видеонаблюдения и противокражными системами обзорные зеркала могут значительно сократить штат персонала и службы безопасности магазина.</text:p>
            <text:p/>
            <text:p>Обзорные зеркала изготавливаются из стекла и акрила. Наиболее распространенные модели имеют диаметр 400, 600 и 800 мм.</text:p>
            <text:p/>
            <text:p/>
            <text:p>Зеркала обеспечивают наилучший обзор помещений и территорий и являются важным элементом системы безопасности современного магазина.</text:p>
            <text:p/>
            <text:p>выполнены из акрилового небьющегося пластика</text:p>
            <text:p>имеют высокий коэффициент отражения</text:p>
            <text:p>устанавливаются в помещениях и на открытых площадках</text:p>
            <text:p>Зеркала комплектуются креплением в виде гибкого кронштейна или жесткого крепления для уличного исполнения.</text:p>
          </table:table-cell>
          <table:table-cell table:style-name="ce15" office:value-type="string" calcext:value-type="string">
            <text:p>Место установки        Назначение</text:p>
            <text:p>Торговый зал    -    Обзор территории, скрытой торговым оборудованием</text:p>
            <text:p>Кассовый узел  -    Обзор тележек покупателей</text:p>
            <text:p>Зона разгрузки   -  Помогает водителям автотранспорта лучше видеть зону въезда</text:p>
            <text:p>Склад            -        Улучшает обзор для водителей автопогрузчиков и других сотрудников склада</text:p>
          </table:table-cell>
          <table:table-cell table:style-name="ce14" table:number-columns-repeated="21"/>
          <table:table-cell table:number-columns-repeated="996"/>
        </table:table-row>
        <table:table-row table:style-name="ro1">
          <table:table-cell table:style-name="ce2"/>
          <table:table-cell table:style-name="ce7"/>
          <table:table-cell table:style-name="ce10"/>
          <table:table-cell table:style-name="ce4"/>
          <table:table-cell table:style-name="ce12"/>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7"/>
          <table:table-cell table:style-name="ce10"/>
          <table:table-cell table:style-name="ce4"/>
          <table:table-cell table:style-name="ce13" table:number-columns-repeated="2"/>
          <table:table-cell table:style-name="ce15"/>
          <table:table-cell table:style-name="ce14" table:number-columns-repeated="21"/>
          <table:table-cell table:number-columns-repeated="996"/>
        </table:table-row>
        <table:table-row table:style-name="ro1" table:number-rows-repeated="7">
          <table:table-cell table:style-name="ce4"/>
          <table:table-cell table:style-name="ce7"/>
          <table:table-cell table:style-name="ce10"/>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6"/>
          <table:table-cell table:style-name="ce4" table:number-columns-repeated="2"/>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table-cell table:style-name="ce6"/>
          <table:table-cell table:style-name="ce4" table:number-columns-repeated="2"/>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table table:name="Сайферы" table:style-name="ta16">
        <office:forms form:automatic-focus="false" form:apply-design-mode="false"/>
        <table:table-column table:style-name="co1" table:default-cell-style-name="Default"/>
        <table:table-column table:style-name="co19" table:number-columns-repeated="2" table:default-cell-style-name="Default"/>
        <table:table-column table:style-name="co3" table:default-cell-style-name="Default"/>
        <table:table-column table:style-name="co15" table:default-cell-style-name="Default"/>
        <table:table-column table:style-name="co16"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style-name="ce1" office:value-type="string" calcext:value-type="string">
            <text:p>Артикул</text:p>
          </table:table-cell>
          <table:table-cell table:style-name="ce8" office:value-type="string" calcext:value-type="string">
            <text:p>name</text:p>
          </table:table-cell>
          <table:table-cell table:style-name="ce8" office:value-type="string" calcext:value-type="string">
            <text:p>Наименование</text:p>
          </table:table-cell>
          <table:table-cell table:style-name="ce4" office:value-type="string" calcext:value-type="string">
            <text:p>Цена</text:p>
          </table:table-cell>
          <table:table-cell table:style-name="ce11" office:value-type="string" calcext:value-type="string">
            <text:p>Продукция</text:p>
          </table:table-cell>
          <table:table-cell table:style-name="ce14" office:value-type="string" calcext:value-type="string">
            <text:p>Описание</text:p>
          </table:table-cell>
          <table:table-cell table:style-name="ce14" office:value-type="string" calcext:value-type="string">
            <text:p>Техн. характеристики</text:p>
          </table:table-cell>
          <table:table-cell table:style-name="ce16" office:value-type="string" calcext:value-type="string">
            <text:p>Фото</text:p>
          </table:table-cell>
          <table:table-cell table:style-name="ce14" office:value-type="string" calcext:value-type="string">
            <text:p>Схема расстановки</text:p>
          </table:table-cell>
          <table:table-cell table:style-name="ce14" table:number-columns-repeated="19"/>
          <table:table-cell table:number-columns-repeated="996"/>
        </table:table-row>
        <table:table-row table:style-name="ro2">
          <table:table-cell table:style-name="ce2" office:value-type="string" calcext:value-type="string">
            <text:p>С-056</text:p>
          </table:table-cell>
          <table:table-cell table:style-name="ce31" office:value-type="string" calcext:value-type="string">
            <text:p>Сайфер универсальный внутренний:204x155x85 мм,стандартный замок,58 Кгц и 8,2 Мгц</text:p>
          </table:table-cell>
          <table:table-cell table:style-name="ce30" office:value-type="string" calcext:value-type="string">
            <text:p>Сайфер универсальный внутренний:204x155x85 мм,стандартный замок,58 Кгц и 8,2 Мгц</text:p>
          </table:table-cell>
          <table:table-cell table:style-name="ce4" office:value-type="float" office:value="290" calcext:value-type="float">
            <text:p>290</text:p>
          </table:table-cell>
          <table:table-cell table:style-name="ce11"/>
          <table:table-cell table:style-name="ce15" table:number-columns-repeated="2"/>
          <table:table-cell table:style-name="ce14" table:number-columns-repeated="21"/>
          <table:table-cell table:number-columns-repeated="996"/>
        </table:table-row>
        <table:table-row table:style-name="ro1">
          <table:table-cell table:style-name="ce2" office:value-type="string" calcext:value-type="string">
            <text:p>С-057</text:p>
          </table:table-cell>
          <table:table-cell table:style-name="ce31" office:value-type="string" calcext:value-type="string">
            <text:p>Сайфер универсальный внутренний:205x110x85 мм,стандартный замок,58 Кгц и 8,2 Мгц</text:p>
          </table:table-cell>
          <table:table-cell table:style-name="ce30" office:value-type="string" calcext:value-type="string">
            <text:p>Сайфер универсальный внутренний:205x110x85 мм,стандартный замок,58 Кгц и 8,2 Мгц</text:p>
          </table:table-cell>
          <table:table-cell table:style-name="ce4" office:value-type="float" office:value="270" calcext:value-type="float">
            <text:p>270</text:p>
          </table:table-cell>
          <table:table-cell table:style-name="ce12"/>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10" table:number-columns-repeated="2"/>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table-cell table:style-name="ce10" table:number-columns-repeated="2"/>
          <table:table-cell table:style-name="ce4"/>
          <table:table-cell table:style-name="ce13" table:number-columns-repeated="2"/>
          <table:table-cell table:style-name="ce15"/>
          <table:table-cell table:style-name="ce14" table:number-columns-repeated="21"/>
          <table:table-cell table:number-columns-repeated="996"/>
        </table:table-row>
        <table:table-row table:style-name="ro1" table:number-rows-repeated="7">
          <table:table-cell table:style-name="ce4"/>
          <table:table-cell table:style-name="ce10" table:number-columns-repeated="2"/>
          <table:table-cell table:style-name="ce4"/>
          <table:table-cell table:style-name="ce11"/>
          <table:table-cell table:style-name="ce13"/>
          <table:table-cell table:style-name="ce15"/>
          <table:table-cell table:style-name="ce14" table:number-columns-repeated="21"/>
          <table:table-cell table:number-columns-repeated="996"/>
        </table:table-row>
        <table:table-row table:style-name="ro1">
          <table:table-cell table:style-name="ce4" table:number-columns-repeated="4"/>
          <table:table-cell table:style-name="ce11"/>
          <table:table-cell table:style-name="ce13"/>
          <table:table-cell table:style-name="ce15"/>
          <table:table-cell table:style-name="ce14" table:number-columns-repeated="21"/>
          <table:table-cell table:number-columns-repeated="996"/>
        </table:table-row>
        <table:table-row table:style-name="ro1" table:number-rows-repeated="988">
          <table:table-cell table:style-name="ce4" table:number-columns-repeated="4"/>
          <table:table-cell table:style-name="ce11"/>
          <table:table-cell table:style-name="ce15" table:number-columns-repeated="2"/>
          <table:table-cell table:style-name="ce14" table:number-columns-repeated="21"/>
          <table:table-cell table:number-columns-repeated="996"/>
        </table:table-row>
        <table:table-row table:style-name="ro3" table:number-rows-repeated="104757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quot;docs-Open Sans&quot;" svg:font-family="'&quot;docs-Open Sans&quot;'"/>
    <style:font-face style:name="Arial" svg:font-family="Arial"/>
    <style:font-face style:name="Cambria" svg:font-family="Cambria"/>
    <style:font-face style:name="Inherit" svg:font-family="Inherit"/>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31">00.00.0000</text:date>, <text:time style:data-style-name="N2" text:time-value="15:11:02.637701561">00:00:00</text:time></text:p>
        </style:region-right>
      </style:header>
      <style:header-left style:display="false"/>
      <style:footer>
        <text:p>Page <text:page-number>1</text:page-number> / <text:page-count>99</text:page-count></text:p>
      </style:footer>
      <style:footer-left style:display="false"/>
    </style:master-page>
    <style:master-page style:name="PageStyle_5f_Связанные_20_товары" style:display-name="PageStyle_Связанные товары" style:page-layout-name="Mpm3">
      <style:header style:display="false"/>
      <style:header-left style:display="false"/>
      <style:footer style:display="false"/>
      <style:footer-left style:display="false"/>
    </style:master-page>
    <style:master-page style:name="PageStyle_5f_Съемники_20_жестких_20_датчиков" style:display-name="PageStyle_Съемники жестких датчиков" style:page-layout-name="Mpm3">
      <style:header style:display="false"/>
      <style:header-left style:display="false"/>
      <style:footer style:display="false"/>
      <style:footer-left style:display="false"/>
    </style:master-page>
    <style:master-page style:name="PageStyle_5f_Радиочастотные_20_системы" style:display-name="PageStyle_Радиочастотные системы" style:page-layout-name="Mpm3">
      <style:header style:display="false"/>
      <style:header-left style:display="false"/>
      <style:footer style:display="false"/>
      <style:footer-left style:display="false"/>
    </style:master-page>
    <style:master-page style:name="PageStyle_5f_Радиочастотные_20_датчики" style:display-name="PageStyle_Радиочастотные датчики" style:page-layout-name="Mpm3">
      <style:header style:display="false"/>
      <style:header-left style:display="false"/>
      <style:footer style:display="false"/>
      <style:footer-left style:display="false"/>
    </style:master-page>
    <style:master-page style:name="PageStyle_5f_Радиочастотные_20_деактиваторы" style:display-name="PageStyle_Радиочастотные деактиваторы" style:page-layout-name="Mpm3">
      <style:header style:display="false"/>
      <style:header-left style:display="false"/>
      <style:footer style:display="false"/>
      <style:footer-left style:display="false"/>
    </style:master-page>
    <style:master-page style:name="PageStyle_5f_Радиочастотные_20_этикетки" style:display-name="PageStyle_Радиочастотные этикетки" style:page-layout-name="Mpm3">
      <style:header style:display="false"/>
      <style:header-left style:display="false"/>
      <style:footer style:display="false"/>
      <style:footer-left style:display="false"/>
    </style:master-page>
    <style:master-page style:name="PageStyle_5f_Акустомагнитные_20_системы_20_Sensormatiс" style:display-name="PageStyle_Акустомагнитные системы Sensormatiс" style:page-layout-name="Mpm3">
      <style:header style:display="false"/>
      <style:header-left style:display="false"/>
      <style:footer style:display="false"/>
      <style:footer-left style:display="false"/>
    </style:master-page>
    <style:master-page style:name="PageStyle_5f_Акустомагнитные_20_системы_20_из_20_Китая" style:display-name="PageStyle_Акустомагнитные системы из Китая" style:page-layout-name="Mpm3">
      <style:header style:display="false"/>
      <style:header-left style:display="false"/>
      <style:footer style:display="false"/>
      <style:footer-left style:display="false"/>
    </style:master-page>
    <style:master-page style:name="PageStyle_5f_Акустомагнитные_20_датчики" style:display-name="PageStyle_Акустомагнитные датчики" style:page-layout-name="Mpm3">
      <style:header style:display="false"/>
      <style:header-left style:display="false"/>
      <style:footer style:display="false"/>
      <style:footer-left style:display="false"/>
    </style:master-page>
    <style:master-page style:name="PageStyle_5f_Акустомагнитные_20_этикетки" style:display-name="PageStyle_Акустомагнитные этикетки" style:page-layout-name="Mpm3">
      <style:header style:display="false"/>
      <style:header-left style:display="false"/>
      <style:footer style:display="false"/>
      <style:footer-left style:display="false"/>
    </style:master-page>
    <style:master-page style:name="PageStyle_5f_Акустомагнитные_20_деактиваторы" style:display-name="PageStyle_Акустомагнитные деактиваторы" style:page-layout-name="Mpm3">
      <style:header style:display="false"/>
      <style:header-left style:display="false"/>
      <style:footer style:display="false"/>
      <style:footer-left style:display="false"/>
    </style:master-page>
    <style:master-page style:name="PageStyle_5f_Стереосчётчики_20__28_Megacount_29_" style:display-name="PageStyle_Стереосчётчики (Megacount)" style:page-layout-name="Mpm3">
      <style:header style:display="false"/>
      <style:header-left style:display="false"/>
      <style:footer style:display="false"/>
      <style:footer-left style:display="false"/>
    </style:master-page>
    <style:master-page style:name="PageStyle_5f_Проводной_20_счётчик_20_с_20_wi-fi_20__28_Megacount_29_" style:display-name="PageStyle_Проводной счётчик с wi-fi (Megacount)" style:page-layout-name="Mpm3">
      <style:header style:display="false"/>
      <style:header-left style:display="false"/>
      <style:footer style:display="false"/>
      <style:footer-left style:display="false"/>
    </style:master-page>
    <style:master-page style:name="PageStyle_5f_Беспроводной_20_счётчик_20_с_20_wi-fi_28_Megacount_29_" style:display-name="PageStyle_Беспроводной счётчик с wi-fi(Megacount)" style:page-layout-name="Mpm3">
      <style:header style:display="false"/>
      <style:header-left style:display="false"/>
      <style:footer style:display="false"/>
      <style:footer-left style:display="false"/>
    </style:master-page>
    <style:master-page style:name="PageStyle_5f_Счётчики_20_посетителей_20_SMcounter" style:display-name="PageStyle_Счётчики посетителей SMcounter" style:page-layout-name="Mpm3">
      <style:header style:display="false"/>
      <style:header-left style:display="false"/>
      <style:footer style:display="false"/>
      <style:footer-left style:display="false"/>
    </style:master-page>
    <style:master-page style:name="PageStyle_5f_Обзорные_20_зеркала_20_для_20_помещений" style:display-name="PageStyle_Обзорные зеркала для помещений" style:page-layout-name="Mpm3">
      <style:header style:display="false"/>
      <style:header-left style:display="false"/>
      <style:footer style:display="false"/>
      <style:footer-left style:display="false"/>
    </style:master-page>
    <style:master-page style:name="PageStyle_5f_Сайферы" style:display-name="PageStyle_Сайферы" style:page-layout-name="Mpm3">
      <style:header style:display="false"/>
      <style:header-left style:display="false"/>
      <style:footer style:display="false"/>
      <style:footer-left style:display="false"/>
    </style:master-page>
    <style:master-page style:name="PageStyle_5f_Услуги" style:display-name="PageStyle_Услуги" style:page-layout-name="Mpm3">
      <style:header style:display="false"/>
      <style:header-left style:display="false"/>
      <style:footer style:display="false"/>
      <style:footer-left style:display="false"/>
    </style:master-page>
    <style:master-page style:name="PageStyle_5f_Клиенты" style:display-name="PageStyle_Клиенты"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31T15:11:29.570511728</dc:date>
    <meta:editing-duration>PT27S</meta:editing-duration>
    <meta:editing-cycles>1</meta:editing-cycles>
    <meta:document-statistic meta:table-count="16" meta:cell-count="628" meta:object-count="0"/>
  </office:meta>
</office:document-meta>
</file>